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svg:font-family="Courier"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5.5in" fo:margin-left="-0.075in" fo:margin-top="0in" fo:margin-bottom="0in" table:align="left" style:writing-mode="lr-tb"/>
    </style:style>
    <style:style style:name="Table1.A" style:family="table-column">
      <style:table-column-properties style:column-width="5.5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left="none" fo:border-right="none" fo:border-top="3pt solid #000000" fo:border-bottom="1pt solid #000000" style:writing-mode="lr-tb">
        <style:background-image/>
      </style:table-cell-properties>
    </style:style>
    <style:style style:name="Table2" style:family="table">
      <style:table-properties style:width="5.5in" table:align="left" style:shadow="none" style:may-break-between-rows="true" style:writing-mode="lr-tb" table:border-model="collapsing"/>
    </style:style>
    <style:style style:name="Table2.A" style:family="table-column">
      <style:table-column-properties style:column-width="0.6875in"/>
    </style:style>
    <style:style style:name="Table2.B" style:family="table-column">
      <style:table-column-properties style:column-width="0.6424in"/>
    </style:style>
    <style:style style:name="Table2.C" style:family="table-column">
      <style:table-column-properties style:column-width="0.6583in"/>
    </style:style>
    <style:style style:name="Table2.D" style:family="table-column">
      <style:table-column-properties style:column-width="0.6799in"/>
    </style:style>
    <style:style style:name="Table2.E" style:family="table-column">
      <style:table-column-properties style:column-width="0.4556in"/>
    </style:style>
    <style:style style:name="Table2.H" style:family="table-column">
      <style:table-column-properties style:column-width="0.6882in"/>
    </style:style>
    <style:style style:name="Table2.I" style:family="table-column">
      <style:table-column-properties style:column-width="0.3285in"/>
    </style:style>
    <style:style style:name="Table2.1" style:family="table-row">
      <style:table-row-properties style:min-row-height="0.6222in"/>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785in" fo:keep-together="auto"/>
    </style:style>
    <style:style style:name="Table2.A2" style:family="table-cell">
      <style:table-cell-properties style:vertical-align="middle" fo:background-color="transparent" fo:padding="0in" fo:border="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C2" style:family="table-cell">
      <style:table-cell-properties style:vertical-align="middle" fo:background-color="transparent" fo:padding="0in" fo:border="none" style:writing-mode="page">
        <style:background-image/>
      </style:table-cell-properties>
    </style:style>
    <style:style style:name="Table2.D2" style:family="table-cell" style:data-style-name="N0">
      <style:table-cell-properties style:vertical-align="middle" fo:background-color="transparent" fo:padding="0in" fo:border="none" style:writing-mode="page">
        <style:background-image/>
      </style:table-cell-properties>
    </style:style>
    <style:style style:name="Table2.3" style:family="table-row">
      <style:table-row-properties style:min-row-height="0.2785in"/>
    </style:style>
    <style:style style:name="Table2.B3" style:family="table-cell">
      <style:table-cell-properties style:vertical-align="middle" fo:background-color="transparent" fo:padding="0in" fo:border="none" style:writing-mode="page">
        <style:background-image/>
      </style:table-cell-properties>
    </style:style>
    <style:style style:name="Table2.C3" style:family="table-cell">
      <style:table-cell-properties style:vertical-align="middle" fo:background-color="transparent" fo:padding="0in" fo:border="none" style:writing-mode="page">
        <style:background-image/>
      </style:table-cell-properties>
    </style:style>
    <style:style style:name="Table2.4" style:family="table-row">
      <style:table-row-properties style:min-row-height="0.2785in"/>
    </style:style>
    <style:style style:name="Table2.B4" style:family="table-cell">
      <style:table-cell-properties style:vertical-align="middle" fo:background-color="transparent" fo:padding="0in" fo:border="none" style:writing-mode="page">
        <style:background-image/>
      </style:table-cell-properties>
    </style:style>
    <style:style style:name="Table2.C4" style:family="table-cell">
      <style:table-cell-properties style:vertical-align="middle" fo:background-color="transparent" fo:padding="0in" fo:border="none" style:writing-mode="page">
        <style:background-image/>
      </style:table-cell-properties>
    </style:style>
    <style:style style:name="Table2.5" style:family="table-row">
      <style:table-row-properties style:min-row-height="0.2785in"/>
    </style:style>
    <style:style style:name="Table2.B5" style:family="table-cell">
      <style:table-cell-properties style:vertical-align="middle" fo:background-color="transparent" fo:padding="0in" fo:border="none" style:writing-mode="page">
        <style:background-image/>
      </style:table-cell-properties>
    </style:style>
    <style:style style:name="Table2.C5" style:family="table-cell">
      <style:table-cell-properties style:vertical-align="middle" fo:background-color="transparent" fo:padding="0in" fo:border="none" style:writing-mode="page">
        <style:background-image/>
      </style:table-cell-properties>
    </style:style>
    <style:style style:name="Table2.6" style:family="table-row">
      <style:table-row-properties style:min-row-height="0.2785in"/>
    </style:style>
    <style:style style:name="Table2.B6" style:family="table-cell">
      <style:table-cell-properties style:vertical-align="middle" fo:background-color="transparent" fo:padding="0in" fo:border="none" style:writing-mode="page">
        <style:background-image/>
      </style:table-cell-properties>
    </style:style>
    <style:style style:name="Table2.C6" style:family="table-cell">
      <style:table-cell-properties style:vertical-align="middle" fo:background-color="transparent" fo:padding="0in" fo:border="none" style:writing-mode="page">
        <style:background-image/>
      </style:table-cell-properties>
    </style:style>
    <style:style style:name="Table2.7" style:family="table-row">
      <style:table-row-properties style:min-row-height="0.2785in"/>
    </style:style>
    <style:style style:name="Table2.B7" style:family="table-cell">
      <style:table-cell-properties style:vertical-align="middle" fo:background-color="transparent" fo:padding="0in" fo:border="none" style:writing-mode="page">
        <style:background-image/>
      </style:table-cell-properties>
    </style:style>
    <style:style style:name="Table2.C7" style:family="table-cell">
      <style:table-cell-properties style:vertical-align="middle" fo:background-color="transparent" fo:padding="0in" fo:border="none" style:writing-mode="page">
        <style:background-image/>
      </style:table-cell-properties>
    </style:style>
    <style:style style:name="Table2.8" style:family="table-row">
      <style:table-row-properties style:min-row-height="0.2785in"/>
    </style:style>
    <style:style style:name="Table2.B8" style:family="table-cell">
      <style:table-cell-properties style:vertical-align="middle" fo:background-color="transparent" fo:padding="0in" fo:border="none" style:writing-mode="page">
        <style:background-image/>
      </style:table-cell-properties>
    </style:style>
    <style:style style:name="Table2.C8" style:family="table-cell">
      <style:table-cell-properties style:vertical-align="middle" fo:background-color="transparent" fo:padding="0in" fo:border="none" style:writing-mode="page">
        <style:background-image/>
      </style:table-cell-properties>
    </style:style>
    <style:style style:name="Table2.9" style:family="table-row">
      <style:table-row-properties style:min-row-height="0.2785in"/>
    </style:style>
    <style:style style:name="Table2.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margin-top="0.1945in" fo:margin-bottom="0.1945in" style:contextual-spacing="false"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line-height="91%" fo:text-align="justify" style:justify-single-word="false" fo:orphans="0" fo:widows="0" text:number-lines="false" text:line-number="0">
        <style:tab-stops>
          <style:tab-stop style:position="1.8126in" style:type="center"/>
          <style:tab-stop style:position="3.9374in" style:type="center"/>
        </style:tab-stops>
      </style:paragraph-properties>
      <style:text-properties fo:letter-spacing="0.0035in" fo:font-weight="bold" style:letter-kerning="true" style:font-weight-asian="bold" style:font-weight-complex="bold"/>
    </style:style>
    <style:style style:name="P3" style:family="paragraph" style:parent-style-name="Standard">
      <style:paragraph-properties fo:line-height="91%" fo:text-align="center" style:justify-single-word="false" fo:orphans="0" fo:widows="0" text:number-lines="false" text:line-number="0">
        <style:tab-stops>
          <style:tab-stop style:position="1.8126in" style:type="center"/>
          <style:tab-stop style:position="5.5in" style:type="center"/>
        </style:tab-stops>
      </style:paragraph-properties>
    </style:style>
    <style:style style:name="P4" style:family="paragraph" style:parent-style-name="Standard">
      <style:paragraph-properties fo:line-height="91%" fo:text-align="justify" style:justify-single-word="false" fo:orphans="0" fo:widows="0" text:number-lines="false" text:line-number="0">
        <style:tab-stops>
          <style:tab-stop style:position="1.8126in" style:type="center"/>
          <style:tab-stop style:position="3.9374in" style:type="center"/>
        </style:tab-stops>
      </style:paragraph-properties>
    </style:style>
    <style:style style:name="P5" style:family="paragraph" style:parent-style-name="Standard">
      <style:paragraph-properties fo:margin-top="0.3752in" fo:margin-bottom="0.0972in" style:contextual-spacing="false" fo:line-height="91%" fo:text-align="center" style:justify-single-word="false" fo:orphans="0" fo:widows="0" text:number-lines="false" text:line-number="0"/>
    </style:style>
    <style:style style:name="P6" style:family="paragraph" style:parent-style-name="Standard">
      <style:paragraph-properties fo:margin-left="0.5in" fo:margin-right="0.5in" fo:margin-top="0.0835in" fo:margin-bottom="0.0693in" style:contextual-spacing="false" fo:line-height="91%" fo:text-align="justify" style:justify-single-word="false" fo:orphans="0" fo:widows="0"/>
    </style:style>
    <style:style style:name="P7" style:family="paragraph" style:parent-style-name="Standard">
      <style:paragraph-properties fo:margin-left="0.5in" fo:margin-right="0.5in" fo:margin-top="0.0835in" fo:margin-bottom="0.0693in" style:contextual-spacing="false" fo:line-height="91%" fo:text-align="justify" style:justify-single-word="false" fo:orphans="0" fo:widows="0" text:number-lines="false" text:line-number="0"/>
      <style:text-properties fo:letter-spacing="0.0035in" style:letter-kerning="true"/>
    </style:style>
    <style:style style:name="P8" style:family="paragraph" style:parent-style-name="List_20_Paragraph" style:list-style-name="WWNum2">
      <style:paragraph-properties fo:margin-top="0.1665in" fo:margin-bottom="0.0835in" style:contextual-spacing="true" fo:orphans="0" fo:widows="0"/>
    </style:style>
    <style:style style:name="P9" style:family="paragraph" style:parent-style-name="Standard">
      <style:paragraph-properties fo:margin-top="0.139in" fo:margin-bottom="0in" style:contextual-spacing="false" fo:text-align="justify" style:justify-single-word="false" fo:orphans="0" fo:widows="0"/>
      <style:text-properties officeooo:paragraph-rsid="001e9cd5"/>
    </style:style>
    <style:style style:name="P10" style:family="paragraph" style:parent-style-name="Standard">
      <style:paragraph-properties fo:margin-top="0.0835in" fo:margin-bottom="0in" style:contextual-spacing="false" fo:line-height="91%" fo:text-align="justify" style:justify-single-word="false" fo:orphans="0" fo:widows="0"/>
      <style:text-properties officeooo:rsid="0028daea" officeooo:paragraph-rsid="0026bb78"/>
    </style:style>
    <style:style style:name="P11" style:family="paragraph" style:parent-style-name="List_20_Paragraph" style:list-style-name="WWNum2">
      <style:paragraph-properties fo:margin-top="0.1665in" fo:margin-bottom="0.0835in" style:contextual-spacing="true" fo:orphans="0" fo:widows="0"/>
      <style:text-properties officeooo:rsid="0023bc92" officeooo:paragraph-rsid="0023bc92"/>
    </style:style>
    <style:style style:name="P12" style:family="paragraph" style:parent-style-name="Standard">
      <style:paragraph-properties fo:margin-top="0.139in" fo:margin-bottom="0in" style:contextual-spacing="false" fo:text-align="justify" style:justify-single-word="false" fo:orphans="0" fo:widows="0"/>
      <style:text-properties fo:font-style="normal" fo:font-weight="bold" officeooo:rsid="00451dd4" officeooo:paragraph-rsid="00451dd4" style:font-style-asian="normal" style:font-weight-asian="bold" style:font-style-complex="normal" style:font-weight-complex="bold"/>
    </style:style>
    <style:style style:name="P13" style:family="paragraph" style:parent-style-name="Standard">
      <style:paragraph-properties fo:margin-top="0.139in" fo:margin-bottom="0in" style:contextual-spacing="false" fo:text-align="justify" style:justify-single-word="false" fo:orphans="0" fo:widows="0"/>
      <style:text-properties officeooo:paragraph-rsid="00429729"/>
    </style:style>
    <style:style style:name="P14" style:family="paragraph">
      <loext:graphic-properties draw:fill="none"/>
      <style:paragraph-properties fo:text-align="start"/>
      <style:text-properties fo:color="#000000" loext:opacity="100%" fo:font-size="18pt"/>
    </style:style>
    <style:style style:name="P1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style:parent-style-name="Standard">
      <style:paragraph-properties fo:margin-top="0.139in" fo:margin-bottom="0in" style:contextual-spacing="false" fo:text-align="justify" style:justify-single-word="false" fo:orphans="0" fo:widows="0"/>
      <style:text-properties officeooo:paragraph-rsid="00451dd4"/>
    </style:style>
    <style:style style:name="P18" style:family="paragraph" style:parent-style-name="Standard">
      <style:paragraph-properties fo:margin-top="0.139in" fo:margin-bottom="0in" style:contextual-spacing="false" fo:text-align="center" style:justify-single-word="false" fo:orphans="0" fo:widows="0"/>
      <style:text-properties style:text-position="0% 100%" officeooo:paragraph-rsid="0044bddb"/>
    </style:style>
    <style:style style:name="P19" style:family="paragraph" style:parent-style-name="Standard">
      <style:paragraph-properties fo:margin-top="0.139in" fo:margin-bottom="0in" style:contextual-spacing="false" fo:text-align="justify" style:justify-single-word="false" fo:orphans="0" fo:widows="0"/>
      <style:text-properties officeooo:paragraph-rsid="0047164b"/>
    </style:style>
    <style:style style:name="P20" style:family="paragraph" style:parent-style-name="Standard">
      <style:paragraph-properties fo:margin-top="0.139in" fo:margin-bottom="0in" style:contextual-spacing="false" fo:text-align="center" style:justify-single-word="false" fo:orphans="0" fo:widows="0"/>
      <style:text-properties style:text-position="0% 100%" officeooo:paragraph-rsid="00451dd4"/>
    </style:style>
    <style:style style:name="P21" style:family="paragraph" style:parent-style-name="Standard">
      <style:paragraph-properties fo:margin-top="0.139in" fo:margin-bottom="0in" style:contextual-spacing="false" fo:text-align="justify" style:justify-single-word="false" fo:orphans="0" fo:widows="0"/>
      <style:text-properties officeooo:paragraph-rsid="0049513c"/>
    </style:style>
    <style:style style:name="P22" style:family="paragraph" style:parent-style-name="Standard">
      <style:paragraph-properties fo:margin-top="0.139in" fo:margin-bottom="0in" style:contextual-spacing="false" fo:text-align="justify" style:justify-single-word="false" fo:orphans="0" fo:widows="0"/>
      <style:text-properties fo:font-weight="bold" officeooo:rsid="0024bf18" officeooo:paragraph-rsid="004aead4" style:font-weight-asian="bold" style:font-weight-complex="bold"/>
    </style:style>
    <style:style style:name="P23" style:family="paragraph" style:parent-style-name="Standard">
      <style:paragraph-properties fo:margin-top="0.139in" fo:margin-bottom="0in" style:contextual-spacing="false" fo:text-align="justify" style:justify-single-word="false" fo:orphans="0" fo:widows="0"/>
      <style:text-properties officeooo:paragraph-rsid="00551cc0"/>
    </style:style>
    <style:style style:name="P24" style:family="paragraph" style:parent-style-name="Standard">
      <style:paragraph-properties fo:margin-top="0.139in" fo:margin-bottom="0in" style:contextual-spacing="false" fo:text-align="center" style:justify-single-word="false" fo:orphans="0" fo:widows="0"/>
      <style:text-properties style:text-position="0% 100%" officeooo:rsid="0024bf18" officeooo:paragraph-rsid="00551cc0"/>
    </style:style>
    <style:style style:name="P25" style:family="paragraph" style:parent-style-name="Standard">
      <style:paragraph-properties fo:margin-top="0.139in" fo:margin-bottom="0in" style:contextual-spacing="false" fo:text-align="justify" style:justify-single-word="false" fo:orphans="0" fo:widows="0"/>
      <style:text-properties officeooo:paragraph-rsid="00576703"/>
    </style:style>
    <style:style style:name="P26" style:family="paragraph" style:parent-style-name="Standard">
      <style:paragraph-properties fo:margin-top="0.0835in" fo:margin-bottom="0in" style:contextual-spacing="false" fo:line-height="91%" fo:text-align="center" style:justify-single-word="false" fo:orphans="0" fo:widows="0"/>
      <style:text-properties officeooo:paragraph-rsid="005646fd"/>
    </style:style>
    <style:style style:name="P27" style:family="paragraph" style:parent-style-name="Standard">
      <style:paragraph-properties fo:margin-top="0.0835in" fo:margin-bottom="0in" style:contextual-spacing="false" fo:line-height="91%" fo:text-align="justify" style:justify-single-word="false" fo:orphans="0" fo:widows="0"/>
      <style:text-properties officeooo:paragraph-rsid="0055f566"/>
    </style:style>
    <style:style style:name="P28" style:family="paragraph" style:parent-style-name="Standard">
      <style:paragraph-properties fo:margin-top="0.139in" fo:margin-bottom="0in" style:contextual-spacing="false" fo:text-align="center" style:justify-single-word="false" fo:orphans="0" fo:widows="0"/>
      <style:text-properties style:text-position="0% 100%" officeooo:rsid="0024bf18" officeooo:paragraph-rsid="005646fd"/>
    </style:style>
    <style:style style:name="P29" style:family="paragraph" style:parent-style-name="Standard">
      <style:paragraph-properties fo:margin-top="0.139in" fo:margin-bottom="0in" style:contextual-spacing="false" fo:text-align="justify" style:justify-single-word="false" fo:orphans="0" fo:widows="0"/>
      <style:text-properties officeooo:paragraph-rsid="0059d74e"/>
    </style:style>
    <style:style style:name="P30" style:family="paragraph" style:parent-style-name="Standard">
      <style:paragraph-properties fo:margin-top="0.139in" fo:margin-bottom="0in" style:contextual-spacing="false" fo:text-align="center" style:justify-single-word="false" fo:orphans="0" fo:widows="0"/>
      <style:text-properties style:text-position="0% 100%" officeooo:rsid="0024bf18" officeooo:paragraph-rsid="00576703"/>
    </style:style>
    <style:style style:name="P31" style:family="paragraph" style:parent-style-name="Standard">
      <style:paragraph-properties fo:margin-top="0.0835in" fo:margin-bottom="0in" style:contextual-spacing="false" fo:line-height="91%" fo:text-align="justify" style:justify-single-word="false" fo:orphans="0" fo:widows="0"/>
      <style:text-properties officeooo:paragraph-rsid="004fd4c7"/>
    </style:style>
    <style:style style:name="P32" style:family="paragraph" style:parent-style-name="Standard">
      <style:paragraph-properties fo:margin-top="0.0835in" fo:margin-bottom="0in" style:contextual-spacing="false" fo:line-height="91%" fo:text-align="justify" style:justify-single-word="false" fo:orphans="0" fo:widows="0"/>
      <style:text-properties officeooo:paragraph-rsid="00576703"/>
    </style:style>
    <style:style style:name="P33" style:family="paragraph" style:parent-style-name="List_20_Heading">
      <style:text-properties fo:font-weight="bold" style:font-weight-asian="bold" style:font-weight-complex="bold"/>
    </style:style>
    <style:style style:name="P34" style:family="paragraph" style:parent-style-name="Standard">
      <style:paragraph-properties fo:margin-top="0.0835in" fo:margin-bottom="0in" style:contextual-spacing="false" fo:line-height="91%" fo:text-align="justify" style:justify-single-word="false" fo:orphans="0" fo:widows="0"/>
      <style:text-properties officeooo:rsid="00703e05" officeooo:paragraph-rsid="00703e05"/>
    </style:style>
    <style:style style:name="P35" style:family="paragraph" style:parent-style-name="List_20_Heading">
      <style:text-properties fo:font-weight="bold" officeooo:paragraph-rsid="007fcb79" style:font-weight-asian="bold" style:font-weight-complex="bold"/>
    </style:style>
    <style:style style:name="P36" style:family="paragraph" style:parent-style-name="Standard">
      <style:paragraph-properties fo:margin-top="0.139in" fo:margin-bottom="0in" style:contextual-spacing="false" fo:text-align="justify" style:justify-single-word="false" fo:orphans="0" fo:widows="0"/>
      <style:text-properties officeooo:rsid="0024bf18" officeooo:paragraph-rsid="00533c9f"/>
    </style:style>
    <style:style style:name="P37" style:family="paragraph" style:parent-style-name="Standard">
      <style:paragraph-properties fo:margin-top="0.139in" fo:margin-bottom="0in" style:contextual-spacing="false" fo:text-align="justify" style:justify-single-word="false" fo:orphans="0" fo:widows="0"/>
      <style:text-properties officeooo:rsid="00611859" officeooo:paragraph-rsid="00611859"/>
    </style:style>
    <style:style style:name="P38" style:family="paragraph" style:parent-style-name="Standard">
      <style:paragraph-properties fo:margin-top="0.139in" fo:margin-bottom="0in" style:contextual-spacing="false" fo:text-align="justify" style:justify-single-word="false" fo:orphans="0" fo:widows="0"/>
      <style:text-properties officeooo:rsid="005f2be0" officeooo:paragraph-rsid="005f2be0"/>
    </style:style>
    <style:style style:name="P39" style:family="paragraph" style:parent-style-name="Standard">
      <style:paragraph-properties fo:margin-top="0.139in" fo:margin-bottom="0in" style:contextual-spacing="false" fo:text-align="justify" style:justify-single-word="false" fo:orphans="0" fo:widows="0"/>
      <style:text-properties officeooo:rsid="0024bf18" officeooo:paragraph-rsid="0033c919"/>
    </style:style>
    <style:style style:name="P40" style:family="paragraph" style:parent-style-name="Standard">
      <style:paragraph-properties fo:margin-top="0.139in" fo:margin-bottom="0in" style:contextual-spacing="false" fo:text-align="justify" style:justify-single-word="false" fo:orphans="0" fo:widows="0"/>
      <style:text-properties officeooo:rsid="00611859" officeooo:paragraph-rsid="0062d56f"/>
    </style:style>
    <style:style style:name="P41" style:family="paragraph" style:parent-style-name="Standard">
      <style:paragraph-properties fo:margin-top="0.139in" fo:margin-bottom="0in" style:contextual-spacing="false" fo:text-align="justify" style:justify-single-word="false" fo:orphans="0" fo:widows="0"/>
      <style:text-properties style:font-name="Times New Roman1" fo:font-size="10pt" officeooo:rsid="00611859" officeooo:paragraph-rsid="0062d56f" style:font-size-asian="10pt" style:font-size-complex="10pt"/>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07c8c0b"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07c8c0b"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margin-top="0.139in" fo:margin-bottom="0in" style:contextual-spacing="false" fo:text-align="justify" style:justify-single-word="false" fo:orphans="0" fo:widows="0"/>
      <style:text-properties style:font-name="Times New Roman1" fo:font-size="10pt" officeooo:rsid="00611859" officeooo:paragraph-rsid="007c8c0b" style:font-size-asian="10pt" style:font-size-complex="10pt"/>
    </style:style>
    <style:style style:name="P45" style:family="paragraph" style:parent-style-name="Standard">
      <style:paragraph-properties fo:margin-top="0.139in" fo:margin-bottom="0in" style:contextual-spacing="false" fo:text-align="justify" style:justify-single-word="false" fo:orphans="0" fo:widows="0"/>
      <style:text-properties officeooo:rsid="0066c3ad" officeooo:paragraph-rsid="0062d56f"/>
    </style:style>
    <style:style style:name="P46" style:family="paragraph" style:parent-style-name="Standard">
      <style:paragraph-properties fo:margin-top="0.139in" fo:margin-bottom="0in" style:contextual-spacing="false" fo:text-align="justify" style:justify-single-word="false" fo:orphans="0" fo:widows="0"/>
      <style:text-properties officeooo:paragraph-rsid="0023bc92"/>
    </style:style>
    <style:style style:name="P47" style:family="paragraph" style:parent-style-name="Standard">
      <style:paragraph-properties fo:margin-top="0.139in" fo:margin-bottom="0in" style:contextual-spacing="false" fo:text-align="justify" style:justify-single-word="false" fo:orphans="0" fo:widows="0"/>
      <style:text-properties officeooo:rsid="0024bf18" officeooo:paragraph-rsid="004c754c"/>
    </style:style>
    <style:style style:name="P48" style:family="paragraph" style:parent-style-name="Standard">
      <style:paragraph-properties fo:margin-top="0.1665in" fo:margin-bottom="0.028in" style:contextual-spacing="false" fo:line-height="91%" fo:orphans="0" fo:widows="0"/>
    </style:style>
    <style:style style:name="P49" style:family="paragraph" style:parent-style-name="Standard">
      <style:paragraph-properties fo:margin-top="0.0835in" fo:margin-bottom="0in" style:contextual-spacing="false" fo:line-height="91%" fo:text-align="justify" style:justify-single-word="false" fo:orphans="0" fo:widows="0"/>
    </style:style>
    <style:style style:name="P50" style:family="paragraph" style:parent-style-name="Standard">
      <style:paragraph-properties fo:margin-top="0.0835in" fo:margin-bottom="0in" style:contextual-spacing="false" fo:line-height="91%" fo:text-align="justify" style:justify-single-word="false" fo:orphans="0" fo:widows="0"/>
      <style:text-properties officeooo:paragraph-rsid="006db0c1"/>
    </style:style>
    <style:style style:name="T1" style:family="text">
      <style:text-properties style:font-name="Times New Roman1" fo:language="en" fo:country="US" style:font-name-asian="Times New Roman2" style:language-asian="en" style:country-asian="US" style:font-name-complex="Times New Roman2" style:language-complex="ar" style:country-complex="SA"/>
    </style:style>
    <style:style style:name="T2" style:family="text">
      <style:text-properties fo:language="en" fo:country="US" fo:font-style="normal" style:font-name-asian="Times New Roman2" style:language-asian="en" style:country-asian="US" style:font-style-asian="normal" style:font-name-complex="Times New Roman2" style:language-complex="ar" style:country-complex="SA"/>
    </style:style>
    <style:style style:name="T3" style:family="text">
      <style:text-properties style:font-name="Times New Roman1" fo:language="en" fo:country="US" fo:font-style="normal" style:font-name-asian="Times New Roman2" style:language-asian="en" style:country-asian="US" style:font-style-asian="normal" style:font-name-complex="Times New Roman2" style:language-complex="ar" style:country-complex="SA"/>
    </style:style>
    <style:style style:name="T4" style:family="text">
      <style:text-properties fo:letter-spacing="0.0035in" fo:font-weight="bold" style:letter-kerning="true" style:font-weight-asian="bold" style:font-weight-complex="bold"/>
    </style:style>
    <style:style style:name="T5" style:family="text">
      <style:text-properties fo:font-weight="bold" style:letter-kerning="true" style:font-weight-asian="bold" style:font-weight-complex="bold"/>
    </style:style>
    <style:style style:name="T6" style:family="text">
      <style:text-properties fo:letter-spacing="0.0035in" style:letter-kerning="true"/>
    </style:style>
    <style:style style:name="T7" style:family="text">
      <style:text-properties fo:letter-spacing="0.0035in" fo:font-style="italic" style:letter-kerning="true" style:font-style-asian="italic" style:font-style-complex="italic"/>
    </style:style>
    <style:style style:name="T8" style:family="text">
      <style:text-properties style:font-name="Courier" fo:font-size="9pt" fo:letter-spacing="0.0035in" style:letter-kerning="true" style:font-size-asian="9pt"/>
    </style:style>
    <style:style style:name="T9" style:family="text">
      <style:text-properties style:font-name="Courier" fo:font-size="9pt" fo:letter-spacing="0.0035in" fo:font-style="italic" style:letter-kerning="true" style:font-size-asian="9pt" style:font-style-asian="italic" style:font-style-complex="italic"/>
    </style:style>
    <style:style style:name="T10" style:family="text">
      <style:text-properties fo:font-size="12pt" fo:letter-spacing="0.0043in" fo:font-weight="bold" style:letter-kerning="true" style:font-size-asian="12pt" style:font-weight-asian="bold" style:font-size-complex="12pt" style:font-weight-complex="bold"/>
    </style:style>
    <style:style style:name="T11" style:family="text">
      <style:text-properties style:letter-kerning="true"/>
    </style:style>
    <style:style style:name="T12" style:family="text">
      <style:text-properties fo:font-size="12pt" fo:font-weight="bold" style:letter-kerning="true" style:font-size-asian="12pt" style:font-weight-asian="bold" style:font-size-complex="12pt" style:font-weight-complex="bold"/>
    </style:style>
    <style:style style:name="T13" style:family="text">
      <style:text-properties officeooo:rsid="00860d7c" style:letter-kerning="true"/>
    </style:style>
    <style:style style:name="T14" style:family="text">
      <style:text-properties officeooo:rsid="002574cf" style:letter-kerning="true"/>
    </style:style>
    <style:style style:name="T15" style:family="text">
      <style:text-properties officeooo:rsid="002c167e" style:letter-kerning="true"/>
    </style:style>
    <style:style style:name="T16" style:family="text">
      <style:text-properties officeooo:rsid="001e9cd5" style:letter-kerning="true"/>
    </style:style>
    <style:style style:name="T17" style:family="text">
      <style:text-properties officeooo:rsid="0025d8af" style:letter-kerning="true"/>
    </style:style>
    <style:style style:name="T18" style:family="text">
      <style:text-properties officeooo:rsid="002cecaf" style:letter-kerning="true"/>
    </style:style>
    <style:style style:name="T19" style:family="text">
      <style:text-properties officeooo:rsid="007222d5" style:letter-kerning="true"/>
    </style:style>
    <style:style style:name="T20" style:family="text">
      <style:text-properties officeooo:rsid="003e1d6c" style:letter-kerning="true"/>
    </style:style>
    <style:style style:name="T21" style:family="text">
      <style:text-properties officeooo:rsid="003f7d65" style:letter-kerning="true"/>
    </style:style>
    <style:style style:name="T22" style:family="text">
      <style:text-properties style:text-position="0% 100%" officeooo:rsid="003e1d6c" style:letter-kerning="true"/>
    </style:style>
    <style:style style:name="T23" style:family="text">
      <style:text-properties style:text-position="0% 100%" officeooo:rsid="003f7d65" style:letter-kerning="true"/>
    </style:style>
    <style:style style:name="T24" style:family="text">
      <style:text-properties officeooo:rsid="00410c36" style:letter-kerning="true"/>
    </style:style>
    <style:style style:name="T25" style:family="text">
      <style:text-properties officeooo:rsid="0041e410" style:letter-kerning="true"/>
    </style:style>
    <style:style style:name="T26" style:family="text">
      <style:text-properties style:text-position="0% 100%" officeooo:rsid="0041e410" style:letter-kerning="true"/>
    </style:style>
    <style:style style:name="T27" style:family="text">
      <style:text-properties officeooo:rsid="00429729" style:letter-kerning="true"/>
    </style:style>
    <style:style style:name="T28" style:family="text">
      <style:text-properties officeooo:rsid="0043fdc9" style:letter-kerning="true"/>
    </style:style>
    <style:style style:name="T29" style:family="text">
      <style:text-properties officeooo:rsid="0042b32d" style:letter-kerning="true"/>
    </style:style>
    <style:style style:name="T30" style:family="text">
      <style:text-properties style:text-position="0% 100%" officeooo:rsid="0042b32d" style:letter-kerning="true"/>
    </style:style>
    <style:style style:name="T31" style:family="text">
      <style:text-properties style:text-position="0% 100%" officeooo:rsid="0044bddb" style:letter-kerning="true"/>
    </style:style>
    <style:style style:name="T32" style:family="text">
      <style:text-properties officeooo:rsid="0044bddb" style:letter-kerning="true"/>
    </style:style>
    <style:style style:name="T33" style:family="text">
      <style:text-properties style:text-position="0% 100%" officeooo:rsid="00451dd4" style:letter-kerning="true"/>
    </style:style>
    <style:style style:name="T34" style:family="text">
      <style:text-properties officeooo:rsid="00451dd4" style:letter-kerning="true"/>
    </style:style>
    <style:style style:name="T35" style:family="text">
      <style:text-properties officeooo:rsid="0047164b" style:letter-kerning="true"/>
    </style:style>
    <style:style style:name="T36" style:family="text">
      <style:text-properties style:text-position="0% 100%" officeooo:rsid="0047164b" style:letter-kerning="true"/>
    </style:style>
    <style:style style:name="T37" style:family="text">
      <style:text-properties officeooo:rsid="0046bfd7" style:letter-kerning="true"/>
    </style:style>
    <style:style style:name="T38" style:family="text">
      <style:text-properties style:text-position="0% 100%" officeooo:rsid="0049513c" style:letter-kerning="true"/>
    </style:style>
    <style:style style:name="T39" style:family="text">
      <style:text-properties officeooo:rsid="004aead4" style:letter-kerning="true"/>
    </style:style>
    <style:style style:name="T40" style:family="text">
      <style:text-properties officeooo:rsid="0024bf18" style:letter-kerning="true"/>
    </style:style>
    <style:style style:name="T41" style:family="text">
      <style:text-properties officeooo:rsid="00551cc0"/>
    </style:style>
    <style:style style:name="T42" style:family="text">
      <style:text-properties style:text-position="0% 100%" officeooo:rsid="00551cc0" style:letter-kerning="true"/>
    </style:style>
    <style:style style:name="T43" style:family="text">
      <style:text-properties style:text-position="0% 100%" officeooo:rsid="0024bf18" style:letter-kerning="true"/>
    </style:style>
    <style:style style:name="T44" style:family="text">
      <style:text-properties officeooo:rsid="00551cc0" style:letter-kerning="true"/>
    </style:style>
    <style:style style:name="T45" style:family="text">
      <style:text-properties style:text-position="0% 100%"/>
    </style:style>
    <style:style style:name="T46" style:family="text">
      <style:text-properties officeooo:rsid="0024bf18"/>
    </style:style>
    <style:style style:name="T47" style:family="text">
      <style:text-properties style:text-position="0% 100%" officeooo:rsid="005646fd"/>
    </style:style>
    <style:style style:name="T48" style:family="text">
      <style:text-properties style:text-position="0% 100%" officeooo:rsid="0024bf18"/>
    </style:style>
    <style:style style:name="T49" style:family="text">
      <style:text-properties officeooo:rsid="0059032c"/>
    </style:style>
    <style:style style:name="T50" style:family="text">
      <style:text-properties officeooo:rsid="0072068a"/>
    </style:style>
    <style:style style:name="T51" style:family="text">
      <style:text-properties officeooo:rsid="0071ffc2"/>
    </style:style>
    <style:style style:name="T52" style:family="text">
      <style:text-properties officeooo:rsid="007222d5"/>
    </style:style>
    <style:style style:name="T53" style:family="text">
      <style:text-properties officeooo:rsid="007fcb79"/>
    </style:style>
    <style:style style:name="T54" style:family="text">
      <style:text-properties fo:font-size="12pt" fo:font-weight="bold" officeooo:rsid="0023bc92" style:letter-kerning="true" style:font-size-asian="12pt" style:font-weight-asian="bold" style:font-size-complex="12pt" style:font-weight-complex="bold"/>
    </style:style>
    <style:style style:name="T55" style:family="text">
      <style:text-properties officeooo:rsid="005fd94a" style:letter-kerning="true"/>
    </style:style>
    <style:style style:name="T56" style:family="text">
      <style:text-properties style:font-name="Times New Roman1" fo:font-size="10pt" officeooo:rsid="005fd94a" style:letter-kerning="true" style:font-size-asian="10pt" style:font-size-complex="10pt"/>
    </style:style>
    <style:style style:name="T57" style:family="text">
      <style:text-properties fo:font-size="12pt" fo:font-weight="bold" officeooo:rsid="0077260f" style:letter-kerning="true" style:font-size-asian="12pt" style:font-weight-asian="bold" style:font-size-complex="12pt" style:font-weight-complex="bold"/>
    </style:style>
    <style:style style:name="T58" style:family="text">
      <style:text-properties fo:font-size="9pt" fo:letter-spacing="0.0035in" fo:font-weight="bold" style:letter-kerning="true" style:font-size-asian="9pt" style:font-weight-asian="bold" style:font-size-complex="9pt"/>
    </style:style>
    <style:style style:name="T59" style:family="text">
      <style:text-properties fo:color="#000000" loext:opacity="100%"/>
    </style:style>
    <style:style style:name="T60" style:family="text">
      <style:text-properties fo:color="#ff8939" loext:opacity="100%" style:font-name="Calibri" fo:font-size="22pt" style:font-name-asian="Calibri1" style:font-size-asian="22pt" style:font-name-complex="Calibri1" style:font-size-complex="22pt"/>
    </style:style>
    <style:style style:name="gr1"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horizontal-pos="center" style:horizontal-rel="page-content" draw:wrap-influence-on-position="once-concurrent" loext:allow-overlap="true" style:flow-with-text="false"/>
    </style:style>
    <style:style style:name="gr2"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6"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8" style:family="graphic">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h text:style-name="P1" text:outline-level="1" loext:marker-style-name="T1"><text:span text:style-name="T2">TLoRA: Tri-Matrix Low-Rank Adaptation of Large Language Models</text:span><text:span text:style-name="T3"/></text:h>
          </table:table-cell>
        </table:table-row>
      </table:table>
      <text:p text:style-name="P2" loext:marker-style-name="T4"/>
      <text:p text:style-name="P2" loext:marker-style-name="T4"/>
      <text:p text:style-name="P3" loext:marker-style-name="T5"><text:span text:style-name="T5">Anonymous Authors(s)</text:span><text:span text:style-name="T5"/></text:p>
      <text:p text:style-name="P3" loext:marker-style-name="T6"><text:span text:style-name="T6">Affiliation</text:span><text:span text:style-name="T6"/></text:p>
      <text:p text:style-name="P3" loext:marker-style-name="T6"><text:span text:style-name="T6">Address</text:span><text:span text:style-name="T6"/></text:p>
      <text:p text:style-name="P3" loext:marker-style-name="T7"><text:span text:style-name="T8">email</text:span><text:span text:style-name="T9"/></text:p>
      <text:p text:style-name="P4" loext:marker-style-name="T6"><text:span text:style-name="T6"><text:tab/><text:tab/></text:span><text:span text:style-name="T6"/></text:p>
      <text:p text:style-name="P5" loext:marker-style-name="T10"><text:span text:style-name="T10">Abstract</text:span><text:span text:style-name="T10"/></text:p>
      <text:p text:style-name="P6" loext:marker-style-name="T11"><text:span text:style-name="T11">The Abstract paragraph should be indented ½ inch (3 picas) on both left- and right-hand margins. Use 10 point type, with a vertical spacing (leading) of 11 points. The word </text:span><text:span text:style-name="T5">Abstract</text:span><text:span text:style-name="T11"> must be centered, bold and in point size 12. Two line spaces precede the Abstract. The Abstract must be limited to one paragraph.</text:span></text:p>
      <text:p text:style-name="P7" loext:marker-style-name="T6"/>
      <text:list text:style-name="WWNum2">
        <text:list-item>
          <text:p text:style-name="P8" loext:marker-style-name="T12"><text:span text:style-name="T12">Introduction</text:span><text:span text:style-name="T12"/></text:p>
        </text:list-item>
      </text:list>
      <text:p text:style-name="P9" loext:marker-style-name="T11"><text:span text:style-name="T11">Fine-tuning is a critical process in the adaptation of large language models, aiming to tailor the model to </text:span><text:span text:style-name="T13">perform </text:span><text:span text:style-name="T11">specific tasks </text:span><text:span text:style-name="T14">or </text:span><text:span text:style-name="T13">solve specific </text:span><text:span text:style-name="T14">problems</text:span><text:span text:style-name="T11">. The technique involves adjusting the pre-trained model's weights by exposing it to task-specific data, thereby refining its understanding and responses based on the given context. This method leverages the foundational knowledge encoded within the model while introducing new patterns and nuances pertinent to the targeted </text:span><text:span text:style-name="T15">problem statement</text:span><text:span text:style-name="T11">. </text:span></text:p>
      <text:p text:style-name="P9" loext:marker-style-name="T11"><text:span text:style-name="T16">Fine-tuning has garnered significant interest among practitioners and researchers working with large language models (LLMs). One common approach is full fine-tuning, which involves continued training of the model to specialize it for a specific task, such as sentiment analysis or question answering, by using task-specific data. However, this method can be computationally expensive and time-consuming </text:span><text:span text:style-name="T17">for LLMs</text:span><text:span text:style-name="T16">. Alternatively, Parameter-Efficient Fine-Tuning (PEFT) presents a cost-effective solution. In PEFT, instead of updating all the model parameters, only a subset </text:span><text:span text:style-name="T18">or additive parameters </text:span><text:span text:style-name="T16">is adjusted. This selective fine-tuning reduces the computational overhead while still achieving high performance, making it an attractive option for resource </text:span><text:span text:style-name="T15">and time-</text:span><text:span text:style-name="T16">constrained environments.</text:span></text:p>
      <text:p text:style-name="P9" loext:marker-style-name="T11"><text:span text:style-name="T16">Parameter-Efficient Fine-Tuning (PEFT) methods offer innovative approaches to adapt large pre-trained models with minimal computational overhead, crucial for resource-constrained environments. These methods include Additive Methods like Adapter Layers and Prompt Tuning, which introduce additional trainable parameters; Partial Methods such as BitFit, focusing on fine-tuning bias terms; and Re-parameterized Methods like Low-Rank Adaptation (LoRA), which use low-rank matrices for efficient parameter updates. Hybrid Methods combine strengths from different approaches, while Unified Methods integrate various PEFT techniques into a flexible framework, enabling efficient and effective model adaptation for diverse tasks. Through these techniques, PEFT achieves significant performance improvements with reduced computational requirements.</text:span></text:p>
      <text:p text:style-name="P10" loext:marker-style-name="T11"><text:span text:style-name="T11">LoRA is one such method that has significantly advanced the field of Parameter-Efficient Fine-Tuning by introducing low-rank matrices to optimize model adaptation with minimal computational cost. Inspired by the success of LoRA, we ask: Can we do even better? This paper introduces TLoRA: Tri-Matrix Low-Rank Adaptation of Large Language Models, a novel </text:span><text:soft-page-break/><text:span text:style-name="T11">technique that leverages a tri-matrix structure along with a clever adaptive scaling mechanism. This approach not only maintains the efficiency of low-rank adaptation but also enhances the model's ability to capture complex interactions and nuances in data. By exploring this innovative method, we aim to push the boundaries of efficient model fine-tuning, delivering superior performance with reduced resource requirements.</text:span></text:p>
      <text:list text:continue-numbering="true" text:style-name="WWNum2">
        <text:list-item>
          <text:p text:style-name="P11" loext:marker-style-name="T12"><text:span text:style-name="T12">TLoRA</text:span></text:p>
        </text:list-item>
      </text:list>
      <text:p text:style-name="P12"><text:span text:style-name="T19">2.1 </text:span><text:span text:style-name="T20">O</text:span><text:span text:style-name="T11">bjective functions</text:span></text:p>
      <text:p text:style-name="P13" loext:marker-style-name="T11"><text:span text:style-name="T20">We know that </text:span><text:span text:style-name="T21">a </text:span><text:span text:style-name="T20">pre-trained autoregressive language model </text:span><text:span text:style-name="T22"><draw:custom-shape text:anchor-type="as-char" svg:y="-0.1236in" draw:z-index="9" draw:name="Shape1" draw:style-name="gr1" draw:text-style-name="P14" svg:width="0.5161in" svg:height="0.1661in"><svg:title>TexMaths</svg:title><svg:desc>12§display§$$ P_{\theta}(y|x) $$§svg§600§FALSE§</svg:desc><text:p/><draw:enhanced-geometry draw:type="non-primitive"/></draw:custom-shape></text:span><text:span text:style-name="T20"><text:s/>parameterized by </text:span><text:span text:style-name="T23"><draw:custom-shape text:anchor-type="as-char" svg:y="-0.1181in" draw:z-index="8" draw:name="Shape2" draw:style-name="gr6" draw:text-style-name="P14" svg:width="0.0689in" svg:height="0.1185in"><svg:title>TexMaths</svg:title><svg:desc>12§display§$\theta$§svg§600§FALSE§</svg:desc><text:p/><draw:enhanced-geometry draw:type="non-primitive"/></draw:custom-shape></text:span><text:span text:style-name="T20"><text:s/>can be adapted for various downstream tasks by fine-tuning it on task-specific data. </text:span><text:span text:style-name="T21">I</text:span><text:span text:style-name="T20">n these tasks, we </text:span><text:span text:style-name="T21">generally </text:span><text:span text:style-name="T24">use</text:span><text:span text:style-name="T20"> a training dataset of context-target pairs </text:span><text:span text:style-name="T23"><draw:custom-shape text:anchor-type="as-char" svg:y="-0.1402in" draw:z-index="12" draw:name="Shape3" draw:style-name="gr6" draw:text-style-name="P14" svg:width="1.1961in" svg:height="0.1835in"><svg:title>TexMaths</svg:title><svg:desc>12§display§$$Z = \{(x_i, y_i)\}_{i=1}^{N} $$§svg§600§FALSE§</svg:desc><draw:enhanced-geometry/></draw:custom-shape></text:span><text:span text:style-name="T20">, where </text:span><text:span text:style-name="T23"><draw:g text:anchor-type="as-char" svg:y="-0.0728in" draw:z-index="13" draw:name="Shape4" draw:style-name="gr2"><svg:title>TexMaths</svg:title><svg:desc>12§display§$$ x_i $$§svg§600§FALSE§</svg:desc><draw:path draw:style-name="gr3" draw:text-style-name="P15" svg:width="0.1173in" svg:height="0.0815in" svg:x="0.0031in" svg:y="0.0083in" svg:viewBox="0 0 299 208" svg:d="M0 0c100 0 199 0 299 0 0 70 0 138 0 208-100 0-199 0-299 0 0-70 0-138 0-208z"><text:p/></draw:path><draw:path draw:style-name="gr4" draw:text-style-name="P16" svg:width="0.0819in" svg:height="0.0744in" svg:x="-0.0004in" svg:y="0in" svg:viewBox="0 0 209 190" svg:d="M128 59c3-11 12-49 42-49 2 0 11 0 20 4-12 3-20 14-20 23 0 8 4 15 16 15 8 0 23-7 23-24 0-22-25-28-39-28-24 0-39 23-44 32-11-27-32-32-46-32-43 0-67 54-67 65 0 4 4 2 5 4 4 0 5 0 6-4 14-46 42-55 56-55 8 0 23 3 23 27 0 14-7 42-23 100-7 25-21 44-40 44-3 0-12 0-21-5 11-3 19-12 19-23 0-12-8-16-15-16-12 0-23 11-23 25 0 20 22 28 40 28 27 0 43-30 44-32 5 15 20 32 46 32 42 0 66-54 66-64 0-4-4-4-5-4-5 0-5 2-6 4-13 45-41 55-55 55-16 0-23-14-23-28 0-10 2-18 7-36 5-20 10-39 14-58z"><text:p/></draw:path><draw:path draw:style-name="gr4" draw:text-style-name="P16" svg:width="0.0346in" svg:height="0.0772in" svg:x="0.0945in" svg:y="0.022in" svg:viewBox="0 0 89 197" svg:d="M82 11c0-5-4-11-12-11-9 0-17 7-17 16 0 6 3 12 12 12 8 0 17-9 17-17zM22 160c-2 4-4 7-4 12 0 15 12 25 29 25 29 0 42-41 42-45s-4-4-5-4c-4 0-5 2-6 5-6 24-19 36-31 36-5 0-7-4-7-10 0-7 2-13 4-19 4-8 6-16 10-24 2-7 13-33 14-36 2-3 3-6 3-10 0-13-12-25-29-25-29 0-42 41-42 46 0 3 4 3 5 3 3 0 5-1 5-4 8-26 20-37 32-37 4 0 7 3 7 11 0 6-2 11-9 29-6 16-12 31-18 47z"><text:p/></draw:path></draw:g></text:span><text:span text:style-name="T20"><text:s/>consists of a sequence of tokens </text:span><text:span text:style-name="T25">and</text:span><text:span text:style-name="T20"> </text:span><text:span text:style-name="T23"><draw:custom-shape text:anchor-type="as-char" svg:y="-0.0736in" draw:z-index="10" draw:name="Shape5" draw:style-name="gr6" draw:text-style-name="P14" svg:width="0.1177in" svg:height="0.1079in"><svg:title>TexMaths</svg:title><svg:desc>12§display§$$ y_i $$§svg§600§FALSE§</svg:desc><text:p/><draw:enhanced-geometry draw:type="non-primitive"/></draw:custom-shape></text:span><text:span text:style-name="T20"><text:s/></text:span><text:span text:style-name="T25">could either be a sequence of tokens corresponding to the answer generated by the model or a classification target, depending on the task.</text:span><text:span text:style-name="T20"> For example, in a natural language inference (NLI) task from the GLUE benchmark, </text:span><text:span text:style-name="T26"><draw:g text:anchor-type="as-char" svg:y="-0.0728in" draw:z-index="14" draw:name="Shape6" draw:style-name="gr2"><svg:title>TexMaths</svg:title><svg:desc>12§display§$$x_i $$§svg§600§FALSE§</svg:desc><draw:path draw:style-name="gr3" draw:text-style-name="P15" svg:width="0.1173in" svg:height="0.0815in" svg:x="0.0031in" svg:y="0.0083in" svg:viewBox="0 0 299 208" svg:d="M0 0c100 0 199 0 299 0 0 70 0 138 0 208-100 0-199 0-299 0 0-70 0-138 0-208z"><text:p/></draw:path><draw:path draw:style-name="gr4" draw:text-style-name="P16" svg:width="0.0819in" svg:height="0.0744in" svg:x="-0.0004in" svg:y="0in" svg:viewBox="0 0 209 190" svg:d="M128 59c3-11 12-49 42-49 2 0 11 0 20 4-12 3-20 14-20 23 0 8 4 15 16 15 8 0 23-7 23-24 0-22-25-28-39-28-24 0-39 23-44 32-11-27-32-32-46-32-43 0-67 54-67 65 0 4 4 2 5 4 4 0 5 0 6-4 14-46 42-55 56-55 8 0 23 3 23 27 0 14-7 42-23 100-7 25-21 44-40 44-3 0-12 0-21-5 11-3 19-12 19-23 0-12-8-16-15-16-12 0-23 11-23 25 0 20 22 28 40 28 27 0 43-30 44-32 5 15 20 32 46 32 42 0 66-54 66-64 0-4-4-4-5-4-5 0-5 2-6 4-13 45-41 55-55 55-16 0-23-14-23-28 0-10 2-18 7-36 5-20 10-39 14-58z"><text:p/></draw:path><draw:path draw:style-name="gr4" draw:text-style-name="P16" svg:width="0.0346in" svg:height="0.0772in" svg:x="0.0945in" svg:y="0.022in" svg:viewBox="0 0 89 197" svg:d="M82 11c0-5-4-11-12-11-9 0-17 7-17 16 0 6 3 12 12 12 8 0 17-9 17-17zM22 160c-2 4-4 7-4 12 0 15 12 25 29 25 29 0 42-41 42-45s-4-4-5-4c-4 0-5 2-6 5-6 24-19 36-31 36-5 0-7-4-7-10 0-7 2-13 4-19 4-8 6-16 10-24 2-7 13-33 14-36 2-3 3-6 3-10 0-13-12-25-29-25-29 0-42 41-42 46 0 3 4 3 5 3 3 0 5-1 5-4 8-26 20-37 32-37 4 0 7 3 7 11 0 6-2 11-9 29-6 16-12 31-18 47z"><text:p/></draw:path></draw:g></text:span><text:span text:style-name="T20"><text:s/>represents a pair of sentences (e.g., a premise and a hypothesis), and </text:span><text:span text:style-name="T26"><draw:custom-shape text:anchor-type="as-char" svg:y="-0.0736in" draw:z-index="11" draw:name="Shape7" draw:style-name="gr1" draw:text-style-name="P14" svg:width="0.1177in" svg:height="0.1079in"><svg:title>TexMaths</svg:title><svg:desc>12§display§$$ y_i $$§svg§600§FALSE§</svg:desc><text:p/><draw:enhanced-geometry draw:type="non-primitive"/></draw:custom-shape></text:span><text:span text:style-name="T20"><text:s/>is the corresponding classification label. </text:span><text:span text:style-name="T11">The </text:span><text:span text:style-name="T27">LLM </text:span><text:span text:style-name="T11">model is then updated to optimize its performance for th</text:span><text:span text:style-name="T28">e</text:span><text:span text:style-name="T11"> specific task.</text:span></text:p>
      <text:p text:style-name="P17" loext:marker-style-name="T11"><text:span text:style-name="T29">If we opt for full fine-tuning, the pre-trained model parameters </text:span><text:span text:style-name="T30"><draw:g text:anchor-type="as-char" svg:y="-0.1181in" draw:z-index="17" draw:name="Shape8" draw:style-name="gr2"><svg:title>TexMaths</svg:title><svg:desc>12§display§$$\theta_0 $$ §svg§600§FALSE§</svg:desc><draw:path draw:style-name="gr3" draw:text-style-name="P15" svg:width="0.1197in" svg:height="0.126in" svg:x="0.0008in" svg:y="0.0083in" svg:viewBox="0 0 305 321" svg:d="M0 0c102 0 203 0 305 0 0 107 0 214 0 321-102 0-203 0-305 0 0-107 0-214 0-321z"><text:p/></draw:path><draw:path draw:style-name="gr4" draw:text-style-name="P16"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4" draw:text-style-name="P16"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30"><text:s/></text:span><text:span text:style-name="T29">are updated directly to </text:span><text:span text:style-name="T31"><draw:g text:anchor-type="as-char" svg:y="-0.1201in" draw:z-index="18" draw:name="Shape9" draw:style-name="gr2"><svg:title>TexMaths</svg:title><svg:desc>12§display§$$ \theta_0 + \Delta \theta $$§svg§600§FALSE§</svg:desc><draw:path draw:style-name="gr3" draw:text-style-name="P15" svg:width="0.5504in" svg:height="0.128in" svg:x="0.0008in" svg:y="0.0079in" svg:viewBox="0 0 1399 326" svg:d="M0 0c466 0 933 0 1399 0 0 109 0 217 0 326-466 0-933 0-1399 0 0-109 0-217 0-326z"><text:p/></draw:path><draw:path draw:style-name="gr4" draw:text-style-name="P16" svg:width="0.0681in" svg:height="0.1177in" svg:x="-0.0004in" svg:y="0.0016in" svg:viewBox="0 0 174 300" svg:d="M174 86c0-27-7-86-50-86-59 0-124 119-124 214 0 39 12 86 50 86 60 0 124-119 124-214zM44 144c8-26 16-61 33-90 12-22 27-44 45-44 22 0 24 26 24 50 0 20-3 42-13 84-30 0-59 0-89 0zM128 157c-3 19-13 54-28 84-15 29-32 49-50 49-14 0-22-12-22-50 0-18 2-41 13-83 29 0 59 0 87 0z"><text:p/></draw:path><draw:path draw:style-name="gr4" draw:text-style-name="P16" svg:width="0.0535in" svg:height="0.0791in" svg:x="0.0764in" svg:y="0.0665in" svg:viewBox="0 0 137 202" svg:d="M137 102c0-32-4-56-18-77-9-13-28-25-51-25-68 0-68 80-68 102 0 20 0 100 68 100 69 0 69-80 69-100zM68 193c-14 0-31-8-37-32-5-17-5-41-5-64 0-21 0-43 5-60 6-23 25-29 37-29 16 0 32 10 36 27 5 15 5 37 5 62 0 23 0 45-3 63-6 27-26 33-38 33z"><text:p/></draw:path><draw:path draw:style-name="gr4" draw:text-style-name="P16" svg:width="0.1102in" svg:height="0.1091in" svg:x="0.1906in" svg:y="0.0217in" svg:viewBox="0 0 281 278" svg:d="M149 149c39 0 78 0 117 0 6 0 15 0 15-9 0-8-9-8-15-8-39 0-78 0-117 0 0-40 0-79 0-119 0-5 0-13-9-13-8 0-8 8-8 13 0 40 0 79 0 119-40 0-78 0-118 0-6 0-14 0-14 8 0 9 8 9 14 9 40 0 78 0 118 0 0 38 0 78 0 116 0 6 0 13 8 13 9 0 9-7 9-13 0-38 0-78 0-116z"><text:p/></draw:path><draw:path draw:style-name="gr4" draw:text-style-name="P16" svg:width="0.122in" svg:height="0.1177in" svg:x="0.3547in" svg:y="-0.0004in" svg:viewBox="0 0 311 300" svg:d="M167 8c-4-6-4-8-11-8s-9 2-12 8c-47 95-95 190-142 284-2 3-1 3-2 4 0 4 2 4 10 4 97 0 194 0 291 0 7 0 10 0 10-4-2-1 0-1-3-4-48-94-95-189-141-284zM141 42c39 76 76 151 114 227-75 0-151 0-226 0 37-76 75-151 112-227z"><text:p/></draw:path><draw:path draw:style-name="gr4" draw:text-style-name="P16" svg:width="0.0681in" svg:height="0.1177in" svg:x="0.4921in" svg:y="0.0016in" svg:viewBox="0 0 174 300" svg:d="M174 86c0-27-9-86-50-86-59 0-124 119-124 214 0 39 12 86 50 86 59 0 124-119 124-214zM44 144c8-26 16-61 33-90 12-22 27-44 45-44 22 0 24 26 24 50 0 20-3 42-14 84-29 0-59 0-88 0zM128 157c-4 19-13 54-28 84-16 29-32 49-50 49-14 0-22-12-22-50 0-18 2-41 13-83 29 0 59 0 87 0z"><text:p/></draw:path></draw:g></text:span><text:span text:style-name="T29"><text:s/>by maximizing the conditional language modeling objective. In the context of classification tasks, such as those in the GLUE benchmark, we seek to optimize the model to predict a discrete class label </text:span><text:span text:style-name="T31"><draw:g text:anchor-type="as-char" svg:y="-0.0736in" draw:z-index="19" draw:name="Shape10" draw:style-name="gr2"><svg:title>TexMaths</svg:title><svg:desc>12§display§$$ y $$§svg§600§FALSE§</svg:desc><draw:path draw:style-name="gr3" draw:text-style-name="P15" svg:width="0.0634in" svg:height="0.0898in" svg:x="0.0031in" svg:y="0.0083in" svg:viewBox="0 0 162 229" svg:d="M0 0c54 0 108 0 162 0 0 76 0 153 0 229-54 0-108 0-162 0 0-76 0-153 0-229z"><text:p/></draw:path><draw:path draw:style-name="gr4" draw:text-style-name="P16"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2-10 42-27 65-10 14-26 26-45 26-6 0-25-1-32-18 7 0 12 0 18-5 4-3 8-9 8-16 0-14-11-15-16-15-9 0-22 6-22 27s18 37 44 37c43 0 85-39 97-87 13-53 26-106 39-159z"><text:p/></draw:path></draw:g></text:span><text:span text:style-name="T29"><text:s/>based on an input sequence </text:span><text:span text:style-name="T31"><draw:g text:anchor-type="as-char" svg:y="-0.0744in" draw:z-index="20" draw:name="Shape11" draw:style-name="gr2"><svg:title>TexMaths</svg:title><svg:desc>12§display§$$ x $$§svg§600§FALSE§</svg:desc><draw:path draw:style-name="gr3" draw:text-style-name="P15" svg:width="0.0693in" svg:height="0.0567in" svg:x="0.0031in" svg:y="0.0087in" svg:viewBox="0 0 177 145" svg:d="M0 0c59 0 118 0 177 0 0 48 0 97 0 145-59 0-118 0-177 0 0-48 0-97 0-145z"><text:p/></draw:path><draw:path draw:style-name="gr4" draw:text-style-name="P1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pan text:style-name="T29">. </text:span><text:span text:style-name="T32">Therefore</text:span><text:span text:style-name="T29">, the objective becomes:</text:span></text:p>
      <text:p text:style-name="P18"><text:span text:style-name="T29"><draw:g text:anchor-type="as-char" svg:y="-0.1244in" draw:z-index="15" draw:name="Shape12" draw:style-name="gr2"><svg:title>TexMaths</svg:title><svg:desc>12§display§$$
\max_{\theta} \sum_{(x,y) \in Z} \log P_{\theta}(y | x),
$$§svg§600§FALSE§</svg:desc><draw:path draw:style-name="gr3" draw:text-style-name="P15" svg:width="1.8988in" svg:height="0.1854in" svg:x="0.0028in" svg:y="0.0083in" svg:viewBox="0 0 4824 472" svg:d="M0 0c1608 0 3216 0 4824 0 0 157 0 315 0 472-1608 0-3216 0-4824 0 0-157 0-315 0-472z"><text:p/></draw:path><draw:path draw:style-name="gr4" draw:text-style-name="P16" svg:width="0.1295in" svg:height="0.0728in" svg:x="-0.0004in" svg:y="0.0508in" svg:viewBox="0 0 330 186" svg:d="M34 42c0 37 0 75 0 113 0 18-5 18-34 18 0 4 0 8 0 13 16 0 37-1 48-1s34 1 48 1c0-5 0-9 0-13-29 0-34 0-34-18 0-26 0-53 0-78 0-43 30-67 58-67 26 0 31 22 31 46 0 33 0 65 0 99 0 18-5 18-33 18 0 4 0 8 0 13 14 0 36-1 48-1 10 0 32 1 46 1 0-5 0-9 0-13-27 0-32 0-32-18 0-26 0-53 0-78 0-43 30-67 56-67 27 0 32 22 32 46 0 33 0 65 0 99 0 18-5 18-33 18 0 4 0 8 0 13 15 0 36-1 48-1 11 0 33 1 47 1 0-5 0-9 0-13-22 0-32 0-32-12 0-28 0-54 0-80 0-37 0-50-14-65-6-8-20-16-44-16-36 0-54 25-61 42-6-37-37-42-57-42-31 0-50 18-62 44 0-14 0-30 0-44-20 1-40 4-60 5 0 5 0 8 0 13 30 0 34 2 34 24z"><text:p/></draw:path><draw:path draw:style-name="gr4" draw:text-style-name="P16" svg:width="0.0744in" svg:height="0.0756in" svg:x="0.1398in" svg:y="0.05in" svg:viewBox="0 0 190 193" svg:d="M122 157c2 17 14 34 33 34 9 0 35-5 35-40 0-8 0-16 0-24-4 0-6 0-10 0 0 8 0 16 0 24 0 24-11 28-16 28-14 0-15-19-15-22 0-28 0-56 0-84 0-18 0-35-16-50-15-16-37-23-57-23-35 0-64 20-64 48 0 12 8 19 19 19 12 0 19-8 19-19 0-5-1-19-21-19 12-15 32-19 45-19 22 0 46 16 46 54 0 4 0 11 0 15-22 2-52 3-78 15-31 14-42 37-42 55 0 34 41 44 67 44 28 0 47-16 55-36zM120 88c0 13 0 27 0 42 0 41-31 55-49 55-22 0-39-16-39-36 0-24 18-59 88-61z"><text:p/></draw:path><draw:path draw:style-name="gr4" draw:text-style-name="P16" svg:width="0.0831in" svg:height="0.0709in" svg:x="0.2177in" svg:y="0.0531in" svg:viewBox="0 0 212 181" svg:d="M116 83c12-16 29-37 39-48 13-15 30-22 50-22 0-5 0-8 0-13-11 1-24 1-35 1-13 0-34-1-40-1 0 5 0 8 0 13 9 1 12 6 12 13 0 8-4 12-6 15-9 11-18 23-27 34-11-15-21-29-32-44-4-3-4-5-4-7 0-6 6-11 15-11 0-5 0-8 0-13-11 0-39 1-46 1-8 0-29 0-40-1 0 5 0 8 0 13 29 0 30 0 50 25 14 18 27 38 42 56-14 15-27 32-40 49-20 25-46 25-54 25 0 4 0 9 0 13 11 0 24-1 35-1 12 0 30 1 41 1 0-4 0-9 0-13-10-1-14-6-14-12 0-9 14-24 39-54 11 13 21 28 32 42 3 5 9 12 9 15s-4 9-16 9c0 4 0 9 0 13 13 0 37-1 46-1 12 0 28 1 40 1 0-4 0-9 0-13-22 0-30 0-39-12-19-25-37-49-57-73z"><text:p/></draw:path><draw:path draw:style-name="gr4" draw:text-style-name="P16" svg:width="0.0516in" svg:height="0.0823in" svg:x="0.311in" svg:y="0.0677in" svg:viewBox="0 0 132 210" svg:d="M132 64c0-30-12-64-41-64-44 0-91 79-91 147 0 34 13 63 41 63 44 0 91-80 91-146zM34 100c14-64 39-92 57-92s18 33 18 39c0 11-1 29-8 53-23 0-45 0-67 0zM98 111c-8 32-14 48-24 62-8 16-20 30-33 30-17 0-19-23-19-38 0-21 6-44 8-54 23 0 46 0 68 0z"><text:p/></draw:path><draw:path draw:style-name="gr4" draw:text-style-name="P16" svg:width="0.1563in" svg:height="0.1654in" svg:x="0.4154in" svg:y="0in" svg:viewBox="0 0 398 421" svg:d="M155 226c-51 61-100 122-150 184-4 3-4 5-4 6 0 5 4 5 11 5 116 0 234 0 350 0 12-35 24-70 36-105-3 0-7 0-10 0-11 31-39 57-75 70-7 1-36 12-98 12-60 0-119 0-179 0 49-60 97-120 146-181 3-3 4-4 4-6s0-2-2-6c-46-63-93-126-138-188 56 0 111 0 168 0 48 0 144 3 174 82 3 0 7 0 10 0-12-33-24-67-36-99-116 0-234 0-350 0-11 0-12 1-12 13 52 71 103 142 155 213z"><text:p/></draw:path><draw:path draw:style-name="gr4" draw:text-style-name="P16" svg:width="0.0299in" svg:height="0.1154in" svg:x="0.5949in" svg:y="0.0862in" svg:viewBox="0 0 77 294" svg:d="M71 0c-57 40-71 102-71 148 0 42 12 106 71 146 2 0 6 0 6-3s-1-3-3-5c-39-34-54-84-54-138 0-80 30-119 54-141 2-1 3-1 3-3 0-4-4-4-6-4z"><text:p/></draw:path><draw:path draw:style-name="gr4" draw:text-style-name="P16" svg:width="0.0618in" svg:height="0.052in" svg:x="0.639in" svg:y="0.1217in" svg:viewBox="0 0 158 133" svg:d="M60 100c-4 9-13 25-28 25-1 0-9 0-16-4 12-3 13-14 13-16 0-6-5-11-12-11-9 0-17 7-17 18 0 14 17 21 31 21 13 0 27-8 34-20 7 16 23 20 35 20 33 0 51-37 51-44 0-5-3-5-5-5-3 0-3 3-4 5-6 20-24 36-41 36-12 0-18-7-18-19 0-7 7-34 15-68 6-22 20-30 29-30 5 2 10 0 16 5-10 3-13 11-13 16 0 7 4 11 12 11 6 0 16-5 16-18 0-17-19-22-31-22-14 0-26 10-32 22-6-12-19-22-36-22-33 0-52 37-52 46 0 3 4 3 5 3 4 0 5-1 6-5 7-22 26-36 41-36 9 0 17 6 17 20 0 6-4 21-6 31-4 13-6 28-10 41z"><text:p/></draw:path><draw:path draw:style-name="gr4" draw:text-style-name="P16" svg:width="0.0146in" svg:height="0.0354in" svg:x="0.7217in" svg:y="0.1598in" svg:viewBox="0 0 38 91" svg:d="M30 30c0 16-4 35-23 54-1 1-2 1-2 4 0 1 2 3 3 3 5 0 30-24 30-59 0-18-7-32-21-32-10 0-17 8-17 17s7 18 18 18c7 0 8-4 12-5z"><text:p/></draw:path><draw:path draw:style-name="gr4" draw:text-style-name="P16" svg:width="0.0591in" svg:height="0.0748in" svg:x="0.7535in" svg:y="0.1217in" svg:viewBox="0 0 151 191" svg:d="M150 19c1-3 1-5 1-6 0-6-5-9-9-9s-9 1-12 7c-2 1-4 11-5 17-3 8-4 15-6 24-3 7-11 44-12 48-12 8-13 25-36 25-21 0-21-19-21-24 0-16 8-35 16-58 4-9 5-13 5-18 0-14-12-25-28-25-30 0-43 41-43 46 0 3 4 3 5 3 5 0 5-1 6-5 7-24 19-36 31-36 5 0 7 4 7 11 0 6-2 13-3 17-15 36-17 47-17 60 0 5 0 19 11 28 9 8 21 9 30 9 12 0 21-4 32-13-5 17-7 29-20 43-8 10-20 20-35 20-3 0-17 0-23-10 17-2 11-12 17-17 0-9-10-11-12-11-7 0-17 6-17 20 0 15 14 26 35 26 30 0 66-23 75-60 10-37 18-75 28-112z"><text:p/></draw:path><draw:path draw:style-name="gr4" draw:text-style-name="P16" svg:width="0.0299in" svg:height="0.1154in" svg:x="0.828in" svg:y="0.0862in" svg:viewBox="0 0 77 294" svg:d="M6 0c-2 0-6 0-6 4 0 2 1 2 2 4 27 23 54 64 54 140 0 61-19 108-50 136-6 4-6 6-6 7s1 3 4 3 32-19 51-55c13-25 22-56 22-91 0-41-12-106-71-148z"><text:p/></draw:path><draw:path draw:style-name="gr4" draw:text-style-name="P16" svg:width="0.0638in" svg:height="0.0752in" svg:x="0.8843in" svg:y="0.1067in" svg:viewBox="0 0 163 192" svg:d="M151 103c5 0 12 0 12-7s-7-7-12-7c-45 0-91 0-137 0 5-43 41-75 87-75 17 0 33 0 50 0 5 0 12 0 12-7s-7-7-12-7c-17 0-35 0-51 0-56 0-100 43-100 96 0 54 46 96 100 96 16 0 34 0 51 0 5 0 12 0 12-7s-7-7-12-7c-17 0-33 0-50 0-46 0-82-31-87-75 46 0 92 0 137 0z"><text:p/></draw:path><draw:path draw:style-name="gr4" draw:text-style-name="P16" svg:width="0.0827in" svg:height="0.0791in" svg:x="0.9701in" svg:y="0.0949in" svg:viewBox="0 0 211 202" svg:d="M206 11c3-3 5-4 5-7 0-4-2-4-8-4-46 0-93 0-138 0-7 0-7 0-10 6-5 18-11 35-15 53-2 3-2 3-2 5 0 1 2 3 5 3 4 0 4-1 5-5 14-40 37-51 76-51 18 0 34 0 52 0-57 59-114 118-171 178-3 2-5 4-5 9 0 4 2 4 7 4 48 0 95 0 143 0 8 0 8-1 10-6 7-23 14-45 21-66 1-4 1-4 1-5-1-1 0-4-4-4s-5 2-6 8c-15 40-29 61-81 61-19 0-37 0-56 0 57-60 114-119 171-179z"><text:p/></draw:path><draw:path draw:style-name="gr4" draw:text-style-name="P16" svg:width="0.0366in" svg:height="0.1142in" svg:x="1.1004in" svg:y="0.0091in" svg:viewBox="0 0 94 291" svg:d="M61 0c-20 1-41 4-61 5 0 5 0 8 0 13 30 0 34 2 34 23 0 73 0 146 0 220 0 17-5 17-34 17 0 4 0 9 0 13 14 0 36-1 47-1 9 0 31 1 47 1 0-4 0-9 0-13-28 0-33 0-33-17 0-88 0-174 0-261z"><text:p/></draw:path><draw:path draw:style-name="gr4" draw:text-style-name="P16" svg:width="0.0732in" svg:height="0.0756in" svg:x="1.1461in" svg:y="0.05in" svg:viewBox="0 0 187 193" svg:d="M187 99c0-55-42-99-93-99-53 0-94 46-94 99 0 55 44 94 94 94s93-40 93-94zM94 183c-18 0-36-9-48-28-11-18-11-44-11-60s0-39 11-58c10-19 31-27 48-27 18 0 36 9 48 27 10 18 10 42 10 58s0 38-9 56c-10 20-28 32-49 32z"><text:p/></draw:path><draw:path draw:style-name="gr4" draw:text-style-name="P16" svg:width="0.0752in" svg:height="0.1091in" svg:x="1.2291in" svg:y="0.0484in" svg:viewBox="0 0 192 278" svg:d="M82 119c-38 0-38-42-38-52 0-12 2-25 8-36 3-5 13-17 30-17 37 0 37 42 37 53s-1 24-7 35c-4 5-14 17-30 17zM32 136c0-3 0-12 8-21 16 12 33 14 42 14 39 0 68-29 68-62 0-15-7-31-17-41 15-14 30-16 37-16 2 0 4 0 5 0-5 2-7 7-7 12 0 7 6 12 12 12 5 0 12-3 12-12 0-8-5-22-20-22-9 0-28 4-46 20-17-14-35-15-44-15-40 0-69 29-69 62 0 18 10 34 21 44-6 6-14 19-14 34 0 14 5 29 18 38-25 7-38 25-38 42 0 30 42 53 94 53 49 0 93-21 93-54 0-15-6-37-27-49-23-10-47-10-74-10-10 0-28 0-31-2-13-1-23-14-23-27zM94 269c-44 0-72-21-72-44 0-20 15-35 34-36 9 0 17 0 26 0 36 0 82 0 82 36 0 23-30 44-70 44z"><text:p/></draw:path><draw:path draw:style-name="gr4" draw:text-style-name="P16" svg:width="0.1181in" svg:height="0.1122in" svg:x="1.3441in" svg:y="0.011in" svg:viewBox="0 0 301 286" svg:d="M112 154c24 0 46 0 70 0 60 0 119-43 119-90 0-33-27-64-83-64-45 0-91 0-136 0-9 0-12 0-12 7 0 6 3 6 12 6 4 0 13 0 18 0 6 1 9 3 9 7 0 2-1 3-2 9-19 74-37 150-57 226-3 17-4 19-38 19-7 0-12 0-12 7 0 5 5 5 7 5 11 0 41-1 53-1 10 0 18 1 28 1 8 0 18 0 26 0 4 0 8 0 8-8 0-4-3-4-10-4-16 0-28 0-28-7 0-3 1-5 1-7 9-36 18-71 27-106zM142 29c3-15 4-16 22-16 14 0 28 0 41 0 35 0 57 11 57 40 0 17-9 53-24 68-22 20-47 22-65 22-21 0-40 0-60 0 9-38 19-76 29-114z"><text:p/></draw:path><draw:path draw:style-name="gr4" draw:text-style-name="P16" svg:width="0.0516in" svg:height="0.0823in" svg:x="1.4512in" svg:y="0.0677in" svg:viewBox="0 0 132 210" svg:d="M132 64c0-30-11-64-40-64-44 0-92 79-92 147 0 34 14 63 41 63 45 0 91-80 91-146zM34 100c15-64 40-92 57-92 19 0 19 33 19 39 0 11-2 29-8 53-23 0-46 0-68 0zM100 111c-9 32-16 48-24 62-10 16-22 30-35 30-16 0-18-23-18-38 0-21 5-44 8-54 23 0 46 0 69 0z"><text:p/></draw:path><draw:path draw:style-name="gr4" draw:text-style-name="P16" svg:width="0.0378in" svg:height="0.1654in" svg:x="1.5358in" svg:y="0in" svg:viewBox="0 0 97 421" svg:d="M97 417c0-1 0-2-7-10-53-53-66-133-66-196 0-73 16-146 68-199 5-6 5-6 5-7 0-4-1-5-3-5-5 0-44 29-68 83-21 46-26 92-26 128 0 33 4 82 28 130 25 52 61 80 66 80 2 0 3-2 3-4z"><text:p/></draw:path><draw:path draw:style-name="gr4" draw:text-style-name="P16" svg:width="0.076in" svg:height="0.1071in" svg:x="1.5886in" svg:y="0.0508in" svg:viewBox="0 0 194 273" svg:d="M192 26c2-6 2-7 2-9 0-9-6-12-13-12-3 0-11 2-14 9-1 2-4 15-6 22-3 12-6 23-9 35-6 25-13 50-19 76-1 6-19 36-47 36-21 0-26-20-26-35 0-19 7-46 22-83 6-17 8-22 8-30 0-19-13-35-35-35-39 0-55 61-55 65 0 5 4 5 5 5 3 0 5-2 6-8 12-39 29-52 43-52 4 0 11 0 11 13 0 11-5 21-7 30-17 44-26 68-26 88 0 38 28 50 52 50 17 0 31-7 43-19-6 23-11 43-27 65-11 14-28 27-47 27-6 0-24-1-31-18 6 0 12 0 18-4 3-5 8-10 8-18 0-14-12-15-16-15-9 0-24 7-24 28 0 20 18 36 45 36 43 0 87-39 98-86 13-54 28-106 41-161z"><text:p/></draw:path><draw:path draw:style-name="gr4" draw:text-style-name="P16" svg:width="0.0063in" svg:height="0.1654in" svg:x="1.6909in" svg:y="0in" svg:viewBox="0 0 17 421" svg:d="M17 16c0-8 0-16-9-16-8 0-8 8-8 16 0 129 0 259 0 389 0 8 0 16 8 16 9 0 9-8 9-16 0-130 0-260 0-389z"><text:p/></draw:path><draw:path draw:style-name="gr4" draw:text-style-name="P16" svg:width="0.0823in" svg:height="0.0748in" svg:x="1.722in" svg:y="0.0508in" svg:viewBox="0 0 210 191" svg:d="M128 59c3-11 14-49 42-49 3 0 12 0 22 6-12 1-20 12-20 22 0 6 4 15 15 15 10 0 23-9 23-25 0-22-25-28-40-28-24 0-38 23-43 32-11-27-33-32-45-32-45 0-69 55-69 65 0 5 4 3 5 5 4 0 5-2 6-5 14-45 42-55 56-55 9 0 23 3 23 28 0 12-7 41-23 100-7 27-21 45-39 45-4 0-13 0-22-6 11-3 19-11 19-23 0-11-8-15-15-15-12 0-23 11-23 24 0 20 22 28 40 28 27 0 43-29 44-31 5 15 20 31 46 31 43 0 67-54 67-65 0-3-4-3-5-3-4 0-5 1-6 4-13 45-42 56-55 56-17 0-24-15-24-29 0-9 2-18 7-37 5-20 10-39 14-58z"><text:p/></draw:path><draw:path draw:style-name="gr4" draw:text-style-name="P16" svg:width="0.0378in" svg:height="0.1654in" svg:x="1.8217in" svg:y="0in" svg:viewBox="0 0 97 421" svg:d="M97 211c0-33-5-84-27-132-26-51-62-79-66-79-3 0-4 2-4 5 0 1 0 1 7 9 42 42 66 109 66 197 0 71-15 145-68 199-5 5-5 6-5 7 0 2 1 4 4 4 4 0 42-29 67-82 21-47 26-93 26-128z"><text:p/></draw:path><draw:path draw:style-name="gr4" draw:text-style-name="P16" svg:width="0.0189in" svg:height="0.0492in" svg:x="1.8909in" svg:y="0.1059in" svg:viewBox="0 0 49 126" svg:d="M49 44c0-27-11-44-27-44-14 0-22 11-22 23 0 11 8 21 22 21 4 0 10-1 15-4 1-2 1-2 1-2 2 0 2 0 2 6 0 32-15 57-29 71-5 4-5 5-5 6 0 4 2 5 5 5 5 0 38-32 38-82z"><text:p/></draw:path></draw:g></text:span></text:p>
      <text:p text:style-name="P17" loext:marker-style-name="T11"><text:span text:style-name="T29">where </text:span><text:span text:style-name="T33"><draw:g text:anchor-type="as-char" svg:y="-0.1236in" draw:z-index="21" draw:name="Shape13" draw:style-name="gr2"><svg:title>TexMaths</svg:title><svg:desc>12§display§$$ P_{\theta}(y | x) $$§svg§600§FALSE§</svg:desc><draw:path draw:style-name="gr3" draw:text-style-name="P15" svg:width="0.5047in" svg:height="0.148in" svg:x="0.0016in" svg:y="0.0083in" svg:viewBox="0 0 1283 377" svg:d="M0 0c427 0 856 0 1283 0 0 126 0 251 0 377-427 0-856 0-1283 0 0-126 0-251 0-377z"><text:p/></draw:path><draw:path draw:style-name="gr4" draw:text-style-name="P16" svg:width="0.1181in" svg:height="0.1122in" svg:x="-0.0004in" svg:y="0.011in"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16" svg:width="0.0516in" svg:height="0.0823in" svg:x="0.1067in" svg:y="0.0673in" svg:viewBox="0 0 132 210" svg:d="M132 64c0-32-11-64-41-64-43 0-91 79-91 147 0 35 14 63 41 63 44 0 91-80 91-146zM34 100c15-64 40-92 57-92 19 0 19 33 19 39 0 11-2 29-8 53-23 0-46 0-68 0zM100 111c-9 32-16 48-24 62-10 16-22 29-35 29-16 0-18-22-18-39 0-19 5-42 8-52 23 0 46 0 69 0z"><text:p/></draw:path><draw:path draw:style-name="gr4" draw:text-style-name="P16" svg:width="0.0382in" svg:height="0.1654in" svg:x="0.1909in" svg:y="-0.0004in" svg:viewBox="0 0 98 421" svg:d="M98 416c0-1 0-1-7-9-53-54-66-133-66-195 0-75 16-148 67-200 6-6 6-6 6-7 0-4-2-5-4-5-4 0-42 29-66 83-22 46-28 92-28 129 0 31 5 81 29 129 25 52 61 80 65 80 2 0 4-1 4-5z"><text:p/></draw:path><draw:path draw:style-name="gr4" draw:text-style-name="P16" svg:width="0.0764in" svg:height="0.1067in" svg:x="0.2441in" svg:y="0.0508in" svg:viewBox="0 0 195 272" svg:d="M193 26c2-6 2-7 2-9 0-9-6-12-13-12-3 0-10 2-14 8-1 3-5 16-6 23-4 11-6 23-8 34-6 25-14 50-20 75-1 8-19 37-48 37-21 0-25-19-25-34 0-19 7-46 22-83 6-17 8-22 8-30 0-19-14-35-35-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4" draw:text-style-name="P16" svg:width="0.0063in" svg:height="0.1654in" svg:x="0.3461in" svg:y="-0.0004in" svg:viewBox="0 0 17 421" svg:d="M17 16c0-8 0-16-9-16-8 0-8 8-8 16 0 129 0 259 0 389 0 7 0 16 8 16 9 0 9-9 9-16 0-130 0-260 0-389z"><text:p/></draw:path><draw:path draw:style-name="gr4" draw:text-style-name="P16" svg:width="0.0823in" svg:height="0.0748in" svg:x="0.3772in" svg:y="0.0508in"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19 32 46 32 43 0 67-54 67-65 0-3-4-3-5-3-5 0-5 1-6 3-14 46-43 56-56 56-16 0-23-14-23-28 0-10 2-18 7-37 5-20 10-39 14-58z"><text:p/></draw:path><draw:path draw:style-name="gr4" draw:text-style-name="P16" svg:width="0.0382in" svg:height="0.1654in" svg:x="0.4764in" svg:y="-0.0004in" svg:viewBox="0 0 98 421" svg:d="M98 212c0-34-4-85-27-133-25-51-63-79-66-79s-5 2-5 5c0 1 0 1 8 9 41 41 65 109 65 198 0 69-15 144-67 197-6 6-6 6-6 7 0 2 2 5 5 5s42-29 67-83c22-46 26-93 26-126z"><text:p/></draw:path></draw:g></text:span><text:span text:style-name="T29"><text:s/>is the probability distribution over class labels given the input </text:span><text:span text:style-name="T33"><draw:g text:anchor-type="as-char" svg:y="-0.0744in" draw:z-index="22" draw:name="Shape14" draw:style-name="gr2"><svg:title>TexMaths</svg:title><svg:desc>12§display§$$ x $$§svg§600§FALSE§</svg:desc><draw:path draw:style-name="gr3" draw:text-style-name="P15" svg:width="0.0693in" svg:height="0.0567in" svg:x="0.0031in" svg:y="0.0087in" svg:viewBox="0 0 177 145" svg:d="M0 0c59 0 118 0 177 0 0 48 0 97 0 145-59 0-118 0-177 0 0-48 0-97 0-145z"><text:p/></draw:path><draw:path draw:style-name="gr4" draw:text-style-name="P1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pan text:style-name="T29">, and </text:span><text:span text:style-name="T33"><draw:g text:anchor-type="as-char" svg:y="-0.1181in" draw:z-index="23" draw:name="Shape15" draw:style-name="gr2"><svg:title>TexMaths</svg:title><svg:desc>12§display§$$ \theta $$§svg§600§FALSE§</svg:desc><draw:path draw:style-name="gr3" draw:text-style-name="P15" svg:width="0.0579in" svg:height="0.1004in" svg:x="0.0008in" svg:y="0.0087in" svg:viewBox="0 0 148 256" svg:d="M0 0c50 0 98 0 148 0 0 85 0 171 0 256-50 0-98 0-148 0 0-85 0-171 0-256z"><text:p/></draw:path><draw:path draw:style-name="gr4" draw:text-style-name="P16" svg:width="0.0677in" svg:height="0.1173in" svg:x="-0.0004in" svg:y="0in"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29"><text:s/>represents the full set of model parameters (including the pre-trained ones </text:span><text:span text:style-name="T33"><draw:g text:anchor-type="as-char" svg:y="-0.1181in" draw:z-index="24" draw:name="Shape16" draw:style-name="gr2"><svg:title>TexMaths</svg:title><svg:desc>12§display§$$ \theta_0 $$§svg§600§FALSE§</svg:desc><draw:path draw:style-name="gr3" draw:text-style-name="P15" svg:width="0.1197in" svg:height="0.126in" svg:x="0.0008in" svg:y="0.0083in" svg:viewBox="0 0 305 321" svg:d="M0 0c102 0 203 0 305 0 0 107 0 214 0 321-102 0-203 0-305 0 0-107 0-214 0-321z"><text:p/></draw:path><draw:path draw:style-name="gr4" draw:text-style-name="P16"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4" draw:text-style-name="P16"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29"><text:s/>and the task-specific updates </text:span><text:span text:style-name="T33"><draw:g text:anchor-type="as-char" svg:y="-0.1201in" draw:z-index="25" draw:name="Shape17" draw:style-name="gr2"><svg:title>TexMaths</svg:title><svg:desc>12§display§$$ \Delta \theta $$§svg§600§FALSE§</svg:desc><draw:path draw:style-name="gr3" draw:text-style-name="P15" svg:width="0.1957in" svg:height="0.1028in" svg:x="0.0004in" svg:y="0.0083in" svg:viewBox="0 0 498 262" svg:d="M0 0c165 0 332 0 498 0 0 88 0 174 0 262-166 0-333 0-498 0 0-88 0-174 0-262z"><text:p/></draw:path><draw:path draw:style-name="gr4" draw:text-style-name="P16" svg:width="0.1213in" svg:height="0.1177in" svg:x="-0.0004in" svg:y="0in" svg:viewBox="0 0 309 300" svg:d="M167 7c-3-5-4-7-11-7s-9 2-11 7c-48 95-95 190-143 285-2 4-1 4-2 5 0 3 4 3 10 3 97 0 194 0 291 0 6 0 8 0 8-3 0-1 0-1-1-5-47-95-95-190-141-285zM143 42c37 76 74 150 112 226-75 0-151 0-226 0 38-76 75-150 114-226z"><text:p/></draw:path><draw:path draw:style-name="gr4" draw:text-style-name="P16" svg:width="0.0681in" svg:height="0.1177in" svg:x="0.1366in" svg:y="0.002in" svg:viewBox="0 0 174 300" svg:d="M174 86c0-27-7-86-50-86-59 0-124 119-124 214 0 39 12 86 50 86 60 0 124-121 124-214zM44 144c8-27 16-61 33-91 12-21 27-43 47-43s22 26 22 50c0 20-3 42-13 84-30 0-59 0-89 0zM128 156c-3 19-13 55-28 85-15 29-32 50-50 50-13 0-22-12-22-52 0-17 2-42 13-83 29 0 57 0 87 0z"><text:p/></draw:path></draw:g></text:span><text:span text:style-name="T29">.</text:span></text:p>
      <text:p text:style-name="P17" loext:marker-style-name="T11"><text:span text:style-name="T29">However, this full fine-tuning approach is computationally expensive, especially for large models with billions of parameters like GPT-3 </text:span><text:span text:style-name="T34">and Llama</text:span><text:span text:style-name="T29">. </text:span></text:p>
      <text:p text:style-name="P19" loext:marker-style-name="T11"><text:span text:style-name="T29">To address this issue, </text:span><text:span text:style-name="T34">l</text:span><text:span text:style-name="T29">ow-</text:span><text:span text:style-name="T34">r</text:span><text:span text:style-name="T29">ank </text:span><text:span text:style-name="T34">a</text:span><text:span text:style-name="T29">daptation </text:span><text:span text:style-name="T34">technique</text:span><text:span text:style-name="T29"> </text:span><text:span text:style-name="T34">is</text:span><text:span text:style-name="T29"> a more efficient alternative where only a small set of task-specific parameters </text:span><text:span text:style-name="T33"><draw:g text:anchor-type="as-char" svg:y="-0.1161in" draw:z-index="26" draw:name="Shape18" draw:style-name="gr2"><svg:title>TexMaths</svg:title><svg:desc>12§display§$$ \phi $$§svg§600§FALSE§</svg:desc><draw:path draw:style-name="gr3" draw:text-style-name="P15" svg:width="0.0768in" svg:height="0.1311in" svg:x="0in" svg:y="0.0079in" svg:viewBox="0 0 196 334" svg:d="M0 0c65 0 131 0 196 0 0 112 0 222 0 334-65 0-131 0-196 0 0-112 0-222 0-334z"><text:p/></draw:path><draw:path draw:style-name="gr4" draw:text-style-name="P16" svg:width="0.0858in" svg:height="0.1484in" svg:x="-0.0004in" svg:y="0in"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text:span><text:span text:style-name="T29"><text:s/>is learned. Instead of updating </text:span><text:span text:style-name="T33"><draw:g text:anchor-type="as-char" svg:y="-0.1181in" draw:z-index="27" draw:name="Shape19" draw:style-name="gr2"><svg:title>TexMaths</svg:title><svg:desc>12§display§$$ \theta_0 $$§svg§600§FALSE§</svg:desc><draw:path draw:style-name="gr3" draw:text-style-name="P15" svg:width="0.1197in" svg:height="0.126in" svg:x="0.0008in" svg:y="0.0083in" svg:viewBox="0 0 305 321" svg:d="M0 0c102 0 203 0 305 0 0 107 0 214 0 321-102 0-203 0-305 0 0-107 0-214 0-321z"><text:p/></draw:path><draw:path draw:style-name="gr4" draw:text-style-name="P16"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4" draw:text-style-name="P16"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29"><text:s/>directly, </text:span><text:span text:style-name="T35">T</text:span><text:span text:style-name="T29">LoRA </text:span><text:span text:style-name="T35">uses</text:span><text:span text:style-name="T29"> a low-rank update </text:span><text:span text:style-name="T36"><draw:g text:anchor-type="as-char" svg:y="-0.1236in" draw:z-index="28" draw:name="Shape20" draw:style-name="gr2"><svg:title>TexMaths</svg:title><svg:desc>12§display§$$ \Delta \theta(\phi) $$§svg§600§FALSE§</svg:desc><draw:path draw:style-name="gr3" draw:text-style-name="P15" svg:width="0.4142in" svg:height="0.148in" svg:x="0in" svg:y="0.0083in" svg:viewBox="0 0 1053 377" svg:d="M0 0c351 0 701 0 1053 0 0 126 0 251 0 377-352 0-702 0-1053 0 0-126 0-251 0-377z"><text:p/></draw:path><draw:path draw:style-name="gr4" draw:text-style-name="P16" svg:width="0.1217in" svg:height="0.1181in" svg:x="-0.0004in" svg:y="0.0051in" svg:viewBox="0 0 310 301" svg:d="M165 7c-2-5-3-7-10-7-8 0-8 2-11 7-48 95-95 190-143 285-1 4-1 4-1 5 0 4 2 4 8 4 97 0 195 0 293 0 7 0 9 0 9-4-1-1 0-1-2-5-48-95-96-190-143-285zM141 42c39 76 76 152 114 227-75 0-152 0-227 0 38-75 75-151 113-227z"><text:p/></draw:path><draw:path draw:style-name="gr4" draw:text-style-name="P16" svg:width="0.0681in" svg:height="0.1181in" svg:x="0.137in" svg:y="0.0071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4" draw:text-style-name="P16" svg:width="0.0382in" svg:height="0.1654in" svg:x="0.228in" svg:y="-0.0004in" svg:viewBox="0 0 98 421" svg:d="M98 416c0-1 0-1-7-9-53-54-66-133-66-197 0-73 16-146 67-198 6-6 6-6 6-7 0-4-2-5-4-5-4 0-42 29-68 83-21 46-26 92-26 127 0 33 5 83 28 131 25 52 62 80 66 80 2 0 4-1 4-5z"><text:p/></draw:path><draw:path draw:style-name="gr4" draw:text-style-name="P16" svg:width="0.0866in" svg:height="0.148in" svg:x="0.2843in" svg:y="0.0091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4" draw:text-style-name="P16" svg:width="0.0382in" svg:height="0.1654in" svg:x="0.3843in" svg:y="-0.0004in" svg:viewBox="0 0 98 421" svg:d="M98 210c0-32-4-83-27-131-25-51-63-79-66-79s-5 2-5 5c0 1 0 1 8 9 41 41 65 109 65 196 0 71-15 146-67 199-6 6-6 6-6 7 0 2 2 5 5 5s42-29 67-83c22-46 26-93 26-128z"><text:p/></draw:path></draw:g></text:span><text:span text:style-name="T29">, which is much smaller than the original parameter set </text:span><text:span text:style-name="T36"><draw:g text:anchor-type="as-char" svg:y="-0.1181in" draw:z-index="29" draw:name="Shape21" draw:style-name="gr2"><svg:title>TexMaths</svg:title><svg:desc>12§display§$$ \theta_0 $$§svg§600§FALSE§</svg:desc><draw:path draw:style-name="gr3" draw:text-style-name="P15" svg:width="0.1197in" svg:height="0.126in" svg:x="0.0008in" svg:y="0.0083in" svg:viewBox="0 0 305 321" svg:d="M0 0c102 0 203 0 305 0 0 107 0 214 0 321-102 0-203 0-305 0 0-107 0-214 0-321z"><text:p/></draw:path><draw:path draw:style-name="gr4" draw:text-style-name="P16"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4" draw:text-style-name="P16"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29">. The optimization problem then becomes:</text:span></text:p>
      <text:p text:style-name="P20"><text:span text:style-name="T29"><draw:g text:anchor-type="as-char" svg:y="-0.1244in" draw:z-index="16" draw:name="Shape22" draw:style-name="gr2"><svg:title>TexMaths</svg:title><svg:desc>12§display§$$
\max_{\phi} \sum_{(x,y) \in Z} \log P_{\theta_0 + \Delta \theta(\phi)}(y | x),
$$§svg§600§FALSE§</svg:desc><draw:path draw:style-name="gr3" draw:text-style-name="P15" svg:width="2.4343in" svg:height="0.1854in" svg:x="0.0028in" svg:y="0.0083in" svg:viewBox="0 0 6184 472" svg:d="M0 0c2062 0 4122 0 6184 0 0 157 0 315 0 472-2062 0-4122 0-6184 0 0-157 0-315 0-472z"><text:p/></draw:path><draw:path draw:style-name="gr4" draw:text-style-name="P16" svg:width="0.1295in" svg:height="0.0728in" svg:x="-0.0004in" svg:y="0.0508in" svg:viewBox="0 0 330 186" svg:d="M34 42c0 37 0 75 0 113 0 18-5 18-34 18 0 4 0 8 0 13 16 0 37-1 48-1s34 1 48 1c0-5 0-9 0-13-29 0-34 0-34-18 0-26 0-53 0-78 0-43 30-67 58-67 26 0 31 22 31 46 0 33 0 65 0 99 0 18-5 18-33 18 0 4 0 8 0 13 14 0 36-1 48-1 10 0 32 1 46 1 0-5 0-9 0-13-27 0-32 0-32-18 0-26 0-53 0-78 0-43 30-67 56-67 27 0 32 22 32 46 0 33 0 65 0 99 0 18-5 18-33 18 0 4 0 8 0 13 15 0 36-1 48-1 11 0 33 1 47 1 0-5 0-9 0-13-22 0-32 0-32-12 0-28 0-54 0-80 0-37 0-50-14-65-6-8-20-16-44-16-36 0-54 25-61 42-6-37-37-42-57-42-31 0-50 18-62 44 0-14 0-30 0-44-20 1-40 4-60 5 0 5 0 8 0 13 30 0 34 2 34 24z"><text:p/></draw:path><draw:path draw:style-name="gr4" draw:text-style-name="P16" svg:width="0.0744in" svg:height="0.0756in" svg:x="0.1398in" svg:y="0.05in" svg:viewBox="0 0 190 193" svg:d="M122 157c3 17 14 34 34 34 8 0 34-5 34-40 0-8 0-16 0-24-4 0-6 0-10 0 0 8 0 16 0 24 0 24-11 28-16 28-14 0-15-19-15-22 0-28 0-56 0-84 0-18 0-35-16-50-15-16-37-23-57-23-35 0-64 20-64 48 0 12 8 19 19 19 12 0 19-8 19-19 0-5-1-19-21-19 12-15 32-19 45-19 22 0 46 16 46 54 0 4 0 11 0 15-22 2-52 3-78 15-31 14-42 37-42 55 0 34 41 44 67 44 28 0 47-16 55-36zM120 88c0 13 0 27 0 42 0 41-31 55-49 55-22 0-39-16-39-36 0-24 18-59 88-61z"><text:p/></draw:path><draw:path draw:style-name="gr4" draw:text-style-name="P16" svg:width="0.0831in" svg:height="0.0709in" svg:x="0.2177in" svg:y="0.0531in" svg:viewBox="0 0 212 181" svg:d="M116 83c12-16 29-37 39-48 13-15 30-22 50-22 0-5 0-8 0-13-11 1-24 1-35 1-13 0-34-1-40-1 0 5 0 8 0 13 9 1 12 6 12 13 0 8-4 12-6 15-9 11-18 23-27 34-11-15-21-29-32-44-4-3-4-5-4-7 0-6 6-11 15-11 0-5 0-8 0-13-11 0-39 1-46 1-8 0-29 0-40-1 0 5 0 8 0 13 29 0 30 0 50 25 14 18 27 38 42 56-14 15-27 32-40 49-20 25-46 25-54 25 0 4 0 9 0 13 11 0 24-1 35-1 12 0 30 1 41 1 0-4 0-9 0-13-10-1-14-6-14-12 0-9 14-24 39-54 11 13 21 28 32 42 4 5 9 12 9 15s-4 9-16 9c0 4 0 9 0 13 13 0 37-1 46-1 12 0 28 1 40 1 0-4 0-9 0-13-22 0-30 0-39-12-19-25-37-49-57-73z"><text:p/></draw:path><draw:path draw:style-name="gr4" draw:text-style-name="P16" svg:width="0.0665in" svg:height="0.1035in" svg:x="0.3114in" svg:y="0.0685in" svg:viewBox="0 0 170 264" svg:d="M125 4c0-4-4-4-5-4-5 0-5 1-6 6-6 23-11 44-17 67-51 3-97 40-97 80 0 33 31 54 64 55-3 8-5 18-8 28-2 13-6 24-6 25 0 3 4 2 5 3 5 0 5-1 6-7 5-17 9-33 13-49 51-3 96-40 96-79 0-32-26-53-62-56 6-23 11-47 17-69zM66 199c-23-1-44-13-44-42 0-28 22-70 73-75-10 38-19 78-29 117zM106 82c22 1 43 13 43 42 0 31-25 71-73 75 9-39 20-79 30-117z"><text:p/></draw:path><draw:path draw:style-name="gr4" draw:text-style-name="P16" svg:width="0.1559in" svg:height="0.1654in" svg:x="0.4283in" svg:y="0in" svg:viewBox="0 0 397 421" svg:d="M154 226c-50 61-100 122-149 184-4 3-5 5-5 6 0 5 5 5 12 5 116 0 233 0 349 0 12-35 24-70 36-105-3 0-6 0-9 0-11 31-40 57-76 70-6 1-35 12-97 12-60 0-119 0-179 0 49-60 97-120 146-181 3-3 4-4 4-6s-1-2-4-6c-45-63-91-126-136-188 55 0 111 0 166 0 48 0 146 3 176 82 3 0 6 0 9 0-12-33-24-67-36-99-116 0-233 0-349 0-12 0-12 1-12 13 52 71 102 142 154 213z"><text:p/></draw:path><draw:path draw:style-name="gr4" draw:text-style-name="P16" svg:width="0.0299in" svg:height="0.1154in" svg:x="0.6079in" svg:y="0.0862in" svg:viewBox="0 0 77 294" svg:d="M71 0c-57 40-71 102-71 148 0 42 12 106 71 146 2 0 6 0 6-3s-1-3-4-5c-39-34-54-84-54-138 0-80 31-119 55-141 2-1 3-1 3-3 0-4-4-4-6-4z"><text:p/></draw:path><draw:path draw:style-name="gr4" draw:text-style-name="P16" svg:width="0.0618in" svg:height="0.052in" svg:x="0.652in" svg:y="0.1217in" svg:viewBox="0 0 158 133" svg:d="M59 100c-3 9-12 25-28 25-5-1-9 0-15-4 12-3 13-14 13-16 0-6-5-11-12-11-9 0-17 7-17 18 0 14 17 21 31 21 13 0 25-8 33-20 7 16 24 20 36 20 33 0 51-37 51-44 0-5-3-5-5-5-3 0-4 3-6 5-6 20-24 36-39 36-12 0-18-7-18-19 0-7 7-34 14-68 6-22 19-30 30-30 5 2 10 0 16 5-10 3-13 11-13 16 0 7 4 11 12 11 6 0 16-5 16-18 0-17-19-22-31-22-14 0-26 10-33 22-5-12-18-22-35-22-34 0-52 37-52 46 0 3 4 3 5 3 4 0 4-1 5-5 8-22 26-36 41-36 9 0 18 6 18 20 0 6-4 21-6 31-4 13-8 28-11 41z"><text:p/></draw:path><draw:path draw:style-name="gr4" draw:text-style-name="P16" svg:width="0.0142in" svg:height="0.0354in" svg:x="0.7346in" svg:y="0.1598in" svg:viewBox="0 0 37 91" svg:d="M29 30c0 16-3 35-23 54-1 1-1 1-1 4 0 1 1 3 3 3 4 0 29-24 29-59 0-18-7-32-20-32-10 0-17 8-17 17s7 18 17 18c7 0 8-4 12-5z"><text:p/></draw:path><draw:path draw:style-name="gr4" draw:text-style-name="P16" svg:width="0.0591in" svg:height="0.0748in" svg:x="0.7669in" svg:y="0.1217in" svg:viewBox="0 0 151 191" svg:d="M150 19c1-3 1-5 1-6 0-6-5-9-9-9s-10 1-12 7c-2 1-4 11-5 17-3 8-5 15-7 24-2 7-11 44-11 48-1 0-13 25-37 25-20 0-20-19-20-24 0-16 6-35 16-58 4-9 5-13 5-18 0-14-12-25-29-25-29 0-42 41-42 46 0 3 4 3 5 3 3 0 3-1 5-5 7-24 20-36 32-36 5 0 7 4 7 11 0 6-2 13-5 17-13 36-16 47-16 60 0 5 0 19 12 28 8 8 21 9 28 9 12 0 23-4 33-13-4 17-7 29-19 43-9 10-21 20-36 20-2 0-16 0-22-10 16-2 11-12 16-17 0-9-9-11-11-11-7 0-18 6-18 20 0 15 14 26 36 26 30 0 66-23 74-60 10-37 19-75 29-112z"><text:p/></draw:path><draw:path draw:style-name="gr4" draw:text-style-name="P16" svg:width="0.0299in" svg:height="0.1154in" svg:x="0.8409in" svg:y="0.0862in" svg:viewBox="0 0 77 294" svg:d="M5 0c-1 0-5 0-5 4 0 2 1 2 2 4 26 23 54 64 54 140 0 61-19 108-51 136-5 4-5 6-5 7s1 3 4 3 31-19 51-55c12-25 22-56 22-91 0-41-13-106-72-148z"><text:p/></draw:path><draw:path draw:style-name="gr4" draw:text-style-name="P16" svg:width="0.0638in" svg:height="0.0752in" svg:x="0.8972in" svg:y="0.1067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16" svg:width="0.0831in" svg:height="0.0791in" svg:x="0.9831in" svg:y="0.0949in" svg:viewBox="0 0 212 202" svg:d="M208 11c2-3 4-4 4-7 0-4-2-4-8-4-46 0-92 0-138 0-7 0-8 0-10 6-6 18-10 35-16 53-2 3-2 3-2 5 0 1 0 3 5 3 4 0 5-1 6-5 15-40 37-51 76-51 18 0 35 0 53 0-58 59-116 118-173 178-1 2-5 4-5 9 0 4 2 4 8 4 48 0 95 0 143 0 7 0 9-1 10-6 7-23 14-45 21-66 2-4 2-4 2-5-2-1 0-4-5-4-4 0-5 2-7 8-14 40-28 61-80 61-19 0-37 0-56 0 58-60 114-119 172-179z"><text:p/></draw:path><draw:path draw:style-name="gr4" draw:text-style-name="P16" svg:width="0.0366in" svg:height="0.1142in" svg:x="1.1142in" svg:y="0.0091in" svg:viewBox="0 0 94 291" svg:d="M61 0c-20 1-41 4-61 5 0 5 0 8 0 13 30 0 32 2 32 23 0 73 0 146 0 220 0 17-3 17-32 17 0 4 0 9 0 13 14 0 36-1 47-1s31 1 47 1c0-4 0-9 0-13-29 0-33 0-33-17 0-88 0-174 0-261z"><text:p/></draw:path><draw:path draw:style-name="gr4" draw:text-style-name="P16" svg:width="0.0732in" svg:height="0.0756in" svg:x="1.1594in" svg:y="0.05in" svg:viewBox="0 0 187 193" svg:d="M187 99c0-55-43-99-93-99-53 0-94 46-94 99 0 55 43 94 94 94 50 0 93-40 93-94zM94 183c-18 0-38-9-48-28-11-18-11-44-11-60s0-39 9-58c12-19 32-27 50-27s36 9 46 27c11 18 11 42 11 58s0 38-8 56c-10 20-29 32-49 32z"><text:p/></draw:path><draw:path draw:style-name="gr4" draw:text-style-name="P16" svg:width="0.0752in" svg:height="0.1091in" svg:x="1.2421in" svg:y="0.0484in" svg:viewBox="0 0 192 278" svg:d="M82 119c-38 0-38-42-38-52 0-12 2-25 8-36 3-5 13-17 30-17 36 0 36 42 36 53s0 24-6 35c-4 5-14 17-30 17zM32 136c0-3 0-12 8-21 16 12 33 14 42 14 38 0 68-29 68-62 0-15-7-31-18-41 16-14 31-16 38-16 2 0 3 0 4 0-4 2-6 7-6 12 0 7 5 12 12 12 4 0 12-3 12-12 0-8-5-22-22-22-8 0-26 4-44 20-18-14-36-15-44-15-40 0-69 29-69 62 0 18 10 34 19 44-4 6-13 19-13 34 0 14 6 29 19 38-25 7-38 25-38 42 0 30 41 53 92 53s94-21 94-54c0-15-6-37-28-49-21-10-46-10-72-10-10 0-28 0-31-2-14-1-23-14-23-27zM94 269c-44 0-72-21-72-44 0-20 15-35 34-36 9 0 16 0 24 0 38 0 84 0 84 36 0 23-30 44-70 44z"><text:p/></draw:path><draw:path draw:style-name="gr4" draw:text-style-name="P16" svg:width="0.1181in" svg:height="0.1122in" svg:x="1.3567in" svg:y="0.011in" svg:viewBox="0 0 301 286" svg:d="M110 154c24 0 48 0 72 0 60 0 119-43 119-90 0-33-27-64-83-64-45 0-91 0-136 0-9 0-14 0-14 7 0 6 4 6 12 6 6 0 14 0 20 0 6 1 8 3 8 7 0 2 0 3-1 9-19 74-37 150-57 226-4 17-4 19-38 19-7 0-12 0-12 7 0 5 5 5 6 5 12 0 42-1 54-1 8 0 18 1 26 1 10 0 20 0 28 0 4 0 8 0 8-8 0-4-3-4-12-4-15 0-26 0-26-7 0-3 0-5 1-7 9-36 17-71 25-106zM142 29c3-15 4-16 22-16 14 0 27 0 40 0 36 0 58 11 58 40 0 17-9 53-26 68-20 20-45 22-64 22-20 0-40 0-59 0 9-38 19-76 29-114z"><text:p/></draw:path><draw:path draw:style-name="gr4" draw:text-style-name="P16" svg:width="0.0516in" svg:height="0.0823in" svg:x="1.4642in" svg:y="0.0724in" svg:viewBox="0 0 132 210" svg:d="M132 64c0-32-12-64-41-64-44 0-91 79-91 147 0 34 13 63 41 63 44 0 91-80 91-146zM34 100c14-64 39-92 57-92 19 0 19 33 19 39 0 11-2 28-8 53-23 0-46 0-68 0zM98 111c-7 32-14 48-24 62-8 16-20 29-33 29-16 0-19-22-19-39 0-19 6-42 9-52 23 0 45 0 67 0z"><text:p/></draw:path><draw:path draw:style-name="gr4" draw:text-style-name="P16" svg:width="0.0429in" svg:height="0.0567in" svg:x="1.5264in" svg:y="0.115in" svg:viewBox="0 0 110 145" svg:d="M110 73c0-15 0-73-55-73s-55 58-55 73 0 72 55 72 55-57 55-72zM55 138c-7 0-25-2-31-24-2-12-2-26-2-43 0-16 0-31 3-43 5-17 22-21 30-21 16 0 27 7 31 23 3 11 3 28 3 41s0 31-3 43c-6 21-22 24-31 24z"><text:p/></draw:path><draw:path draw:style-name="gr4" draw:text-style-name="P16" svg:width="0.085in" svg:height="0.085in" svg:x="1.5929in" svg:y="0.0827in" svg:viewBox="0 0 217 217" svg:d="M115 115c30 0 61 0 91 0 4 0 11 0 11-7s-7-7-11-7c-30 0-61 0-91 0 0-30 0-60 0-90 0-4 0-11-6-11-8 0-8 6-8 11 0 30 0 60 0 90-30 0-60 0-90 0-4 0-11 0-11 7s6 7 11 7c30 0 60 0 90 0 0 30 0 60 0 92 0 3 0 10 7 10s7-7 7-10c0-32 0-62 0-92z"><text:p/></draw:path><draw:path draw:style-name="gr4" draw:text-style-name="P16" svg:width="0.0945in" svg:height="0.0823in" svg:x="1.6937in" svg:y="0.0717in" svg:viewBox="0 0 241 210" svg:d="M130 6c-3-5-4-6-10-6-4 0-6 0-8 5-36 66-74 132-110 198-2 4-1 2-2 4 0 3 2 3 7 3 76 0 151 0 227 0 5 0 7 0 7-3-1-2 0 0-2-4-36-66-73-131-109-197zM110 29c29 53 59 104 88 157-58 0-116 0-174 0 29-53 58-104 86-157z"><text:p/></draw:path><draw:path draw:style-name="gr4" draw:text-style-name="P16" svg:width="0.0516in" svg:height="0.0823in" svg:x="1.8031in" svg:y="0.0724in" svg:viewBox="0 0 132 210" svg:d="M132 64c0-32-12-64-41-64-44 0-91 79-91 147 0 34 13 63 41 63 44 0 91-80 91-146zM32 100c16-64 41-92 59-92s18 33 18 39c0 11-2 28-8 53-23 0-46 0-69 0zM98 111c-8 32-15 48-24 62-9 16-20 29-33 29-17 0-19-22-19-39 0-19 6-42 8-52 23 0 46 0 68 0z"><text:p/></draw:path><draw:path draw:style-name="gr4" draw:text-style-name="P16" svg:width="0.0299in" svg:height="0.115in" svg:x="1.876in" svg:y="0.0677in" svg:viewBox="0 0 77 293" svg:d="M71 0c-57 38-71 101-71 147 0 42 12 105 71 146 2 0 6 0 6-3s-1-3-4-5c-38-34-53-84-53-138 0-80 30-118 54-141 2-1 3-1 3-4 0-2-4-2-6-2z"><text:p/></draw:path><draw:path draw:style-name="gr4" draw:text-style-name="P16" svg:width="0.0665in" svg:height="0.1043in" svg:x="1.9228in" svg:y="0.0736in" svg:viewBox="0 0 170 266" svg:d="M124 4c0-4-4-4-5-4-4 0-5 1-6 7-6 23-11 45-17 68-52 2-96 39-96 79 0 33 30 53 62 54-2 9-3 19-6 29-3 13-7 24-7 25 0 4 4 2 5 4 5 0 5-2 7-8 4-16 9-33 12-49 51-2 97-40 97-79 0-31-27-54-63-55 6-25 11-47 17-71zM65 201c-23-2-43-15-43-42 0-29 21-71 72-76-10 38-20 78-29 118zM104 83c23 1 45 13 45 41 0 32-27 72-73 77 9-40 19-80 28-118z"><text:p/></draw:path><draw:path draw:style-name="gr4" draw:text-style-name="P16" svg:width="0.0299in" svg:height="0.115in" svg:x="2.0028in" svg:y="0.0677in" svg:viewBox="0 0 77 293" svg:d="M5 0c-1 0-5 0-5 2 0 3 1 3 2 5 26 24 54 64 54 140 0 61-19 108-51 135-5 5-5 6-5 8 0 1 1 3 4 3s31-19 51-55c12-24 22-57 22-91 0-41-13-106-72-147z"><text:p/></draw:path><draw:path draw:style-name="gr4" draw:text-style-name="P16" svg:width="0.0378in" svg:height="0.1654in" svg:x="2.0713in" svg:y="0in" svg:viewBox="0 0 97 421" svg:d="M97 417c0-1 0-2-7-10-53-53-66-133-66-196 0-73 16-146 67-199 6-6 6-6 6-7 0-4-1-5-3-5-5 0-44 29-68 83-21 46-26 92-26 128 0 33 4 82 28 130 25 52 61 80 66 80 2 0 3-2 3-4z"><text:p/></draw:path><draw:path draw:style-name="gr4" draw:text-style-name="P16" svg:width="0.076in" svg:height="0.1071in" svg:x="2.124in" svg:y="0.0508in" svg:viewBox="0 0 194 273" svg:d="M192 26c2-6 2-7 2-9 0-9-6-12-13-12-3 0-11 2-14 9-1 2-4 15-6 22-3 12-6 23-9 35-6 25-13 50-19 76-1 6-19 36-47 36-21 0-26-20-26-35 0-19 7-46 22-83 6-17 8-22 8-30 0-19-13-35-35-35-39 0-55 61-55 65 0 5 4 5 5 5 3 0 5-2 6-8 12-39 29-52 43-52 4 0 11 0 11 13 0 11-5 21-7 30-17 44-26 68-26 88 0 38 27 50 52 50 17 0 31-7 43-19-6 23-11 43-27 65-11 14-28 27-47 27-6 0-25-1-31-18 6 0 12 0 18-4 3-5 8-10 8-18 0-14-12-15-16-15-9 0-24 7-24 28 0 20 18 36 45 36 43 0 87-39 98-86 13-54 28-106 41-161z"><text:p/></draw:path><draw:path draw:style-name="gr4" draw:text-style-name="P16" svg:width="0.0063in" svg:height="0.1654in" svg:x="2.226in" svg:y="0in" svg:viewBox="0 0 17 421" svg:d="M17 16c0-8 0-16-9-16-8 0-8 8-8 16 0 129 0 259 0 389 0 8 0 16 8 16 9 0 9-8 9-16 0-130 0-260 0-389z"><text:p/></draw:path><draw:path draw:style-name="gr4" draw:text-style-name="P16" svg:width="0.0823in" svg:height="0.0748in" svg:x="2.2575in" svg:y="0.0508in" svg:viewBox="0 0 210 191" svg:d="M128 59c3-11 12-49 42-49 3 0 12 0 22 6-12 1-20 12-20 22 0 6 4 15 15 15 10 0 23-9 23-25 0-22-25-28-40-28-24 0-38 23-43 32-11-27-33-32-45-32-45 0-69 55-69 65 0 5 4 3 5 5 4 0 5-2 6-5 14-45 42-55 56-55 9 0 23 3 23 28 0 12-7 41-23 100-7 27-21 45-40 45-3 0-12 0-21-6 11-3 19-11 19-23 0-11-8-15-15-15-12 0-23 11-23 24 0 20 22 28 40 28 27 0 43-29 44-31 5 15 20 31 46 31 43 0 67-54 67-65 0-3-4-3-5-3-4 0-5 1-6 4-13 45-42 56-55 56-17 0-24-15-24-29 0-9 2-18 7-37 5-20 10-39 14-58z"><text:p/></draw:path><draw:path draw:style-name="gr4" draw:text-style-name="P16" svg:width="0.0378in" svg:height="0.1654in" svg:x="2.3571in" svg:y="0in" svg:viewBox="0 0 97 421" svg:d="M97 211c0-33-5-84-27-132-26-51-62-79-66-79-3 0-4 2-4 5 0 1 0 1 7 9 42 42 66 109 66 197 0 71-15 145-68 199-5 5-5 6-5 7 0 2 1 4 4 4 4 0 42-29 67-82 21-47 26-93 26-128z"><text:p/></draw:path><draw:path draw:style-name="gr4" draw:text-style-name="P16" svg:width="0.0189in" svg:height="0.0492in" svg:x="2.4264in" svg:y="0.1059in" svg:viewBox="0 0 49 126" svg:d="M49 44c0-27-11-44-27-44-14 0-22 11-22 23 0 11 8 21 22 21 4 0 10-1 15-4 1-2 1-2 1-2 2 0 2 0 2 6 0 32-15 57-29 71-5 4-5 5-5 6 0 4 2 5 5 5 5 0 38-32 38-82z"><text:p/></draw:path></draw:g></text:span></text:p>
      <text:p text:style-name="P19" loext:marker-style-name="T11"><text:span text:style-name="T29">where </text:span><text:span text:style-name="T36"><draw:g text:anchor-type="as-char" svg:y="-0.1236in" draw:z-index="30" draw:name="Shape23" draw:style-name="gr2"><svg:title>TexMaths</svg:title><svg:desc>12§display§$$ \Delta \theta(\phi) $$§svg§600§FALSE§</svg:desc><draw:path draw:style-name="gr3" draw:text-style-name="P15" svg:width="0.4142in" svg:height="0.148in" svg:x="0in" svg:y="0.0083in" svg:viewBox="0 0 1053 377" svg:d="M0 0c351 0 701 0 1053 0 0 126 0 251 0 377-352 0-702 0-1053 0 0-126 0-251 0-377z"><text:p/></draw:path><draw:path draw:style-name="gr4" draw:text-style-name="P16" svg:width="0.1217in" svg:height="0.1181in" svg:x="-0.0004in" svg:y="0.0051in" svg:viewBox="0 0 310 301" svg:d="M165 7c-2-5-3-7-10-7-8 0-8 2-11 7-48 95-95 190-143 285-1 4-1 4-1 5 0 4 2 4 8 4 97 0 195 0 293 0 7 0 9 0 9-4-1-1 0-1-2-5-48-95-96-190-143-285zM141 42c39 76 76 152 114 227-75 0-152 0-227 0 38-75 75-151 113-227z"><text:p/></draw:path><draw:path draw:style-name="gr4" draw:text-style-name="P16" svg:width="0.0681in" svg:height="0.1181in" svg:x="0.137in" svg:y="0.0071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4" draw:text-style-name="P16" svg:width="0.0382in" svg:height="0.1654in" svg:x="0.228in" svg:y="-0.0004in" svg:viewBox="0 0 98 421" svg:d="M98 416c0-1 0-1-7-9-53-54-66-133-66-197 0-73 16-146 67-198 6-6 6-6 6-7 0-4-2-5-4-5-4 0-42 29-68 83-21 46-26 92-26 127 0 33 5 83 28 131 25 52 62 80 66 80 2 0 4-1 4-5z"><text:p/></draw:path><draw:path draw:style-name="gr4" draw:text-style-name="P16" svg:width="0.0866in" svg:height="0.148in" svg:x="0.2843in" svg:y="0.0091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4" draw:text-style-name="P16" svg:width="0.0382in" svg:height="0.1654in" svg:x="0.3843in" svg:y="-0.0004in" svg:viewBox="0 0 98 421" svg:d="M98 210c0-32-4-83-27-131-25-51-63-79-66-79s-5 2-5 5c0 1 0 1 8 9 41 41 65 109 65 196 0 71-15 146-67 199-6 6-6 6-6 7 0 2 2 5 5 5s42-29 67-83c22-46 26-93 26-128z"><text:p/></draw:path></draw:g></text:span><text:span text:style-name="T29"><text:s/>is the task-specific parameter update encoded by </text:span><text:span text:style-name="T36"><draw:g text:anchor-type="as-char" svg:y="-0.1161in" draw:z-index="31" draw:name="Shape24" draw:style-name="gr2"><svg:title>TexMaths</svg:title><svg:desc>12§display§$$ \phi $$§svg§600§FALSE§</svg:desc><draw:path draw:style-name="gr3" draw:text-style-name="P15" svg:width="0.0768in" svg:height="0.1311in" svg:x="0in" svg:y="0.0079in" svg:viewBox="0 0 196 334" svg:d="M0 0c65 0 131 0 196 0 0 112 0 222 0 334-65 0-131 0-196 0 0-112 0-222 0-334z"><text:p/></draw:path><draw:path draw:style-name="gr4" draw:text-style-name="P16" svg:width="0.0858in" svg:height="0.1484in" svg:x="-0.0004in" svg:y="0in"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text:span><text:span text:style-name="T29">, and </text:span><text:span text:style-name="T36"><draw:g text:anchor-type="as-char" svg:y="-0.1236in" draw:z-index="32" draw:name="Shape25" draw:style-name="gr2"><svg:title>TexMaths</svg:title><svg:desc>12§display§$$ P_{\theta_0 + \Delta \theta(\phi)}(y | x) $$§svg§600§FALSE§</svg:desc><draw:path draw:style-name="gr3" draw:text-style-name="P15" svg:width="1.0272in" svg:height="0.1646in" svg:x="0.0016in" svg:y="0.0087in" svg:viewBox="0 0 2610 419" svg:d="M0 0c870 0 1740 0 2610 0 0 140 0 279 0 419-870 0-1740 0-2610 0 0-140 0-279 0-419z"><text:p/></draw:path><draw:path draw:style-name="gr4" draw:text-style-name="P16" svg:width="0.1181in" svg:height="0.1122in" svg:x="-0.0004in" svg:y="0.011in" svg:viewBox="0 0 301 286" svg:d="M110 154c24 0 48 0 72 0 60 0 119-43 119-91 0-32-27-63-83-63-45 0-91 0-136 0-9 0-14 0-14 8 0 5 4 5 14 5 4 0 12 1 18 1 6 2 8 3 8 8 0 1 0 2-1 7-19 74-37 149-57 223-4 17-4 21-38 21-7 0-12 0-12 8 0 5 5 5 6 5 12 0 42-1 54-1 8 0 18 0 26 0 10 0 20 1 28 1 4 0 8 0 8-8 0-5-3-5-12-5-15 0-26 0-26-7 0-4 0-5 1-8 9-34 17-69 25-104zM142 30c3-16 4-17 22-17 14 0 27 0 40 0 36 0 58 12 58 41 0 17-9 52-24 67-22 19-47 23-66 23-20 0-40 0-59 0 9-39 19-76 29-114z"><text:p/></draw:path><draw:path draw:style-name="gr4" draw:text-style-name="P16" svg:width="0.0516in" svg:height="0.0819in" svg:x="0.1067in" svg:y="0.072in" svg:viewBox="0 0 132 209" svg:d="M132 65c0-32-12-65-41-65-44 0-91 79-91 146 0 35 13 63 41 63 44 0 91-80 91-144zM34 99c14-63 40-91 57-91 19 0 19 33 19 39 0 12-2 28-8 52-23 0-46 0-68 0zM98 110c-7 32-14 48-22 62-10 16-22 30-35 30-16 0-18-23-18-38 0-20 5-43 8-54 23 0 45 0 67 0z"><text:p/></draw:path><draw:path draw:style-name="gr4" draw:text-style-name="P16" svg:width="0.0429in" svg:height="0.0567in" svg:x="0.1693in" svg:y="0.1146in" svg:viewBox="0 0 110 145" svg:d="M110 73c0-16 0-73-55-73s-55 57-55 73 0 72 55 72 55-56 55-72zM55 138c-7 0-25-3-31-24-2-11-2-27-2-43s0-30 3-42c5-18 22-22 30-22 16 0 27 9 31 23 3 11 3 27 3 41s0 31-3 43c-6 20-22 24-31 24z"><text:p/></draw:path><draw:path draw:style-name="gr4" draw:text-style-name="P16" svg:width="0.085in" svg:height="0.085in" svg:x="0.2358in" svg:y="0.0819in" svg:viewBox="0 0 217 217" svg:d="M115 116c30 0 61 0 91 0 4 0 11 0 11-7s-7-7-11-7c-30 0-61 0-91 0 0-30 0-61 0-91 0-4 0-11-6-11-8 0-8 7-8 11 0 30 0 61 0 91-30 0-60 0-90 0-4 0-11 0-11 6 0 8 6 8 11 8 30 0 60 0 90 0 0 30 0 60 0 90 0 3 0 11 7 11s7-8 7-11c0-30 0-60 0-90z"><text:p/></draw:path><draw:path draw:style-name="gr4" draw:text-style-name="P16" svg:width="0.0945in" svg:height="0.0819in" svg:x="0.3362in" svg:y="0.0713in" svg:viewBox="0 0 241 209" svg:d="M130 7c-3-6-4-7-10-7-4 0-6 1-8 6-36 66-74 130-110 196-2 4-1 3-2 4 0 3 2 3 7 3 76 0 151 0 227 0 5 0 7 0 7-3-1-1 0 0-2-4-36-66-73-130-109-195zM110 29c29 51 59 104 88 156-58 0-116 0-174 0 29-52 58-105 86-156z"><text:p/></draw:path><draw:path draw:style-name="gr4" draw:text-style-name="P16" svg:width="0.0516in" svg:height="0.0819in" svg:x="0.4461in" svg:y="0.072in" svg:viewBox="0 0 132 209" svg:d="M132 65c0-32-12-65-41-65-44 0-91 79-91 146 0 35 13 63 40 63 45 0 92-80 92-144zM32 99c16-63 41-91 59-91s18 33 18 39c0 12-2 28-8 52-23 0-46 0-69 0zM98 110c-8 32-15 48-24 62-9 16-20 30-33 30-17 0-19-23-19-38 0-20 6-43 8-54 23 0 46 0 68 0z"><text:p/></draw:path><draw:path draw:style-name="gr4" draw:text-style-name="P16" svg:width="0.0299in" svg:height="0.1146in" svg:x="0.5181in" svg:y="0.0669in" svg:viewBox="0 0 77 292" svg:d="M71 0c-57 39-71 102-71 146 0 42 12 105 71 146 2 0 6 0 6-4 0-1-1-2-4-4-38-35-54-84-54-137 0-80 31-118 55-140 2-1 3-2 3-3 0-4-4-4-6-4z"><text:p/></draw:path><draw:path draw:style-name="gr4" draw:text-style-name="P16" svg:width="0.0665in" svg:height="0.1028in" svg:x="0.5646in" svg:y="0.0736in" svg:viewBox="0 0 170 262" svg:d="M125 4c0-4-4-4-5-4-5 0-5 1-6 6-6 23-11 44-17 67-51 2-97 39-97 79 0 33 31 54 64 55-3 8-5 18-8 26-3 13-6 24-6 25 0 4 4 4 5 4 5 0 5-1 6-7 5-16 9-32 13-48 51-2 96-40 96-79 0-31-26-53-62-54 6-24 11-46 17-70zM66 199c-23-2-44-14-44-42 0-29 22-71 73-76-10 39-19 78-29 118zM106 81c22 2 43 14 43 42 0 31-25 71-73 76 9-40 20-79 30-118z"><text:p/></draw:path><draw:path draw:style-name="gr4" draw:text-style-name="P16" svg:width="0.0295in" svg:height="0.1146in" svg:x="0.6449in" svg:y="0.0669in" svg:viewBox="0 0 76 292" svg:d="M5 0c-1 0-5 0-5 4 0 1 0 2 2 4 26 23 54 63 54 138 0 62-19 106-51 135-5 6-5 6-5 7 0 2 0 4 4 4 3 0 31-19 50-56 13-23 22-55 22-89 0-42-12-106-71-147z"><text:p/></draw:path><draw:path draw:style-name="gr4" draw:text-style-name="P16" svg:width="0.0382in" svg:height="0.1642in" svg:x="0.713in" svg:y="0in" svg:viewBox="0 0 98 418" svg:d="M98 414c0-1 0-2-7-10-53-52-66-131-66-195 0-73 16-146 67-198 6-5 6-5 6-6 0-4-2-5-4-5-4 0-42 29-68 81-20 47-26 94-26 128 0 31 5 83 29 130 25 52 61 79 65 79 2 0 4-2 4-4z"><text:p/></draw:path><draw:path draw:style-name="gr4" draw:text-style-name="P16" svg:width="0.076in" svg:height="0.1059in" svg:x="0.7657in" svg:y="0.0508in" svg:viewBox="0 0 194 270" svg:d="M193 25c1-6 1-6 1-9 0-8-6-11-12-11-3 0-10 2-14 8-1 3-5 16-6 23-4 11-6 23-8 33-6 26-14 51-20 76-1 6-19 36-48 36-21 0-25-19-25-35 0-19 7-44 22-81 6-18 8-22 8-30 0-19-14-35-35-35-40 0-56 61-56 65 0 3 5 3 6 3 4 0 4 0 6-7 12-39 29-51 43-51 4 0 10 0 10 13 0 10-4 21-6 28-18 45-25 69-25 89 0 37 26 50 51 50 17 0 31-7 42-19-5 22-9 42-26 63-11 15-28 27-47 27-6 0-25-1-32-18 7 0 12 0 18-5 4-4 8-8 8-15 0-14-11-16-16-16-9 0-22 7-22 26 0 22 18 37 44 37 43 0 86-38 98-85 14-53 28-107 41-160z"><text:p/></draw:path><draw:path draw:style-name="gr4" draw:text-style-name="P16" svg:width="0.0063in" svg:height="0.1642in" svg:x="0.8685in" svg:y="0in" svg:viewBox="0 0 17 418" svg:d="M17 16c0-9 0-16-9-16-8 0-8 7-8 16 0 129 0 258 0 387 0 7 0 15 8 15 9 0 9-8 9-15 0-129 0-258 0-387z"><text:p/></draw:path><draw:path draw:style-name="gr4" draw:text-style-name="P16" svg:width="0.0823in" svg:height="0.0744in" svg:x="0.8996in" svg:y="0.0508in" svg:viewBox="0 0 210 190" svg:d="M128 59c3-11 12-49 42-49 3 0 12 0 21 4-11 3-21 14-21 23 0 7 5 14 17 14 10 0 23-7 23-23 0-22-25-28-40-28-24 0-39 22-44 32-11-28-34-32-46-32-43 0-67 54-67 65 0 3 4 3 5 3 4 0 5 0 6-5 13-44 42-53 56-53 8 0 23 3 23 27 0 13-7 41-23 99-7 27-21 45-40 45-3 0-12 0-21-6 10-2 19-11 19-23 0-11-9-14-15-14-12 0-23 10-23 24 0 20 20 28 40 28 27 0 43-30 44-32 5 15 20 32 46 32 43 0 67-55 67-64 0-5-4-5-5-5-4 0-5 2-6 5-13 44-42 55-56 55-16 0-23-14-23-28 0-9 2-19 7-37 5-19 10-38 14-57z"><text:p/></draw:path><draw:path draw:style-name="gr4" draw:text-style-name="P16" svg:width="0.0382in" svg:height="0.1642in" svg:x="0.9988in" svg:y="0in" svg:viewBox="0 0 98 418" svg:d="M98 209c0-32-4-83-27-130-25-51-61-79-66-79-3 0-5 1-5 5 0 1 0 1 8 9 42 41 66 108 66 195 0 71-15 145-68 198-6 5-6 6-6 7 0 2 2 4 5 4 5 0 42-29 67-82 22-46 26-92 26-127z"><text:p/></draw:path></draw:g></text:span><text:span text:style-name="T29"><text:s/>is the probability distribution over class labels for the adapted model.</text:span></text:p>
      <text:p text:style-name="P21" loext:marker-style-name="T11"><text:span text:style-name="T29">S</text:span><text:span text:style-name="T37">imilar to LoRA, i</text:span><text:span text:style-name="T29">n </text:span><text:span text:style-name="T37">T</text:span><text:span text:style-name="T29">LoRA, the update </text:span><text:span text:style-name="T38"><draw:g text:anchor-type="as-char" svg:y="-0.1236in" draw:z-index="35" draw:name="Shape26" draw:style-name="gr2"><svg:title>TexMaths</svg:title><svg:desc>12§display§$$ \Delta \theta(\phi) $$§svg§600§FALSE§</svg:desc><draw:path draw:style-name="gr3" draw:text-style-name="P15" svg:width="0.4142in" svg:height="0.148in" svg:x="0in" svg:y="0.0083in" svg:viewBox="0 0 1053 377" svg:d="M0 0c351 0 701 0 1053 0 0 126 0 251 0 377-352 0-702 0-1053 0 0-126 0-251 0-377z"><text:p/></draw:path><draw:path draw:style-name="gr4" draw:text-style-name="P16" svg:width="0.1217in" svg:height="0.1181in" svg:x="-0.0004in" svg:y="0.0051in" svg:viewBox="0 0 310 301" svg:d="M165 7c-2-5-3-7-10-7-8 0-8 2-11 7-48 95-95 190-143 285-1 4-1 4-1 5 0 4 2 4 8 4 97 0 195 0 293 0 7 0 9 0 9-4-1-1 0-1-2-5-48-95-96-190-143-285zM141 42c39 76 76 152 114 227-75 0-152 0-227 0 38-75 75-151 113-227z"><text:p/></draw:path><draw:path draw:style-name="gr4" draw:text-style-name="P16" svg:width="0.0681in" svg:height="0.1181in" svg:x="0.137in" svg:y="0.0071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4" draw:text-style-name="P16" svg:width="0.0382in" svg:height="0.1654in" svg:x="0.228in" svg:y="-0.0004in" svg:viewBox="0 0 98 421" svg:d="M98 416c0-1 0-1-7-9-53-54-66-133-66-197 0-73 16-146 67-198 6-6 6-6 6-7 0-4-2-5-4-5-4 0-42 29-68 83-21 46-26 92-26 127 0 33 5 83 28 131 25 52 62 80 66 80 2 0 4-1 4-5z"><text:p/></draw:path><draw:path draw:style-name="gr4" draw:text-style-name="P16" svg:width="0.0866in" svg:height="0.148in" svg:x="0.2843in" svg:y="0.0091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4" draw:text-style-name="P16" svg:width="0.0382in" svg:height="0.1654in" svg:x="0.3843in" svg:y="-0.0004in" svg:viewBox="0 0 98 421" svg:d="M98 210c0-32-4-83-27-131-25-51-63-79-66-79s-5 2-5 5c0 1 0 1 8 9 41 41 65 109 65 196 0 71-15 146-67 199-6 6-6 6-6 7 0 2 2 5 5 5s42-29 67-83c22-46 26-93 26-128z"><text:p/></draw:path></draw:g></text:span><text:span text:style-name="T29"><text:s/>is represented in a low-rank form to make the adaptation both memory- and computation-efficient. By restricting the update to a low-rank representation, we ensure that the number of learnable parameters </text:span><text:span text:style-name="T36"><draw:g text:anchor-type="as-char" svg:y="-0.1236in" draw:z-index="33" draw:name="Shape27" draw:style-name="gr2"><svg:title>TexMaths</svg:title><svg:desc>12§display§$$ |\phi| $$§svg§600§FALSE§</svg:desc><draw:path draw:style-name="gr3" draw:text-style-name="P15" svg:width="0.1528in" svg:height="0.1476in" svg:x="-0.0004in" svg:y="0.0087in" svg:viewBox="0 0 389 376" svg:d="M0 0c129 0 260 0 389 0 0 125 0 251 0 376-129 0-260 0-389 0 0-125 0-251 0-376z"><text:p/></draw:path><draw:path draw:style-name="gr4" draw:text-style-name="P16" svg:width="0.0063in" svg:height="0.165in" svg:x="0.011in" svg:y="0in" svg:viewBox="0 0 17 420" svg:d="M17 16c0-9 0-16-9-16-8 0-8 7-8 16 0 129 0 258 0 388 0 8 0 16 8 16 9 0 9-8 9-16 0-130 0-259 0-388z"><text:p/></draw:path><draw:path draw:style-name="gr4" draw:text-style-name="P16" svg:width="0.0854in" svg:height="0.1476in" svg:x="0.0453in" svg:y="0.0094in" svg:viewBox="0 0 218 376" svg:d="M163 10c0-2 0-4 1-6-3-2 0-4-6-4-4 0-4 1-6 8-8 33-17 64-24 97-67 2-128 58-128 114 0 41 29 73 80 77-3 13-6 26-9 39-5 20-10 35-10 36 0 5 2 5 5 5 1 0 3 0 5-1 1-1 3-11 4-17 5-20 10-41 16-62 67-3 127-59 127-114 0-34-21-73-79-77 7-33 15-64 24-95zM83 286c-26-1-57-16-57-58 0-49 36-108 100-114-15 58-29 114-43 172zM136 114c31 3 55 22 55 58 0 49-36 109-98 114 15-58 29-114 43-172z"><text:p/></draw:path><draw:path draw:style-name="gr4" draw:text-style-name="P16" svg:width="0.0063in" svg:height="0.165in" svg:x="0.1543in" svg:y="0in" svg:viewBox="0 0 17 420" svg:d="M17 16c0-9 0-16-9-16-8 0-8 7-8 16 0 129 0 258 0 388 0 8 0 16 8 16 9 0 9-8 9-16 0-130 0-259 0-388z"><text:p/></draw:path></draw:g></text:span><text:span text:style-name="T29"><text:s/>is much smaller than the size of the original model </text:span><text:span text:style-name="T36"><draw:g text:anchor-type="as-char" svg:y="-0.1236in" draw:z-index="34" draw:name="Shape28" draw:style-name="gr2"><svg:title>TexMaths</svg:title><svg:desc>12§display§$$ |\theta_0| $$§svg§600§FALSE§</svg:desc><draw:path draw:style-name="gr3" draw:text-style-name="P15" svg:width="0.2071in" svg:height="0.148in" svg:x="-0.0004in" svg:y="0.0083in" svg:viewBox="0 0 527 377" svg:d="M0 0c175 0 352 0 527 0 0 126 0 251 0 377-175 0-352 0-527 0 0-126 0-251 0-377z"><text:p/></draw:path><draw:path draw:style-name="gr4" draw:text-style-name="P16" svg:width="0.0063in" svg:height="0.1654in" svg:x="0.011in" svg:y="-0.0004in" svg:viewBox="0 0 17 421" svg:d="M17 16c0-8 0-16-9-16-8 0-8 8-8 16 0 129 0 259 0 389 0 7 0 16 8 16 9 0 9-9 9-16 0-130 0-260 0-389z"><text:p/></draw:path><draw:path draw:style-name="gr4" draw:text-style-name="P16" svg:width="0.0681in" svg:height="0.1181in" svg:x="0.0441in" svg:y="0.0071in" svg:viewBox="0 0 174 301" svg:d="M174 87c0-28-7-87-50-87-58 0-124 119-124 215 0 39 13 86 52 86 58 0 122-121 122-214zM46 144c7-27 15-61 32-90 11-22 26-44 46-44s22 26 22 50c0 21-3 42-13 84-30 0-59 0-87 0zM130 157c-5 20-14 56-30 85-15 28-30 49-48 49-15 0-23-12-23-51 0-16 2-42 13-83 29 0 59 0 88 0z"><text:p/></draw:path><draw:path draw:style-name="gr4" draw:text-style-name="P16" svg:width="0.0535in" svg:height="0.0791in" svg:x="0.1205in" svg:y="0.072in" svg:viewBox="0 0 137 202" svg:d="M137 101c0-32-4-55-17-76-10-13-28-25-52-25-68 0-68 79-68 101 0 20 0 101 68 101 69 0 69-79 69-101zM68 194c-13 0-31-9-37-33-3-17-3-42-3-64 0-21 0-43 3-60 6-23 25-29 37-29 17 0 32 10 38 27 4 15 4 37 4 62 0 22 0 45-3 63-6 26-27 34-39 34z"><text:p/></draw:path><draw:path draw:style-name="gr4" draw:text-style-name="P16" svg:width="0.0063in" svg:height="0.1654in" svg:x="0.2091in" svg:y="-0.0004in" svg:viewBox="0 0 17 421" svg:d="M17 16c0-8 0-16-9-16-8 0-8 8-8 16 0 129 0 259 0 389 0 7 0 16 8 16 9 0 9-9 9-16 0-130 0-260 0-389z"><text:p/></draw:path></draw:g></text:span><text:span text:style-name="T29">.</text:span></text:p>
      <text:p text:style-name="P21" loext:marker-style-name="T11"><text:span text:style-name="T29">In this setting, the model’s classification objective remains the same as in full fine-tuning, but now, instead of optimizing all of </text:span><text:span text:style-name="T38"><draw:g text:anchor-type="as-char" svg:y="-0.1181in" draw:z-index="36" draw:name="Shape29" draw:style-name="gr2"><svg:title>TexMaths</svg:title><svg:desc>12§display§$$ \theta $$§svg§600§FALSE§</svg:desc><draw:path draw:style-name="gr3" draw:text-style-name="P15" svg:width="0.0579in" svg:height="0.1004in" svg:x="0.0008in" svg:y="0.0087in" svg:viewBox="0 0 148 256" svg:d="M0 0c50 0 98 0 148 0 0 85 0 171 0 256-50 0-98 0-148 0 0-85 0-171 0-256z"><text:p/></draw:path><draw:path draw:style-name="gr4" draw:text-style-name="P16" svg:width="0.0677in" svg:height="0.1173in" svg:x="-0.0004in" svg:y="0in"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29">, we only need to optimize the much smaller parameter set </text:span><text:span text:style-name="T38"><draw:g text:anchor-type="as-char" svg:y="-0.1161in" draw:z-index="37" draw:name="Shape30" draw:style-name="gr2"><svg:title>TexMaths</svg:title><svg:desc>12§display§$$ \phi $$§svg§600§FALSE§</svg:desc><draw:path draw:style-name="gr3" draw:text-style-name="P15" svg:width="0.0768in" svg:height="0.1311in" svg:x="0in" svg:y="0.0079in" svg:viewBox="0 0 196 334" svg:d="M0 0c65 0 131 0 196 0 0 112 0 222 0 334-65 0-131 0-196 0 0-112 0-222 0-334z"><text:p/></draw:path><draw:path draw:style-name="gr4" draw:text-style-name="P16" svg:width="0.0858in" svg:height="0.1484in" svg:x="-0.0004in" svg:y="0in"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text:span><text:span text:style-name="T29">, which encodes the low-rank adaptation.</text:span></text:p>
      <text:p text:style-name="P22"><text:span text:style-name="T19">2.2 </text:span><text:span text:style-name="T11">Tri-</text:span><text:span text:style-name="T39">m</text:span><text:span text:style-name="T11">atrix </text:span><text:span text:style-name="T39">and adaptive scaling</text:span></text:p>
      <text:p text:style-name="P23" loext:marker-style-name="T11"><text:span text:style-name="T40">Given a pre-trained autoregressive language model, </text:span><text:span text:style-name="T41">f</text:span>or <text:span text:style-name="T41">the target</text:span> layer in the model, we introduce three low-rank matrices:</text:p>
      <text:p text:style-name="P24"><text:soft-page-break/><draw:g text:anchor-type="as-char" svg:y="-0.2709in" draw:z-index="38" draw:name="Shape31" draw:style-name="gr2"><svg:title>TexMaths</svg:title><svg:desc>12§display§$$
A \in \mathbb{R}^{k \times r}, \quad B \in \mathbb{R}^{r \times r}, \quad C \in \mathbb{R}^{r \times d}
$$§svg§600§FALSE§</svg:desc><draw:path draw:style-name="gr3" draw:text-style-name="P15" svg:width="2.5488in" svg:height="0.1543in" svg:x="0.0024in" svg:y="0.0087in" svg:viewBox="0 0 6475 393" svg:d="M0 0c2158 0 4317 0 6475 0 0 131 0 263 0 393-2158 0-4317 0-6475 0 0-130 0-262 0-393z"><text:p/></draw:path><draw:path draw:style-name="gr4" draw:text-style-name="P16" svg:width="0.1134in" svg:height="0.1177in" svg:x="-0.0004in" svg:y="0.0217in" svg:viewBox="0 0 289 300" svg:d="M61 252c-17 29-33 33-51 36-6 0-10 0-10 8 0 3 2 4 6 4 11 0 24-1 36-1 14 0 29 1 42 1 2 0 8 0 8-7 0-5-3-5-7-5-9-1-19-5-19-16 0-5 2-9 6-15 11-18 20-36 31-53 36 0 71 0 107 0 0 9 6 65 6 69 0 12-22 15-30 15-6 0-11 0-11 8 0 4 4 3 6 4 18 0 36-1 53-1 11 0 37 1 48 1 2 0 7 0 7-9 0-3-3-3-9-3-27 0-27-4-28-16-8-86-17-174-25-261-1-9-1-11-9-11-6 0-8 4-10 7-50 82-98 163-147 245zM112 192c27-47 55-94 82-139 5 45 10 92 15 139-33 0-65 0-97 0z"><text:p/></draw:path><draw:path draw:style-name="gr4" draw:text-style-name="P16" svg:width="0.0827in" svg:height="0.0949in" svg:x="0.1783in" svg:y="0.0512in" svg:viewBox="0 0 211 242" svg:d="M197 131c7 0 14 0 14-9 0-8-7-8-14-8-60 0-119 0-179 0 5-56 53-97 113-97 21 0 44 0 66 0 7 0 14 0 14-9 0-8-7-8-14-8-23 0-45 0-67 0-72 0-130 55-130 122s58 120 130 120c22 0 44 0 67 0 7 0 14 0 14-8 0-9-7-9-14-9-22 0-45 0-66 0-60 0-108-38-113-94 60 0 119 0 179 0z"><text:p/></draw:path><draw:path draw:style-name="gr4" draw:text-style-name="P16" svg:width="0.1134in" svg:height="0.1126in" svg:x="0.324in" svg:y="0.0268in" svg:viewBox="0 0 289 287" svg:d="M106 156c4 0 10 0 15 0 22 32 42 65 64 97 3 6 14 23 18 29 3 5 5 5 14 5 19 0 39 0 58 0 8 0 14 0 14-8 0-3-2-6-6-7-15-3-36-31-47-44-2-5-24-31-51-77 37-6 73-22 73-72 0-59-62-79-112-79-44 0-87 0-132 0-8 0-14 0-14 8s7 8 11 8c24 0 26 2 26 24 0 69 0 139 0 208 0 22-2 24-26 24-4 0-11 0-11 7 0 8 6 8 14 8 39 0 77 0 116 0 7 0 13 0 13-8 0-7-6-7-11-7-24 0-26-3-26-24 0-30 0-61 0-92zM187 135c12-15 13-37 13-56 0-20-2-42-15-60 17 5 59 17 59 60 0 28-14 49-57 56zM106 38c0-9 0-22 26-22 36 0 54 14 54 63 0 54-13 62-80 62 0-34 0-68 0-103zM48 272c4-7 4-19 4-23 0-69 0-140 0-211 0-4 0-15-4-22 16 0 32 0 48 0-5 6-5 14-5 20 0 71 0 143 0 213 0 4 0 16 4 23-16 0-31 0-47 0zM138 156c4 0 5 0 8 0 6 0 16-1 22-3 7 11 52 84 88 119-14 0-28 0-41 0-25-38-52-78-77-116z"><text:p/></draw:path><draw:path draw:style-name="gr4" draw:text-style-name="P16" svg:width="0.0567in" svg:height="0.0811in" svg:x="0.45in" svg:y="0in" svg:viewBox="0 0 145 207" svg:d="M71 8c0-1 1-3 1-4 0-2-1-4-5-4-6 0-30 2-38 2-3 2-6 2-6 8 0 4 3 4 7 4 14 0 14 2 14 4s0 4-1 7c-13 55-27 110-41 166-2 6-2 6-2 7 0 5 4 9 11 9s11-6 13-13c0-1 13-53 14-56 21 2 39 8 39 24 0 1 0 2-1 6-2 3-2 6-2 8 0 22 17 31 32 31 28 0 25-31 37-45 0-4-4-4-5-4-4 0-4 1-6 7-2 12-11 34-25 34-9 0-11-7-11-16 0-4 0-6 2-13 0-1 2-6 2-9 0-26-36-30-48-32 8-4 19-14 25-19 14-14 29-27 45-27 4 0 8 1 10 3-12 3-16 12-16 17 0 6 6 11 12 11 9 0 17-6 17-19 0-10-7-21-23-21s-31 12-46 27c-12 11-22 20-35 25 9-40 20-78 30-118z"><text:p/></draw:path><draw:path draw:style-name="gr4" draw:text-style-name="P16" svg:width="0.0618in" svg:height="0.0614in" svg:x="0.5354in" svg:y="0.0205in" svg:viewBox="0 0 158 157" svg:d="M154 14c3-3 4-4 4-7 0-5-3-7-7-7-3 0-3 1-7 5-22 21-43 42-65 63-21-21-43-42-65-63-3-4-4-5-7-5s-7 4-7 7c0 4 1 4 5 7 21 22 42 44 63 65-21 21-42 42-63 64-5 4-5 6-5 7 0 5 4 7 7 7s4 0 7-4c22-21 44-43 65-64 23 21 45 44 67 67 2 1 3 1 5 1 4 0 7-2 7-7 0-3-1-3-1-4-1-1-59-57-68-67 21-21 43-43 65-65z"><text:p/></draw:path><draw:path draw:style-name="gr4" draw:text-style-name="P16" svg:width="0.0539in" svg:height="0.052in" svg:x="0.6236in" svg:y="0.0291in" svg:viewBox="0 0 138 133" svg:d="M56 71c0-3 8-29 8-30 0-3 9-17 18-24 3-3 12-9 24-9 3 0 10 0 16 4-9 4-13 11-13 17s5 11 12 11 17-6 17-18c0-16-17-22-31-22-16 0-29 6-42 20-5-16-23-20-30-20-11 0-19 7-24 16-6 10-11 27-11 30s5 3 6 3c4 0 4-1 6-9 5-18 10-32 22-32 7 0 9 6 9 15 0 6-2 15-5 24-2 7-4 20-6 26-3 12-6 25-9 39-1 3-4 10-4 11 0 6 6 10 11 10 4 0 10-4 12-8 1-3 4-16 6-23 2-11 6-22 8-31z"><text:p/></draw:path><draw:path draw:style-name="gr4" draw:text-style-name="P16" svg:width="0.0189in" svg:height="0.0492in" svg:x="0.7063in" svg:y="0.1217in" svg:viewBox="0 0 49 126" svg:d="M49 44c0-27-11-44-27-44-14 0-22 11-22 23 0 11 8 21 22 21 4 0 10-1 15-4 1-2 1-2 1-2 2 0 2 0 2 6 0 32-15 57-29 71-5 4-5 5-5 6 0 4 2 5 5 5 5 0 38-32 38-82z"><text:p/></draw:path><draw:path draw:style-name="gr4" draw:text-style-name="P16" svg:width="0.1181in" svg:height="0.1118in" svg:x="0.939in" svg:y="0.0276in" svg:viewBox="0 0 301 285" svg:d="M49 253c-3 17-5 20-38 20-7 0-11 0-11 9 0 3 4 3 11 3 50 0 101 0 151 0 66 0 116-49 116-88 0-32-25-56-66-60 45-8 89-39 89-79 0-32-29-58-79-58-47 0-95 0-142 0-7 0-12 0-12 8 0 5 4 5 12 5 2 0 9 0 16 1 8 0 12 2 12 6 0 3-1 4-2 9-20 74-38 150-57 224zM113 133c8-35 18-69 26-104 4-15 5-16 23-16s36 0 54 0c37 0 47 25 47 43 0 38-37 77-88 77-20 0-42 0-62 0zM94 273c-5 0-6 0-9-1-5 0-6-1-6-3s0-3 3-10c9-38 19-78 28-116 27 0 54 0 81 0 39 0 48 31 48 49 0 41-37 81-88 81-19 0-38 0-57 0z"><text:p/></draw:path><draw:path draw:style-name="gr4" draw:text-style-name="P16" svg:width="0.0827in" svg:height="0.0949in" svg:x="1.126in" svg:y="0.0512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4" draw:text-style-name="P16" svg:width="0.1138in" svg:height="0.1126in" svg:x="1.2717in" svg:y="0.0268in" svg:viewBox="0 0 290 287" svg:d="M107 156c5 0 9 0 14 0 22 32 42 65 64 97 5 6 14 23 19 29 2 5 5 5 14 5 20 0 39 0 58 0 7 0 14 0 14-8 0-3-2-6-7-7-15-3-36-31-45-44-4-5-24-31-53-77 37-6 74-22 74-72 0-59-62-79-111-79-45 0-89 0-134 0-7 0-14 0-14 8s8 8 12 8c24 0 26 2 26 24 0 69 0 139 0 208 0 22-2 24-26 24-4 0-12 0-12 7 0 8 7 8 14 8 39 0 78 0 117 0 7 0 13 0 13-8 0-7-7-7-12-7-24 0-25-3-25-24 0-30 0-61 0-92zM188 135c11-15 14-37 14-56 0-20-4-42-17-60 18 5 59 17 59 60 0 28-12 49-56 56zM107 38c0-9 0-22 26-22 35 0 53 14 53 63 0 54-13 62-79 62 0-34 0-68 0-103zM49 272c4-7 4-19 4-23 0-69 0-140 0-211 0-4 0-15-4-22 16 0 33 0 48 0-5 6-5 14-5 20 0 71 0 143 0 213 0 4 0 16 3 23-16 0-30 0-46 0zM139 156c3 0 5 0 9 0 6 0 15-1 21-3 6 11 52 84 87 119-14 0-28 0-41 0-25-38-51-78-76-116z"><text:p/></draw:path><draw:path draw:style-name="gr4" draw:text-style-name="P16" svg:width="0.0535in" svg:height="0.052in" svg:x="1.3941in" svg:y="0.0291in" svg:viewBox="0 0 137 133" svg:d="M55 71c1-3 7-29 9-30 0-3 8-17 18-24 3-3 10-9 24-9 3 0 10 0 16 4-9 4-13 11-13 17s5 11 12 11c6 0 16-6 16-18 0-16-16-22-31-22s-29 6-41 20c-6-16-24-20-31-20-11 0-18 7-23 16-7 10-11 27-11 30s4 3 5 3c5 0 5-1 7-9 4-18 10-32 22-32 7 0 9 6 9 15 0 6-3 15-5 24-2 7-4 20-7 26-3 12-6 25-9 39-2 3-3 10-3 11 0 6 5 10 10 10s11-4 13-8c0-3 4-16 6-23 2-11 5-22 7-31z"><text:p/></draw:path><draw:path draw:style-name="gr4" draw:text-style-name="P16" svg:width="0.0618in" svg:height="0.0614in" svg:x="1.4744in" svg:y="0.0205in" svg:viewBox="0 0 158 157" svg:d="M155 14c2-3 3-4 3-7 0-5-3-7-7-7-2 0-3 1-7 5-22 21-43 42-65 63-21-21-43-42-65-63-2-4-3-5-7-5-3 0-7 4-7 7 0 4 1 4 5 7 21 22 43 44 65 65-22 21-44 42-65 64-4 4-5 6-5 7 0 5 4 7 7 7 4 0 4 0 7-4 22-21 44-43 65-64 23 21 45 44 67 67 3 1 4 1 5 1 4 0 7-2 7-7 0-3 0-3-1-4s-57-57-67-67c22-21 43-43 65-65z"><text:p/></draw:path><draw:path draw:style-name="gr4" draw:text-style-name="P16" svg:width="0.0535in" svg:height="0.052in" svg:x="1.563in" svg:y="0.0291in" svg:viewBox="0 0 137 133" svg:d="M55 71c0-3 7-29 7-30 2-3 10-17 20-24 3-3 10-9 24-9 2 0 9 0 15 4-9 4-13 11-13 17s5 11 12 11c6 0 17-6 17-18 0-16-16-22-31-22-16 0-29 6-42 20-5-16-23-20-30-20-11 0-18 7-23 16-7 10-11 27-11 30s4 3 5 3c3 0 5-1 6-9 5-18 11-32 21-32 9 0 10 6 10 15 0 6-2 15-5 24-2 7-5 20-6 26-3 12-6 25-9 39-2 3-3 10-3 11 0 6 5 10 10 10s11-4 13-8c0-3 4-16 5-23 2-11 6-22 8-31z"><text:p/></draw:path><draw:path draw:style-name="gr4" draw:text-style-name="P16" svg:width="0.0189in" svg:height="0.0492in" svg:x="1.6453in" svg:y="0.1217in" svg:viewBox="0 0 49 126" svg:d="M49 44c0-27-11-44-26-44s-23 11-23 23c0 11 8 21 23 21 5 0 9-1 14-4 1-2 1-2 3-2 0 3 0 0 0 6 0 32-15 57-29 71-4 4-4 5-4 6 0 4 1 5 4 5 5 0 38-32 38-82z"><text:p/></draw:path><draw:path draw:style-name="gr4" draw:text-style-name="P16" svg:width="0.1173in" svg:height="0.1197in" svg:x="1.8791in" svg:y="0.0236in" svg:viewBox="0 0 299 305" svg:d="M299 5c0-1 0-5-4-5-2 0-2 1-7 6-10 11-19 22-29 32-5-6-24-38-71-38-93 0-188 94-188 191 0 68 49 114 114 114 37 0 68-17 91-36 40-35 47-72 47-74 0-3-5-3-6-3-2 0-4 0-5 3-3 12-13 41-43 66-29 23-55 30-77 30-38 0-83-21-83-86 0-24 9-91 51-140 26-30 66-52 103-52 43 0 68 33 68 82 0 17-1 17-1 21s5 4 6 4c5 0 5 0 7-8 9-36 18-71 27-107z"><text:p/></draw:path><draw:path draw:style-name="gr4" draw:text-style-name="P16" svg:width="0.0827in" svg:height="0.0949in" svg:x="2.061in" svg:y="0.0512in" svg:viewBox="0 0 211 242" svg:d="M197 131c7 0 14 0 14-9 0-8-7-8-14-8-60 0-119 0-179 0 5-56 53-97 113-97 21 0 44 0 66 0 7 0 14 0 14-9 0-8-7-8-14-8-23 0-45 0-67 0-72 0-130 55-130 122s58 120 130 120c22 0 44 0 67 0 7 0 14 0 14-8 0-9-7-9-14-9-22 0-45 0-66 0-60 0-108-38-113-94 60 0 119 0 179 0z"><text:p/></draw:path><draw:path draw:style-name="gr4" draw:text-style-name="P16" svg:width="0.1134in" svg:height="0.1126in" svg:x="2.2071in" svg:y="0.0268in" svg:viewBox="0 0 289 287" svg:d="M106 156c4 0 10 0 15 0 22 32 42 65 64 97 3 6 14 23 18 29 3 5 5 5 14 5 19 0 40 0 59 0 7 0 13 0 13-8 0-3-2-6-6-7-15-3-36-31-47-44-2-5-24-31-51-77 37-6 73-22 73-72 0-59-62-79-112-79-44 0-87 0-132 0-8 0-14 0-14 8s7 8 11 8c24 0 26 2 26 24 0 69 0 139 0 208 0 22-2 24-26 24-4 0-11 0-11 7 0 8 6 8 14 8 39 0 77 0 116 0 7 0 14 0 14-8 0-7-7-7-12-7-24 0-26-3-26-24 0-30 0-61 0-92zM187 135c12-15 13-37 13-56 0-20-2-42-15-60 17 5 59 17 59 60 0 28-14 49-57 56zM106 38c0-9 0-22 26-22 36 0 54 14 54 63 0 54-13 62-80 62 0-34 0-68 0-103zM48 272c4-7 4-19 4-23 0-69 0-140 0-211 0-4 0-15-4-22 17 0 32 0 49 0-6 6-6 14-6 20 0 71 0 143 0 213 0 4 0 16 4 23-16 0-31 0-47 0zM138 156c4 0 5 0 8 0 6 0 16-1 22-3 7 11 53 84 88 119-14 0-28 0-41 0-25-38-52-78-77-116z"><text:p/></draw:path><draw:path draw:style-name="gr4" draw:text-style-name="P16" svg:width="0.0539in" svg:height="0.052in" svg:x="2.3295in" svg:y="0.0291in" svg:viewBox="0 0 138 133" svg:d="M56 71c0-3 8-29 8-30 1-3 9-17 19-24 2-3 11-9 24-9 2 0 9 0 15 4-9 4-13 11-13 17s5 11 12 11 17-6 17-18c0-16-17-22-31-22-16 0-29 6-42 20-5-16-23-20-30-20-11 0-19 7-23 16-7 10-12 27-12 30s5 3 6 3c4 0 4-1 6-9 5-18 10-32 22-32 7 0 9 6 9 15 0 6-2 15-5 24-2 7-4 20-6 26-3 12-6 25-9 39-1 3-4 10-4 11 0 6 6 10 11 10 4 0 10-4 12-8 1-3 5-16 6-23 2-11 6-22 8-31z"><text:p/></draw:path><draw:path draw:style-name="gr4" draw:text-style-name="P16" svg:width="0.0618in" svg:height="0.0614in" svg:x="2.4102in" svg:y="0.0205in" svg:viewBox="0 0 158 157" svg:d="M154 14c3-3 4-4 4-7 0-5-4-7-7-7s-5 1-7 5c-22 21-43 42-65 63-21-21-43-42-65-63-3-4-4-5-7-5-5 0-7 4-7 7 0 4 0 4 4 7 21 22 43 44 64 65-21 21-43 42-64 64-4 4-4 6-4 7 0 5 2 7 7 7 3 0 4 0 7-4 22-21 44-43 65-64 23 21 45 44 67 67 2 1 3 1 5 1 3 0 7-2 7-7 0-3-1-3-2-4 0-1-58-57-67-67 21-21 43-43 65-65z"><text:p/></draw:path><draw:path draw:style-name="gr4" draw:text-style-name="P16" svg:width="0.0591in" svg:height="0.0811in" svg:x="2.5004in" svg:y="0in" svg:viewBox="0 0 151 207" svg:d="M150 8c0-1 1-3 1-4 0-2-1-4-5-4-6 0-30 2-37 2-2 2-7 2-7 8 0 4 5 4 8 4 14 0 14 2 14 4s0 4-2 7c-6 23-10 45-16 67-6-10-16-18-30-18-38 0-76 42-76 84 0 29 19 49 44 49 16 0 30-9 42-20 5 17 23 20 30 20 11 0 18-7 23-15 7-12 11-29 11-30 0-4-4-4-5-4-3 0-5 1-6 10-3 13-9 31-21 31-9 0-10-7-10-14 0-6 0-9 1-12 13-55 28-109 41-165zM88 168c-3 7-10 13-16 19-2 2-14 12-28 12-10 0-21-8-21-29 0-15 9-48 15-60 15-22 29-27 38-27 20 0 26 23 26 25 0 1-1 4-1 5-5 18-9 36-13 55z"><text:p/></draw:path></draw:g></text:p>
      <text:p text:style-name="P25" loext:marker-style-name="T11"><text:span text:style-name="T40">where </text:span><text:span text:style-name="T42"><draw:g text:anchor-type="as-char" svg:y="-0.0744in" draw:z-index="39" draw:name="Shape32" draw:style-name="gr2"><svg:title>TexMaths</svg:title><svg:desc>12§display§$$ r $$§svg§600§FALSE§</svg:desc><draw:path draw:style-name="gr3" draw:text-style-name="P15" svg:width="0.0547in" svg:height="0.0567in" svg:x="0.0028in" svg:y="0.0087in" svg:viewBox="0 0 140 145" svg:d="M0 0c47 0 94 0 140 0 0 48 0 97 0 145-46 0-93 0-140 0 0-48 0-97 0-145z"><text:p/></draw:path><draw:path draw:style-name="gr4" draw:text-style-name="P16"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pan text:style-name="T40"><text:s/>is the rank, chosen to be much smaller than </text:span><text:span text:style-name="T42"><draw:g text:anchor-type="as-char" svg:y="-0.1161in" draw:z-index="40" draw:name="Shape33" draw:style-name="gr2"><svg:title>TexMaths</svg:title><svg:desc>12§display§$$ d $$§svg§600§FALSE§</svg:desc><draw:path draw:style-name="gr3" draw:text-style-name="P15" svg:width="0.0673in" svg:height="0.0988in" svg:x="0.0016in" svg:y="0.0079in" svg:viewBox="0 0 172 252" svg:d="M0 0c58 0 114 0 172 0 0 84 0 168 0 252-58 0-114 0-172 0 0-84 0-168 0-252z"><text:p/></draw:path><draw:path draw:style-name="gr4" draw:text-style-name="P1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text:span><text:span text:style-name="T40"><text:s/>and </text:span><text:span text:style-name="T43"><draw:g text:anchor-type="as-char" svg:y="-0.1161in" draw:z-index="41" draw:name="Shape34" draw:style-name="gr2"><svg:title>TexMaths</svg:title><svg:desc>12§display§$$ k $$§svg§600§FALSE§</svg:desc><draw:path draw:style-name="gr3" draw:text-style-name="P15" svg:width="0.0661in" svg:height="0.0988in" svg:x="-0.0004in" svg:y="0.0079in" svg:viewBox="0 0 169 252" svg:d="M0 0c56 0 113 0 169 0 0 84 0 168 0 252-56 0-113 0-169 0 0-84 0-168 0-252z"><text:p/></draw:path><draw:path draw:style-name="gr4" draw:text-style-name="P16" svg:width="0.0744in" svg:height="0.1161in" svg:x="0in" svg:y="0in"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44">. </text:span>The original weight matrix <text:span text:style-name="T45"><draw:g text:anchor-type="as-char" svg:y="-0.1138in" draw:z-index="42" draw:name="Shape35" draw:style-name="gr2"><svg:title>TexMaths</svg:title><svg:desc>12§display§$$W_0$$§svg§600§FALSE§</svg:desc><draw:path draw:style-name="gr3" draw:text-style-name="P15" svg:width="0.198in" svg:height="0.1228in" svg:x="-0.0004in" svg:y="0.0079in" svg:viewBox="0 0 504 313" svg:d="M0 0c168 0 337 0 504 0 0 105 0 208 0 313-167 0-336 0-504 0 0-105 0-208 0-313z"><text:p/></draw:path><draw:path draw:style-name="gr4" draw:text-style-name="P16" svg:width="0.1638in" svg:height="0.1161in" svg:x="0in" svg:y="-0.0004in" svg:viewBox="0 0 417 296" svg:d="M362 49c9-19 20-33 46-36 4 0 9 0 9-8 0-1-3-5-6-5-10 0-22 1-33 1-14 0-30-1-43-1-2 0-8 0-8 8 0 5 4 5 6 5 11 0 25 4 25 17 0 5-2 7-5 13-37 67-75 133-112 198-6-69-11-139-16-209 0-8-1-19 30-19 6 0 11 0 11-8 0-4-5-5-6-5-17 0-35 1-52 1-9 0-34-1-44-1-2 0-7 0-7 8 0 5 3 5 9 5 18 0 22 3 22 11 1 11 2 22 4 33-36 61-72 122-107 184-5-70-11-141-16-212 0-6 0-16 32-16 4 0 9 0 9-8 0-5-5-4-6-5-17 0-35 1-51 1s-30-1-45-1c-2 0-8 0-8 8 0 5 5 5 11 5 21 0 21 4 23 16 6 85 13 171 19 256 0 7 0 11 6 11 4 0 6-2 10-8 41-71 82-144 124-215 5 71 9 141 15 212 0 9 2 11 6 11 6 0 9-4 11-8 46-80 91-159 137-239z"><text:p/></draw:path><draw:path draw:style-name="gr4" draw:text-style-name="P16" svg:width="0.0535in" svg:height="0.0787in" svg:x="0.1528in" svg:y="0.0606in" svg:viewBox="0 0 137 201" svg:d="M137 102c0-32-4-56-18-77-9-13-27-25-51-25-68 0-68 81-68 102s0 99 68 99c69 0 69-78 69-99zM68 194c-13 0-31-9-37-33-5-17-5-41-5-62 0-22 0-45 5-60 6-25 25-31 37-31 16 0 31 10 36 27s5 37 5 64c0 21 0 43-4 61-6 28-25 34-37 34z"><text:p/></draw:path></draw:g></text:span><text:s/>of the layer remains frozen, and the fine-tuning process only updates the parameters of the three low-rank matrices. <text:span text:style-name="T46">The forward pass includes both the standard linear transformation and the TLoRA adaptation</text:span>:</text:p>
      <text:p text:style-name="P26"><text:span text:style-name="T45"><draw:g text:anchor-type="as-char" svg:y="-0.1236in" draw:z-index="45" draw:name="Shape36" draw:style-name="gr2"><svg:title>TexMaths</svg:title><svg:desc>12§display§$$h = W_0 x + \alpha \cdot (x A B C) $$§svg§600§FALSE§</svg:desc><draw:path draw:style-name="gr3" draw:text-style-name="P15" svg:width="1.652in" svg:height="0.148in" svg:x="-0.0004in" svg:y="0.0083in" svg:viewBox="0 0 4197 377" svg:d="M0 0c1400 0 2798 0 4197 0 0 126 0 251 0 377-1399 0-2797 0-4197 0 0-126 0-251 0-377z"><text:p/></draw:path><draw:path draw:style-name="gr4" draw:text-style-name="P16" svg:width="0.0807in" svg:height="0.1161in" svg:x="0.0004in" svg:y="0.0091in" svg:viewBox="0 0 206 296" svg:d="M97 5c0-1 0-5-5-5-10 0-40 4-51 4-4 1-9 1-9 8 0 6 4 6 10 6 20 0 22 2 22 7 0 3-2 6-2 9-20 80-40 161-61 240-1 6-1 7-1 10 0 9 8 12 12 12 6 0 13-5 16-11 2-11 4-22 7-33 3-12 6-24 9-36 3-9 5-19 8-28 1-3 4-16 4-20 2-3 15-26 29-38 10-6 23-15 41-15s23 15 23 29c0 23-17 70-27 94-3 10-6 14-6 23 0 20 16 35 35 35 40 0 55-62 55-65 0-4-3-4-4-4-5 0-5 1-6 7-8 22-21 52-44 52-7 0-10-4-10-13 0-11 3-21 8-30 6-17 25-68 25-92 0-27-17-45-48-45-26 0-47 13-62 32 11-44 21-89 32-133z"><text:p/></draw:path><draw:path draw:style-name="gr4" draw:text-style-name="P16" svg:width="0.1102in" svg:height="0.039in" svg:x="0.1421in" svg:y="0.063in" svg:viewBox="0 0 281 100" svg:d="M266 18c6 0 15-1 15-10 0-8-9-8-15-8-84 0-168 0-252 0-6 0-14 0-14 8 0 9 8 10 14 10 84 0 168 0 252 0zM266 100c6 0 15 0 15-9s-9-9-15-9c-84 0-168 0-252 0-6 0-14 0-14 9s8 9 14 9c84 0 168 0 252 0z"><text:p/></draw:path><draw:path draw:style-name="gr4" draw:text-style-name="P16" svg:width="0.1642in" svg:height="0.1161in" svg:x="0.3177in" svg:y="0.011in" svg:viewBox="0 0 418 296" svg:d="M362 48c11-18 22-34 49-35 3-1 7-1 7-8 0-3-1-5-5-5-10 0-22 1-33 1-14 0-30-1-43-1-3 0-8 0-8 7 0 5 3 6 6 6 11 0 25 4 25 16 0 5-2 8-6 14-38 66-76 132-114 197-5-68-11-138-16-208 0-8-1-19 30-19 8 0 12 0 12-8 0-5-4-5-7-5-17 0-35 1-51 1-10 0-34-1-44-1-3 0-8 0-8 8 0 5 4 5 10 5 19 0 21 3 22 10 2 11 2 21 3 32-36 62-71 124-107 185-5-71-11-141-16-212 0-5 0-15 32-15 4 0 9 0 9-8 0-5-5-5-6-5-17 0-35 1-51 1s-30-1-45-1c-2 0-7 0-7 7 0 6 4 6 10 6 21 0 21 4 22 16 6 85 14 171 20 256 0 7 0 11 6 11s7-3 10-9c41-71 83-143 124-214 5 71 11 142 16 212 1 8 1 11 7 11 5 0 7-5 9-9 46-79 93-160 138-239z"><text:p/></draw:path><draw:path draw:style-name="gr4" draw:text-style-name="P16" svg:width="0.0535in" svg:height="0.0791in" svg:x="0.4713in" svg:y="0.072in" svg:viewBox="0 0 137 202" svg:d="M137 101c0-32-4-55-18-76-9-13-27-25-51-25-68 0-68 79-68 101 0 20 0 101 68 101 69 0 69-79 69-101zM68 194c-13 0-31-9-37-33-5-17-5-42-5-64 0-21 0-43 5-60 6-23 25-29 37-29 16 0 32 10 36 27 5 15 6 37 6 62 0 22 0 45-4 63-6 26-26 34-38 34z"><text:p/></draw:path><draw:path draw:style-name="gr4" draw:text-style-name="P16" svg:width="0.0823in" svg:height="0.0748in" svg:x="0.5445in" svg:y="0.0508in" svg:viewBox="0 0 210 191" svg:d="M128 59c3-11 12-49 42-49 3 0 12 0 21 4-11 3-19 14-19 23 0 7 3 16 15 16 10 0 23-9 23-25 0-22-25-28-40-28-24 0-39 23-44 32-11-27-32-32-46-32-43 0-67 54-67 65 0 5 4 5 5 5 4 0 5-1 6-5 13-45 42-55 56-55 8 0 23 3 23 27 0 13-7 42-23 101-7 27-21 44-40 44-3 0-12 0-21-5 10-3 19-11 19-23s-9-15-15-15c-12 0-23 11-23 24 0 20 20 28 40 28 27 0 43-30 44-32 5 15 20 32 46 32 43 0 67-54 67-65 0-3-4-3-5-3-4 0-5 1-6 3-13 46-42 56-56 56-16 0-23-14-23-28 0-10 2-18 7-37 5-20 10-39 14-58z"><text:p/></draw:path><draw:path draw:style-name="gr4" draw:text-style-name="P16" svg:width="0.1102in" svg:height="0.1094in" svg:x="0.6803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16" svg:width="0.0925in" svg:height="0.0748in" svg:x="0.8437in" svg:y="0.0508in" svg:viewBox="0 0 236 191" svg:d="M185 87c0-67-40-87-71-87-58 0-114 60-114 120 0 39 25 71 68 71 27 0 58-9 89-35 6 22 21 35 39 35 22 0 36-23 36-30 0-2-3-4-5-4-4 0-5 2-6 4-7 21-23 21-24 21-12 0-12-33-12-43 0-9 0-10 3-15 40-49 33-66 48-99 0-1 0-5-4-5s-4 2-6 10c-8 26-22 58-41 83 0-10 0-18 0-26zM156 144c-37 33-70 38-86 38-26 0-39-19-39-46 0-21 11-66 25-88 20-30 42-38 58-38 41 0 41 55 41 87 0 16 0 40 1 47z"><text:p/></draw:path><draw:path draw:style-name="gr4" draw:text-style-name="P16" svg:width="0.0177in" svg:height="0.0169in" svg:x="0.9949in" svg:y="0.074in" svg:viewBox="0 0 46 44" svg:d="M46 22c0-12-11-22-23-22s-23 8-23 22c0 12 11 22 23 22s23-9 23-22z"><text:p/></draw:path><draw:path draw:style-name="gr4" draw:text-style-name="P16" svg:width="0.0378in" svg:height="0.1654in" svg:x="1.0803in" svg:y="-0.0004in" svg:viewBox="0 0 97 421" svg:d="M97 416c0-1 0-1-7-9-53-54-66-133-66-197 0-73 16-146 68-198 5-6 5-6 5-7 0-4-1-5-3-5-5 0-44 29-68 83-21 46-26 92-26 127 0 33 4 83 28 131 25 52 61 80 66 80 2 0 3-1 3-5z"><text:p/></draw:path><draw:path draw:style-name="gr4" draw:text-style-name="P16" svg:width="0.0823in" svg:height="0.0748in" svg:x="1.1331in" svg:y="0.0508in" svg:viewBox="0 0 210 191" svg:d="M128 59c3-11 12-49 42-49 2 0 12 0 21 4-12 3-21 14-21 23 0 7 5 16 17 16 9 0 23-9 23-25 0-22-25-28-40-28-24 0-39 23-44 32-11-27-34-32-46-32-43 0-67 54-67 65 0 5 4 5 5 5 4 0 5-1 5-5 14-45 42-55 56-55 9 0 23 3 23 27 0 13-7 42-23 101-6 27-21 44-39 44-3 0-12 0-22-5 11-3 20-11 20-23s-9-15-15-15c-13 0-23 11-23 24 0 20 20 28 40 28 27 0 43-30 44-32 5 15 19 32 46 32 43 0 67-54 67-65 0-3-4-3-5-3-5 0-5 1-6 3-14 46-43 56-56 56-16 0-23-14-23-28 0-10 2-18 7-37 5-20 10-39 14-58z"><text:p/></draw:path><draw:path draw:style-name="gr4" draw:text-style-name="P16" svg:width="0.1134in" svg:height="0.1181in" svg:x="1.2291in" svg:y="0.0051in" svg:viewBox="0 0 289 301" svg:d="M60 252c-17 28-34 34-52 35-4 1-8 1-8 9 0 2 1 5 5 5 12 0 25-2 36-2 14 0 29 2 42 2 3 0 8 0 8-9 0-4-3-5-6-5-11 0-20-3-20-14 0-5 2-10 6-16 11-18 21-35 32-53 35 0 71 0 106 0 1 10 6 65 6 70 0 12-22 13-30 13-6 0-10 0-10 9 0 5 5 5 6 5 17 0 35-2 53-2 10 0 37 2 47 2 2 0 8 0 8-9 0-5-5-5-9-5-27 0-27-2-28-14-8-87-18-174-26-262 0-9 0-11-8-11-7 0-8 4-12 7-49 82-97 164-146 245zM110 191c28-47 57-92 84-138 5 46 9 91 14 138-33 0-65 0-98 0z"><text:p/></draw:path><draw:path draw:style-name="gr4" draw:text-style-name="P16" svg:width="0.1177in" svg:height="0.1122in" svg:x="1.3547in" svg:y="0.011in" svg:viewBox="0 0 300 286" svg:d="M49 254c-3 15-5 19-38 19-7 0-11 0-11 8 0 5 4 5 11 5 50 0 99 0 150 0 67 0 116-49 116-90 0-30-24-54-65-59 45-8 88-40 88-79 0-32-28-58-78-58-47 0-95 0-142 0-8 0-12 0-12 8 0 5 4 5 12 5 5 0 9 0 16 0 7 1 12 1 12 7 0 2-1 3-2 9-20 74-38 150-57 225zM113 133c8-34 18-69 26-104 4-15 5-16 23-16s36 0 54 0c37 0 46 24 46 43 0 38-36 77-88 77-20 0-41 0-61 0zM94 273c-6 0-6 0-9 0-5 0-6-1-6-5 0-1 0-1 3-10 9-38 19-76 28-115 27 0 53 0 80 0 40 0 49 30 49 49 0 40-37 81-88 81-19 0-38 0-57 0z"><text:p/></draw:path><draw:path draw:style-name="gr4" draw:text-style-name="P16" svg:width="0.1173in" svg:height="0.1197in" svg:x="1.4906in" svg:y="0.0071in" svg:viewBox="0 0 299 305" svg:d="M299 4c0-2-1-4-5-4-1 0-1 0-6 5-10 11-20 21-30 32-4-6-23-37-70-37-93 0-188 93-188 191 0 69 49 114 114 114 36 0 68-17 91-36 39-35 46-72 46-73 0-5-4-5-5-5-2 0-5 1-5 5-5 12-14 41-43 65s-55 31-78 31c-37 0-83-22-83-86 0-24 10-93 52-142 25-30 65-51 103-51 43 0 67 33 67 82 0 17-1 16-1 20s5 5 7 5c5 0 5-1 7-8 9-36 18-72 27-108z"><text:p/></draw:path><draw:path draw:style-name="gr4" draw:text-style-name="P16" svg:width="0.0382in" svg:height="0.1654in" svg:x="1.6217in" svg:y="-0.0004in" svg:viewBox="0 0 98 421" svg:d="M98 210c0-32-4-83-27-131-25-51-63-79-66-79s-5 2-5 5c0 1 0 1 8 9 41 41 65 109 65 196 0 71-15 146-67 199-6 6-6 6-6 7 0 2 2 5 5 5s42-29 67-83c22-46 26-93 26-128z"><text:p/></draw:path></draw:g></text:span></text:p>
      <text:p text:style-name="P27" loext:marker-style-name="T11">where <text:span text:style-name="T45"><draw:g text:anchor-type="as-char" svg:y="-0.0744in" draw:z-index="44" draw:name="Shape37" draw:style-name="gr2"><svg:title>TexMaths</svg:title><svg:desc>12§display§$$\alpha$$§svg§600§FALSE§</svg:desc><draw:path draw:style-name="gr3" draw:text-style-name="P15" svg:width="0.0815in" svg:height="0.0567in" svg:x="0.0016in" svg:y="0.0087in" svg:viewBox="0 0 208 145" svg:d="M0 0c69 0 139 0 208 0 0 48 0 97 0 145-69 0-139 0-208 0 0-48 0-97 0-145z"><text:p/></draw:path><draw:path draw:style-name="gr4" draw:text-style-name="P1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is a dynamic scaling factor that adapts to the magnitude of the low-rank adaptation. This scaling factor is calculated as the sum of the absolute values of the elements in matrix <text:span text:style-name="T45"><draw:g text:anchor-type="as-char" svg:y="-0.1126in" draw:z-index="43" draw:name="Shape38" draw:style-name="gr2"><svg:title>TexMaths</svg:title><svg:desc>12§display§$$B$$§svg§600§FALSE§</svg:desc><draw:path draw:style-name="gr3" draw:text-style-name="P15" svg:width="0.1075in" svg:height="0.0957in" svg:x="0.0016in" svg:y="0.0087in" svg:viewBox="0 0 274 244" svg:d="M0 0c91 0 183 0 274 0 0 82 0 162 0 244-91 0-183 0-274 0 0-82 0-162 0-244z"><text:p/></draw:path><draw:path draw:style-name="gr4" draw:text-style-name="P16" svg:width="0.1173in" svg:height="0.1126in" svg:x="0in" svg:y="0in"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text:span><text:span text:style-name="T47"><text:s/>with a constraint</text:span>:</text:p>
      <text:p text:style-name="P28"><draw:g text:anchor-type="as-char" svg:y="-0.1902in" draw:z-index="46" draw:name="Shape39" draw:style-name="gr2"><svg:title>TexMaths</svg:title><svg:desc>12§display§$$
\alpha = \max\left( \sum_{i,j} |B_{ij}|, 1.0\right)
$$§svg§600§FALSE§</svg:desc><draw:path draw:style-name="gr3" draw:text-style-name="P15" svg:width="1.7953in" svg:height="0.2811in" svg:x="0.0008in" svg:y="0.0079in" svg:viewBox="0 0 4561 715" svg:d="M0 0c1520 0 3041 0 4561 0 0 238 0 477 0 715-1520 0-3041 0-4561 0 0-238 0-477 0-715z"><text:p/></draw:path><draw:path draw:style-name="gr4" draw:text-style-name="P16" svg:width="0.0925in" svg:height="0.0748in" svg:x="-0.0004in" svg:y="0.1173in" svg:viewBox="0 0 236 191" svg:d="M184 87c0-67-40-87-71-87-58 0-113 60-113 119 0 40 25 72 68 72 27 0 57-10 89-36 5 23 19 36 39 36 21 0 34-24 34-30 0-4-2-5-4-5-4 0-5 1-6 5-8 20-16 13-23 20-13 0-13-32-13-43 0-8 0-9 3-14 40-49 49-99 49-100-1-1-1-4-4-4-5 0-5 2-8 9-7 26-21 59-40 84 0-8 0-18 0-26zM155 144c-37 33-70 37-87 37-25 0-37-19-37-45 0-21 11-66 24-88 21-31 42-40 58-40 42 0 42 56 42 89 0 16 0 40 0 47z"><text:p/></draw:path><draw:path draw:style-name="gr4" draw:text-style-name="P16" svg:width="0.1098in" svg:height="0.0386in" svg:x="0.1551in" svg:y="0.1299in" svg:viewBox="0 0 280 99" svg:d="M265 17c7 0 15 0 15-9 0-8-8-8-14-8-84 0-169 0-253 0-6 0-13 0-13 8 0 9 7 9 14 9 84 0 167 0 251 0zM266 99c6 0 14 0 14-9 0-8-8-8-15-8-84 0-167 0-251 0-7 0-14 0-14 8 0 9 7 9 13 9 84 0 169 0 253 0z"><text:p/></draw:path><draw:path draw:style-name="gr4" draw:text-style-name="P16" svg:width="0.1291in" svg:height="0.0728in" svg:x="0.326in" svg:y="0.1173in" svg:viewBox="0 0 329 186" svg:d="M32 41c0 37 0 76 0 113 0 19-3 19-32 19 0 4 0 8 0 13 14 0 36-1 48-1 11 0 32 1 47 1 0-5 0-9 0-13-28 0-33 0-33-19 0-25 0-52 0-77 0-45 30-69 57-69 26 0 31 23 31 47 0 33 0 66 0 99 0 19-5 19-32 19 0 4 0 8 0 13 14 0 36-1 46-1 12 0 34 1 48 1 0-5 0-9 0-13-28 0-33 0-33-19 0-25 0-52 0-77 0-45 30-69 57-69s32 23 32 47c0 33 0 66 0 99 0 19-5 19-34 19 0 4 0 8 0 13 16 0 37-1 48-1s32 1 47 1c0-5 0-9 0-13-22 0-33 0-33-12 0-28 0-54 0-82 0-36 0-49-13-63-6-8-19-16-44-16-35 0-54 25-61 41-6-36-38-41-56-41-31 0-51 18-62 44 0-14 0-30 0-44-20 1-40 4-60 5 0 5 0 8 0 13 30 0 32 2 32 23z"><text:p/></draw:path><draw:path draw:style-name="gr4" draw:text-style-name="P16" svg:width="0.0748in" svg:height="0.0756in" svg:x="0.4657in" svg:y="0.1165in" svg:viewBox="0 0 191 193" svg:d="M124 156c1 17 12 35 32 35 8 0 35-6 35-40 0-8 0-16 0-24-4 0-7 0-11 0 0 8 0 16 0 24 0 24-11 27-16 27-13 0-15-19-15-21 0-28 0-56 0-85 0-17 0-34-15-49-16-17-38-23-57-23-35 0-65 19-65 47 0 13 10 20 20 20 11 0 20-8 20-19 0-6-3-19-22-19 11-16 32-21 46-21 20 0 44 17 44 54 0 5 0 11 0 16-22 1-50 3-78 16-31 14-42 36-42 55 0 34 41 44 68 44 28 0 47-16 56-37zM120 88c0 14 0 27 0 42 0 39-30 54-49 54-21 0-39-15-39-36 0-23 18-58 88-60z"><text:p/></draw:path><draw:path draw:style-name="gr4" draw:text-style-name="P16" svg:width="0.0839in" svg:height="0.0709in" svg:x="0.5437in" svg:y="0.1193in" svg:viewBox="0 0 214 181" svg:d="M116 82c14-16 29-36 39-47 13-16 31-22 50-22 0-5 0-8 0-13-11 0-23 1-35 1s-34-1-39-1c0 5 0 8 0 13 8 0 12 5 12 12 0 6-5 13-6 16-9 11-18 21-27 32-10-14-22-27-33-42-4-5-4-6-4-8 0-6 6-10 16-10 0-5 0-8 0-13-12 0-40 1-46 1-9 0-29-1-41-1 0 5 0 8 0 13 30 0 30 0 51 25 13 18 27 37 41 55-14 16-27 33-40 50-19 24-44 25-54 25 0 4 0 9 0 13 12-1 24-1 36-1s30 1 40 1c0-4 0-9 0-13-10-1-12-7-12-13 0-10 12-23 37-53 11 15 21 28 32 42 4 5 9 11 9 13 0 4-4 11-15 11 0 4 0 9 0 13 12 0 36-1 46-1 11 0 27 0 41 1 0-4 0-9 0-13-23 0-32-1-41-13-19-24-37-49-57-73z"><text:p/></draw:path><draw:path draw:style-name="gr4" draw:text-style-name="P16" svg:width="0.063in" svg:height="0.298in" svg:x="0.687in" svg:y="-0.0004in" svg:viewBox="0 0 161 758" svg:d="M142 753c1 0 3 4 4 5 4 0 6 0 10 0 1 0 5-1 5-5 0-1-1-2-1-3-16-16-39-39-65-84-46-82-63-187-63-286 0-188 53-297 128-372 1-2 1-2 1-3 0-5-3-5-9-5-4 0-6 0-9 4-41 34-85 93-114 182-18 56-29 124-29 194 0 98 19 211 85 310 11 15 18 23 27 33 4 5 10 12 13 15 6 5 11 11 17 15z"><text:p/></draw:path><draw:path draw:style-name="gr4" draw:text-style-name="P16" svg:width="0.1559in" svg:height="0.1654in" svg:x="0.7657in" svg:y="0.0665in" svg:viewBox="0 0 397 421" svg:d="M154 225c-51 61-100 122-150 184-4 4-4 4-4 7 0 5 4 5 12 5 116 0 233 0 349 0 12-35 24-70 36-105-3 0-7 0-11 0-10 32-38 58-74 70-7 2-36 11-97 11-60 0-120 0-180 0 49-59 97-119 146-179 4-4 4-7 4-8 0-2 0-2-3-6-45-62-91-125-136-187 55 0 111 0 166 0 48 0 146 2 174 82 4 0 8 0 11 0-12-33-24-67-36-99-116 0-233 0-349 0-12 0-12 0-12 13 52 71 102 141 154 212z"><text:p/></draw:path><draw:path draw:style-name="gr4" draw:text-style-name="P16" svg:width="0.035in" svg:height="0.078in" svg:x="0.9362in" svg:y="0.163in" svg:viewBox="0 0 90 199" svg:d="M83 12c0-5-4-12-12-12-9 0-17 8-17 17 0 5 4 11 12 11s17-9 17-16zM22 162c-2 4-3 7-3 12 0 13 12 25 29 25 29 0 42-40 42-45 0-4-4-4-5-4-3 0-5 1-6 5-6 24-19 36-31 36-6 0-7-4-7-11 0-6 2-12 5-18 3-8 6-17 9-24s13-33 15-37c1-4 1-7 1-10 0-14-11-25-28-25-29 0-43 40-43 45 0 4 5 4 6 4 4 0 4-2 5-4 7-26 20-36 31-36 5 0 8 2 8 9s-2 12-9 30c-6 16-13 31-19 48z"><text:p/></draw:path><draw:path draw:style-name="gr4" draw:text-style-name="P16" svg:width="0.0142in" svg:height="0.0354in" svg:x="0.9909in" svg:y="0.2272in" svg:viewBox="0 0 37 91" svg:d="M29 29c0 17-3 36-23 54-1 1-2 2-2 4s2 4 4 4c4 0 29-24 29-59 0-18-7-32-20-32-10 0-17 7-17 17 0 9 7 17 17 17 7 0 8-4 12-5z"><text:p/></draw:path><draw:path draw:style-name="gr4" draw:text-style-name="P16" svg:width="0.0508in" svg:height="0.1004in" svg:x="1.0177in" svg:y="0.163in" svg:viewBox="0 0 130 256" svg:d="M130 12c0-6-4-12-12-12-9 0-17 8-17 17 0 5 3 11 12 11 8 0 17-8 17-16zM67 210c-6 21-21 39-38 39-4 0-7-1-11-3 7-3 10-10 10-14 0-7-5-12-11-12-10 0-17 8-17 18 0 11 11 18 29 18s53-10 61-46 18-71 26-105c2-4 3-6 3-11 0-17-15-28-33-28-32 0-51 41-51 45s3 3 5 4c3 0 4-1 6-6 8-16 22-34 40-34 8 0 10 4 10 14 0 4-1 7-1 8-10 38-18 75-28 113z"><text:p/></draw:path><draw:path draw:style-name="gr4" draw:text-style-name="P16" svg:width="0.0063in" svg:height="0.1654in" svg:x="1.1346in" svg:y="0.0665in" svg:viewBox="0 0 17 421" svg:d="M17 14c0-7 0-14-9-14-8 0-8 7-8 14 0 130 0 261 0 391 0 7 0 16 8 16 9 0 9-9 9-16 0-130 0-261 0-391z"><text:p/></draw:path><draw:path draw:style-name="gr4" draw:text-style-name="P16" svg:width="0.1181in" svg:height="0.113in" svg:x="1.1681in" svg:y="0.078in" svg:viewBox="0 0 301 288" svg:d="M49 256c-3 16-5 19-38 19-7 0-11 0-11 9 0 4 4 4 11 4 50 0 101 0 151 0 66 0 116-49 116-91 0-30-25-55-66-59 45-8 89-39 89-79 0-31-29-59-79-59-47 0-95 0-142 0-7 0-12 0-12 8 0 5 4 5 12 5 2 0 9 0 16 1 8 0 12 2 12 6 0 3-1 4-2 9-20 76-38 151-57 227zM113 133c8-34 18-69 26-104 4-15 5-16 23-16s36 0 54 0c37 0 47 25 47 43 0 38-37 77-88 77-20 0-42 0-62 0zM94 275c-5 0-6 0-9 0-5-1-6-1-6-5 0-1 0-2 3-9 9-40 19-80 28-118 27 0 54 0 81 0 39 0 48 31 48 49 0 42-37 83-88 83-19 0-38 0-57 0z"><text:p/></draw:path><draw:path draw:style-name="gr4" draw:text-style-name="P16" svg:width="0.035in" svg:height="0.0776in" svg:x="1.2925in" svg:y="0.1394in" svg:viewBox="0 0 90 198" svg:d="M82 11c0-5-4-11-12-11s-16 7-16 16c0 4 4 12 11 12 9 0 17-9 17-17zM22 161c-2 4-3 7-3 12 0 14 12 25 28 25 30 0 43-41 43-45s-4-3-5-4c-5 0-5 2-6 5-7 24-20 36-31 36-6 0-7-4-7-10 0-7 1-13 5-19 2-8 6-16 9-24 3-7 13-34 15-37 0-3 1-6 1-10 0-13-12-25-28-25-30 0-43 41-43 46 0 3 4 3 5 3 5 0 5-1 6-5 7-25 20-36 31-36 5 0 7 3 7 11 0 6-1 11-9 29-6 16-12 31-18 48z"><text:p/></draw:path><draw:path draw:style-name="gr4" draw:text-style-name="P16" svg:width="0.0508in" svg:height="0.1004in" svg:x="1.3343in" svg:y="0.1394in" svg:viewBox="0 0 130 256" svg:d="M130 11c0-5-4-11-12-11-9 0-17 8-17 16 0 4 3 12 12 12 8 0 17-9 17-17zM67 210c-5 21-21 38-38 38-4 0-7-2-11-3 8-3 10-9 10-14 0-7-5-11-11-11-10 0-17 7-17 17 0 12 11 19 29 19s53-11 61-47c10-36 18-71 28-106 0-3 1-6 1-10 0-16-15-28-33-28-32 0-51 41-51 46 0 3 5 3 6 3 3 0 3-1 5-5 8-18 22-36 40-36 8 0 10 5 10 15 0 3 0 7-1 9-10 38-18 75-28 113z"><text:p/></draw:path><draw:path draw:style-name="gr4" draw:text-style-name="P16" svg:width="0.0063in" svg:height="0.1654in" svg:x="1.424in" svg:y="0.0665in" svg:viewBox="0 0 17 421" svg:d="M17 14c0-7 0-14-9-14-8 0-8 7-8 14 0 130 0 261 0 391 0 7 0 16 8 16 9 0 9-9 9-16 0-130 0-261 0-391z"><text:p/></draw:path><draw:path draw:style-name="gr4" draw:text-style-name="P16" svg:width="0.0189in" svg:height="0.0492in" svg:x="1.4646in" svg:y="0.1724in" svg:viewBox="0 0 49 126" svg:d="M49 44c0-28-11-44-27-44-14 0-22 11-22 22 0 12 8 22 22 22 6 0 10-1 15-6 1 0 1-1 1-1 2 0 2 1 2 7 0 32-15 57-29 70-5 5-5 6-5 7 0 3 2 5 5 5 5 0 38-32 38-82z"><text:p/></draw:path><draw:path draw:style-name="gr4" draw:text-style-name="P16" svg:width="0.0543in" svg:height="0.1102in" svg:x="1.5386in" svg:y="0.0807in" svg:viewBox="0 0 139 281" svg:d="M86 11c0-10 0-11-9-11-27 28-64 28-77 28 0 3 0 8 0 12 8 0 34 0 55-11 0 73 0 145 0 219 0 15-1 20-39 20-5 0-9 0-14 0 0 4 0 8 0 13 15-1 52-1 69-1s54 0 68 1c0-5 0-9 0-13-5 0-8 0-13 0-38 0-40-5-40-20 0-80 0-158 0-237z"><text:p/></draw:path><draw:path draw:style-name="gr4" draw:text-style-name="P16" svg:width="0.0169in" svg:height="0.0169in" svg:x="1.6213in" svg:y="0.1724in" svg:viewBox="0 0 44 44" svg:d="M44 22c0-12-10-22-22-22s-22 10-22 22c0 13 10 22 22 22s22-9 22-22z"><text:p/></draw:path><draw:path draw:style-name="gr4" draw:text-style-name="P16" svg:width="0.0697in" svg:height="0.1142in" svg:x="1.6594in" svg:y="0.0807in" svg:viewBox="0 0 178 291" svg:d="M178 147c0-34-3-69-17-100-21-40-54-47-72-47-25 0-57 11-73 50-15 29-16 63-16 97 0 31 1 69 18 101 19 34 49 43 70 43 22 0 55-10 74-49 13-29 16-63 16-95zM88 281c-16 0-41-11-48-51-5-26-5-64-5-89 0-27 0-54 3-77 8-51 40-54 50-54 14 0 42 7 50 49 4 24 4 55 4 82 0 32 0 61-4 87-7 40-31 53-50 53z"><text:p/></draw:path><draw:path draw:style-name="gr4" draw:text-style-name="P16" svg:width="0.063in" svg:height="0.298in" svg:x="1.7417in" svg:y="-0.0004in" svg:viewBox="0 0 161 758" svg:d="M161 380c0-122-29-250-112-345-6-7-21-23-31-33-4-2-4-2-10-2-4 0-8 0-8 5 0 1 1 2 2 3 15 16 38 39 64 85 46 81 62 186 62 287 0 181-50 293-126 370-1 1-2 2-2 3 0 5 4 5 8 5 6 0 6 0 10-3 41-35 85-94 115-183 18-58 28-126 28-192z"><text:p/></draw:path></draw:g></text:p>
      <text:p text:style-name="P29" loext:marker-style-name="T11"><text:span text:style-name="T46">The matrices </text:span><text:span text:style-name="T48"><draw:g text:anchor-type="as-char" svg:y="-0.1181in" draw:z-index="48" draw:name="Shape40" draw:style-name="gr2"><svg:title>TexMaths</svg:title><svg:desc>12§display§$$ A $$§svg§600§FALSE§</svg:desc><draw:path draw:style-name="gr3" draw:text-style-name="P15" svg:width="0.1012in" svg:height="0.1004in" svg:x="0.0024in" svg:y="0.0087in" svg:viewBox="0 0 258 256" svg:d="M0 0c86 0 172 0 258 0 0 85 0 171 0 256-86 0-172 0-258 0 0-85 0-171 0-256z"><text:p/></draw:path><draw:path draw:style-name="gr4" draw:text-style-name="P16"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pan text:style-name="T46"><text:s/>and </text:span><text:span text:style-name="T48"><draw:g text:anchor-type="as-char" svg:y="-0.1126in" draw:z-index="49" draw:name="Shape41" draw:style-name="gr2"><svg:title>TexMaths</svg:title><svg:desc>12§display§$$ B $$§svg§600§FALSE§</svg:desc><draw:path draw:style-name="gr3" draw:text-style-name="P15" svg:width="0.1075in" svg:height="0.0957in" svg:x="0.0016in" svg:y="0.0087in" svg:viewBox="0 0 274 244" svg:d="M0 0c91 0 183 0 274 0 0 82 0 162 0 244-91 0-183 0-274 0 0-82 0-162 0-244z"><text:p/></draw:path><draw:path draw:style-name="gr4" draw:text-style-name="P16" svg:width="0.1173in" svg:height="0.1126in" svg:x="0in" svg:y="0in"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text:span><text:span text:style-name="T46"><text:s/>are initialized using Kaiming uniform initialization to ensure appropriate scaling, while \( C \) is initialized to zero:</text:span></text:p>
      <text:p text:style-name="P30"><draw:g text:anchor-type="as-char" svg:y="-0.1929in" draw:z-index="47" draw:name="Shape42" draw:style-name="gr2"><svg:title>TexMaths</svg:title><svg:desc>12§display§$$
A \sim \mathcal{U}\left(-\sqrt{\frac{6}{k + r}}, \sqrt{\frac{6}{k + r}}\right), \quad B \sim \mathcal{U}\left(-\sqrt{\frac{6}{r + r}}, \sqrt{\frac{6}{r + r}}\right), \quad C = 0
$$§svg§600§FALSE§</svg:desc><draw:path draw:style-name="gr3" draw:text-style-name="P15" svg:width="4.515in" svg:height="0.2807in" svg:x="0.002in" svg:y="0.0087in" svg:viewBox="0 0 11469 714" svg:d="M0 0c3823 0 7646 0 11469 0 0 238 0 476 0 714-3823 0-7646 0-11469 0 0-238 0-476 0-714z"><text:p/></draw:path><draw:path draw:style-name="gr4" draw:text-style-name="P16" svg:width="0.1134in" svg:height="0.1181in" svg:x="-0.0004in" svg:y="0.0728in" svg:viewBox="0 0 289 301" svg:d="M60 253c-17 27-34 33-52 35-4 0-8 0-8 8 0 2 1 5 5 5 12 0 24-1 36-1 14 0 29 1 42 1 3 0 8 0 8-9 0-4-3-4-6-4-11-2-20-4-20-15 0-5 2-9 6-15 11-18 21-36 32-54 35 0 71 0 106 0 1 8 6 66 6 70 0 12-22 14-30 14-6 0-10 0-10 8 0 5 5 5 6 5 17 0 35-1 53-1 10 0 37 1 47 1 2 0 8 0 8-9 0-4-5-4-9-4-27 0-27-3-28-16-8-87-18-175-26-262 0-9 0-10-8-10-7 0-8 2-12 7-49 82-97 163-146 246zM110 191c28-47 57-93 84-139 5 46 9 92 14 139-33 0-65 0-98 0z"><text:p/></draw:path><draw:path draw:style-name="gr4" draw:text-style-name="P16" svg:width="0.1102in" svg:height="0.0382in" svg:x="0.1732in" svg:y="0.1311in" svg:viewBox="0 0 281 98" svg:d="M281 14c0-9-3-13-6-13s-5 3-6 11c-1 40-29 63-59 63-26 0-47-17-67-37-22-19-43-38-72-38-47 0-71 47-71 85 0 13 5 13 6 13 5 0 6-8 6-9 1-47 32-65 59-65 26 0 47 18 67 36 22 19 43 38 72 38 46 0 71-45 71-84z"><text:p/></draw:path><draw:path draw:style-name="gr4" draw:text-style-name="P16" svg:width="0.1169in" svg:height="0.1177in" svg:x="0.3362in" svg:y="0.0783in" svg:viewBox="0 0 298 300" svg:d="M216 163c-10 36-25 87-25 120 0 12 7 17 18 17 17 0 48-18 48-27 0-2-3-3-4-3-6 0-13 3-18 7-5-1-8-6-8-12 0-50 48-198 60-229 6-12 11-29 11-32 0-4-3-4-4-4-10 0-29 12-31 19-6 16-7 17-12 33-13 40-55 110-97 158-14 15-54 63-84 63-21 0-34-17-34-44 0-30 17-67 42-125 16-34 28-64 28-84 0-19-14-20-21-20-32 0-73 26-73 35 0 3 2 3 5 3 5 0 12-3 19-8 2-2 10-6 22-6 8 0 12 6 12 14 0 20-15 53-33 94-27 63-37 90-37 115 0 27 12 50 42 50 25 0 64-18 107-57 29-28 48-53 66-77z"><text:p/></draw:path><draw:path draw:style-name="gr4" draw:text-style-name="P16" svg:width="0.063in" svg:height="0.2972in" svg:x="0.5173in" svg:y="0.0016in" svg:viewBox="0 0 161 756" svg:d="M142 751c1 0 3 4 4 5 4 0 6 0 10 0 1 0 5-1 5-5 0-1-1-2-3-3-14-16-37-39-63-84-46-82-63-186-63-285 0-187 53-296 128-371 1-1 1-2 1-3 0-5-4-5-9-5-6 0-6 0-9 4-41 34-85 93-115 182-18 55-28 123-28 193 0 98 18 211 84 309 12 15 18 23 28 33 3 5 9 12 13 15 6 5 11 11 17 15z"><text:p/></draw:path><draw:path draw:style-name="gr4" draw:text-style-name="P16" svg:width="0.1012in" svg:height="0.0063in" svg:x="0.6004in" svg:y="0.1465in" svg:viewBox="0 0 258 17" svg:d="M242 17c8 0 16 0 16-9 0-8-8-8-16-8-75 0-152 0-228 0-7 0-14 0-14 8 0 9 7 9 14 9 76 0 153 0 228 0z"><text:p/></draw:path><draw:path draw:style-name="gr4" draw:text-style-name="P16" svg:width="0.1508in" svg:height="0.2972in" svg:x="0.7343in" svg:y="0in" svg:viewBox="0 0 384 756" svg:d="M149 693c-30-105-60-210-90-314-19 21-40 44-59 67 2 2 4 5 6 7 10-11 19-23 29-35 32 113 65 225 97 338 14 0 14 0 18-9 77-244 155-487 232-730 2-6 2-7 2-9 0-4-4-8-10-8s-7 6-9 11c-72 227-144 454-216 682z"><text:p/></draw:path><draw:path draw:style-name="gr4" draw:text-style-name="P16" svg:width="0.2803in" svg:height="0.0063in" svg:x="0.8815in" svg:y="0in" svg:viewBox="0 0 713 17" svg:d="M0 0c238 0 475 0 713 0 0 6 0 11 0 17-238 0-475 0-713 0 0-6 0-11 0-17z"><text:p/></draw:path><draw:path draw:style-name="gr4" draw:text-style-name="P16" svg:width="0.0535in" svg:height="0.0787in" svg:x="0.9949in" svg:y="0.0492in" svg:viewBox="0 0 137 201" svg:d="M29 98c0-24 2-45 13-63 11-16 26-27 46-27 8 0 20 3 26 10-7 1-14 6-14 14s6 15 14 15 14-6 14-15c0-18-13-32-42-32-42 0-86 38-86 102 0 77 36 99 70 99 36 0 67-27 67-66 0-38-30-65-65-65-24 0-37 15-43 28zM70 192c-16 0-27-9-34-22-4-8-6-24-6-41 0-28 17-51 41-51 13 0 23 6 30 17 7 10 7 22 7 40 0 17 0 29-8 41-8 10-16 16-30 16z"><text:p/></draw:path><draw:path draw:style-name="gr4" draw:text-style-name="P16" svg:width="0.2402in" svg:height="0.0063in" svg:x="0.902in" svg:y="0.1465in" svg:viewBox="0 0 611 17" svg:d="M0 0c204 0 407 0 611 0 0 6 0 11 0 17-204 0-407 0-611 0 0-6 0-11 0-17z"><text:p/></draw:path><draw:path draw:style-name="gr4" draw:text-style-name="P16" svg:width="0.0567in" svg:height="0.0807in" svg:x="0.9102in" svg:y="0.1685in" svg:viewBox="0 0 145 206" svg:d="M71 8c0-1 1-3 1-4 0-2-1-4-5-4-6 0-31 1-38 2-3 0-6 0-6 8 0 3 3 3 7 3 14 0 14 3 14 5 0 1 0 4-1 6-14 55-27 110-42 167-1 6-1 6-1 7 0 3 4 8 10 8 8 0 12-5 14-12 0-1 13-53 14-56 21 1 38 8 38 24 0 1 0 2 0 6-2 3-2 5-2 8 0 22 17 30 32 30 28 0 25-30 37-44 0-4-4-4-5-4-4 0-4 1-6 7-4 12-11 34-25 34-9 0-11-8-11-16 0-4 0-6 2-13 0-1 2-6 2-9 0-27-36-30-48-32 8-4 19-14 24-19 15-14 30-27 46-27 4 0 8 0 10 3-13 1-16 12-16 17 0 6 5 11 12 11 9 0 17-7 17-19 0-10-7-21-23-21s-32 12-46 25c-12 12-23 22-35 27 9-40 20-78 30-118z"><text:p/></draw:path><draw:path draw:style-name="gr4" draw:text-style-name="P16" svg:width="0.085in" svg:height="0.085in" svg:x="0.9831in" svg:y="0.176in" svg:viewBox="0 0 217 217" svg:d="M116 116c30 0 60 0 90 0 4 0 11 0 11-7 0-8-6-8-11-8-30 0-60 0-90 0 0-30 0-60 0-90 0-4 0-11-7-11s-7 7-7 11c0 30 0 60 0 90-30 0-61 0-91 0-4 0-11 0-11 7 0 8 7 8 11 8 30 0 61 0 91 0 0 30 0 60 0 90 0 4 0 11 7 11s7-7 7-11c0-30 0-60 0-90z"><text:p/></draw:path><draw:path draw:style-name="gr4" draw:text-style-name="P16" svg:width="0.0539in" svg:height="0.0516in" svg:x="1.0823in" svg:y="0.1969in" svg:viewBox="0 0 138 132" svg:d="M56 70c0-2 6-28 8-29 0-3 9-18 18-25 3-3 12-8 24-8 3 0 10 0 16 4-9 2-13 11-13 17s5 11 12 11 17-6 17-18c0-16-17-22-31-22-16 0-29 6-42 20-5-18-23-20-30-20-12 0-19 6-24 14-6 12-11 29-11 30 0 4 4 3 5 4 5 0 5 0 7-8 5-18 10-32 22-32 7 0 9 6 9 15 0 5-2 15-5 24-2 8-4 20-6 26-3 13-6 25-9 38-1 4-4 11-4 12 0 6 6 9 11 9 4 0 10-3 12-9 1-1 4-14 6-21 2-11 6-22 8-32z"><text:p/></draw:path><draw:path draw:style-name="gr4" draw:text-style-name="P16" svg:width="0.0189in" svg:height="0.0492in" svg:x="1.1764in" svg:y="0.1732in" svg:viewBox="0 0 49 126" svg:d="M49 44c0-28-9-44-26-44-15 0-23 11-23 22 0 12 8 22 23 22 5 0 11-1 14-6 1 0 1-1 3-1 0 3 1 1 1 7 0 31-16 57-29 70-5 5-5 6-5 7 0 2 3 5 4 5 5 0 38-33 38-82z"><text:p/></draw:path><draw:path draw:style-name="gr4" draw:text-style-name="P16" svg:width="0.1508in" svg:height="0.2972in" svg:x="1.2543in" svg:y="0in" svg:viewBox="0 0 384 756" svg:d="M149 693c-30-105-60-210-90-314-19 21-40 44-59 67 2 2 4 5 6 7 10-11 19-23 29-35 32 113 65 225 97 338 14 0 14 0 18-9 77-244 155-487 232-730 2-6 2-7 2-9 0-4-4-8-8-8-8 0-9 6-10 11-72 227-145 454-217 682z"><text:p/></draw:path><draw:path draw:style-name="gr4" draw:text-style-name="P16" svg:width="0.2799in" svg:height="0.0063in" svg:x="1.4024in" svg:y="0in" svg:viewBox="0 0 712 17" svg:d="M0 0c238 0 474 0 712 0 0 6 0 11 0 17-238 0-474 0-712 0 0-6 0-11 0-17z"><text:p/></draw:path><draw:path draw:style-name="gr4" draw:text-style-name="P16" svg:width="0.0531in" svg:height="0.0787in" svg:x="1.5157in" svg:y="0.0492in" svg:viewBox="0 0 136 201" svg:d="M28 98c0-24 2-45 13-63 11-16 26-27 45-27 9 0 21 3 27 10-7 1-15 6-15 14s6 15 15 15c8 0 14-6 14-15 0-18-12-32-42-32-42 0-85 38-85 102 0 77 36 99 68 99 36 0 68-27 68-66 0-38-30-65-65-65-24 0-36 15-43 28zM68 192c-15 0-26-9-32-22-5-8-7-24-7-41 0-28 17-51 41-51 13 0 22 6 30 17 7 10 7 22 7 40 0 17 0 29-9 41-6 10-15 16-30 16z"><text:p/></draw:path><draw:path draw:style-name="gr4" draw:text-style-name="P16" svg:width="0.2402in" svg:height="0.0063in" svg:x="1.422in" svg:y="0.1465in" svg:viewBox="0 0 611 17" svg:d="M0 0c204 0 407 0 611 0 0 6 0 11 0 17-204 0-407 0-611 0 0-6 0-11 0-17z"><text:p/></draw:path><draw:path draw:style-name="gr4" draw:text-style-name="P16" svg:width="0.0567in" svg:height="0.0807in" svg:x="1.4307in" svg:y="0.1685in" svg:viewBox="0 0 145 206" svg:d="M71 8c0-1 1-3 1-4 0-2-1-4-5-4-6 0-31 1-38 2-3 0-6 0-6 8 0 3 3 3 7 3 14 0 14 3 14 5 0 1 0 4-1 6-14 55-27 110-42 167-1 6-1 6-1 7 0 3 4 8 11 8s11-5 13-12c0-1 13-53 14-56 21 1 38 8 38 24 0 1 0 2 0 6-2 3-2 5-2 8 0 22 17 30 32 30 28 0 25-30 37-44 0-4-4-4-5-4-4 0-4 1-6 7-4 12-11 34-25 34-9 0-11-8-11-16 0-4 0-6 2-13 0-1 2-6 2-9 0-27-36-30-48-32 8-4 19-14 24-19 15-14 30-27 46-27 4 0 8 0 10 3-12 1-16 12-16 17 0 6 6 11 12 11 9 0 17-7 17-19 0-10-7-21-23-21s-31 12-46 25c-12 12-22 22-35 27 9-40 20-78 30-118z"><text:p/></draw:path><draw:path draw:style-name="gr4" draw:text-style-name="P16" svg:width="0.085in" svg:height="0.085in" svg:x="1.5031in" svg:y="0.176in" svg:viewBox="0 0 217 217" svg:d="M116 116c30 0 60 0 90 0 5 0 11 0 11-7 0-8-6-8-11-8-30 0-60 0-90 0 0-30 0-60 0-90 0-4 0-11-7-11s-7 7-7 11c0 30 0 60 0 90-30 0-61 0-91 0-4 0-11 0-11 7 0 8 7 8 11 8 30 0 61 0 91 0 0 30 0 60 0 90 0 4 0 11 7 11s7-7 7-11c0-30 0-60 0-90z"><text:p/></draw:path><draw:path draw:style-name="gr4" draw:text-style-name="P16" svg:width="0.0539in" svg:height="0.0516in" svg:x="1.6024in" svg:y="0.1969in" svg:viewBox="0 0 138 132" svg:d="M56 70c0-2 8-28 8-29 1-3 9-18 19-25 2-3 11-8 24-8 2 0 9 0 15 4-9 2-13 11-13 17s5 11 12 11 17-6 17-18c0-16-17-22-31-22-16 0-29 6-42 20-5-18-23-20-30-20-11 0-19 6-23 14-7 12-12 29-12 30 0 4 5 4 6 4 4 0 4 0 6-8 5-18 10-32 22-32 7 0 9 6 9 15 0 5-2 15-5 24-2 8-4 20-6 26-3 13-6 25-9 38-1 4-4 11-4 12 0 6 6 9 11 9 4 0 10-3 12-9 1-1 5-14 6-21 2-11 6-22 8-32z"><text:p/></draw:path><draw:path draw:style-name="gr4" draw:text-style-name="P16" svg:width="0.0626in" svg:height="0.2972in" svg:x="1.6886in" svg:y="0.0016in" svg:viewBox="0 0 160 756" svg:d="M160 379c0-121-28-250-111-344-6-6-21-23-32-33-3-2-4-2-10-2-3 0-7 0-7 5 0 1 1 3 2 3 15 16 38 39 64 85 46 81 62 185 62 286 0 181-51 292-127 369-1 1-1 2-1 3 0 5 4 5 7 5 6 0 7 0 11-3 40-35 85-94 114-183 19-57 28-125 28-191z"><text:p/></draw:path><draw:path draw:style-name="gr4" draw:text-style-name="P16" svg:width="0.0189in" svg:height="0.0492in" svg:x="1.8236in" svg:y="0.1732in" svg:viewBox="0 0 49 126" svg:d="M49 44c0-28-11-44-27-44-14 0-22 11-22 22 0 12 8 22 22 22 6 0 10-1 15-6 1 0 1-1 1-1 2 0 2 1 2 7 0 31-15 57-29 70-5 5-5 6-5 7 0 2 2 5 5 5 5 0 38-33 38-82z"><text:p/></draw:path><draw:path draw:style-name="gr4" draw:text-style-name="P16" svg:width="0.1181in" svg:height="0.113in" svg:x="2.0559in" svg:y="0.0783in" svg:viewBox="0 0 301 288" svg:d="M49 255c-3 16-5 19-38 19-7 0-11 0-11 9 0 5 4 5 11 5 50 0 101 0 151 0 66 0 116-50 116-91 0-30-24-54-66-59 45-9 89-40 89-79 0-31-27-59-78-59-48 0-95 0-143 0-7 0-12 0-12 8 0 5 4 5 12 5 2 0 9 0 16 1 8 2 12 2 12 6 0 3 0 4-1 9-19 75-39 151-58 226zM113 134c8-35 18-69 26-104 4-16 5-17 23-17s37 0 55 0c37 0 46 25 46 43 0 37-36 78-88 78-20 0-42 0-62 0zM95 274c-6 0-7 0-10 0-5-1-6-1-6-4 0-2 0-2 3-10 9-40 19-79 28-117 27 0 54 0 81 0 41 0 48 31 48 49 0 42-37 82-88 82-19 0-37 0-56 0z"><text:p/></draw:path><draw:path draw:style-name="gr4" draw:text-style-name="P16" svg:width="0.1106in" svg:height="0.0382in" svg:x="2.2382in" svg:y="0.1311in" svg:viewBox="0 0 282 98" svg:d="M282 14c0-9-2-13-6-13-2 0-6 3-6 11-1 40-30 63-59 63-26 0-47-17-68-37-21-19-43-38-72-38-46 0-71 47-71 85 0 13 4 8 6 13 5 0 6-8 6-9 2-47 34-65 59-65 27 0 47 18 68 36 22 19 43 38 72 38 46 0 71-45 71-84z"><text:p/></draw:path><draw:path draw:style-name="gr4" draw:text-style-name="P16" svg:width="0.1169in" svg:height="0.1177in" svg:x="2.4012in" svg:y="0.0783in" svg:viewBox="0 0 298 300" svg:d="M215 163c-10 36-24 87-24 120 0 12 7 17 17 17 16 0 49-18 49-27 0-2-3-3-5-3-5 0-12 3-17 7-6-1-8-6-8-12 0-50 48-198 60-229 5-12 11-29 11-32 0-4-3-4-5-4-9 0-28 12-31 19-5 16-6 17-11 33-15 40-57 110-97 158-14 15-56 63-86 63-20 0-32-17-32-44 0-30 17-67 42-125 14-34 28-64 28-84 0-19-14-20-22-20-32 0-73 26-73 35 0 3 3 3 5 3 6 0 13-3 20-8 2-2 10-6 20-6s14 6 14 14c0 20-16 53-33 94-29 63-37 90-37 115 0 27 11 50 41 50 26 0 65-18 108-57 29-28 48-53 66-77z"><text:p/></draw:path><draw:path draw:style-name="gr4" draw:text-style-name="P16" svg:width="0.0626in" svg:height="0.2972in" svg:x="2.5823in" svg:y="0.0016in" svg:viewBox="0 0 160 756" svg:d="M140 751c2 0 5 5 6 5 3 0 6 0 9 0 1 0 5-1 5-5 0-1-2-2-2-3-15-16-38-39-64-84-46-82-63-186-63-285 0-187 54-296 127-371 2-1 2-2 2-3 0-5-3-5-8-5-6 0-7 0-10 4-40 34-86 93-114 182-18 55-28 123-28 193 0 98 18 211 84 309 11 15 18 23 26 33 5 5 11 12 15 15 5 5 11 11 15 15z"><text:p/></draw:path><draw:path draw:style-name="gr4" draw:text-style-name="P16" svg:width="0.1012in" svg:height="0.0063in" svg:x="2.665in" svg:y="0.1465in" svg:viewBox="0 0 258 17" svg:d="M244 17c7 0 14 0 14-9 0-8-7-8-14-8-76 0-153 0-228 0-8 0-16 0-16 8 0 9 8 9 16 9 75 0 152 0 228 0z"><text:p/></draw:path><draw:path draw:style-name="gr4" draw:text-style-name="P16" svg:width="0.1508in" svg:height="0.2972in" svg:x="2.7988in" svg:y="0in" svg:viewBox="0 0 384 756" svg:d="M150 693c-30-105-61-210-91-314-19 21-40 44-59 67 2 2 5 5 7 7 10-11 19-23 29-35 32 113 65 225 97 338 13 0 15 0 17-9 77-244 155-487 232-730 2-6 2-7 2-9 0-4-4-8-8-8-6 0-9 6-10 11-72 227-144 454-216 682z"><text:p/></draw:path><draw:path draw:style-name="gr4" draw:text-style-name="P16" svg:width="0.2717in" svg:height="0.0063in" svg:x="2.9465in" svg:y="0in" svg:viewBox="0 0 691 17" svg:d="M0 0c230 0 461 0 691 0 0 6 0 11 0 17-230 0-461 0-691 0 0-6 0-11 0-17z"><text:p/></draw:path><draw:path draw:style-name="gr4" draw:text-style-name="P16" svg:width="0.0535in" svg:height="0.0787in" svg:x="3.0555in" svg:y="0.0492in" svg:viewBox="0 0 137 201" svg:d="M29 98c0-24 2-45 13-63 10-16 26-27 44-27 10 0 22 3 28 10-8 1-14 6-14 14s4 15 14 15c8 0 14-6 14-15 0-18-13-32-42-32-42 0-86 38-86 102 0 77 36 99 68 99 36 0 69-27 69-66 0-38-30-65-65-65-24 0-37 15-43 28zM68 192c-14 0-25-9-32-22-4-8-6-24-6-41 0-28 17-51 41-51 13 0 23 6 30 17 7 10 7 22 7 40 0 17 0 29-8 41-8 10-16 16-32 16z"><text:p/></draw:path><draw:path draw:style-name="gr4" draw:text-style-name="P16" svg:width="0.2319in" svg:height="0.0063in" svg:x="2.9665in" svg:y="0.1465in" svg:viewBox="0 0 590 17" svg:d="M0 0c197 0 394 0 590 0 0 6 0 11 0 17-196 0-393 0-590 0 0-6 0-11 0-17z"><text:p/></draw:path><draw:path draw:style-name="gr4" draw:text-style-name="P16" svg:width="0.0535in" svg:height="0.0516in" svg:x="2.972in" svg:y="0.1969in" svg:viewBox="0 0 137 132" svg:d="M55 70c0-2 7-28 7-29 2-3 10-18 20-25 3-3 10-8 24-8 2 0 9 0 15 4-8 2-12 11-12 17s4 11 11 11c6 0 17-6 17-18 0-16-16-22-31-22-16 0-29 6-42 20-5-18-23-20-30-20-11 0-18 6-23 14-7 12-11 29-11 30 0 4 4 4 5 4 3 0 5 0 6-8 5-18 11-32 21-32 9 0 10 6 10 15 0 5-1 15-4 24-2 8-6 20-7 26-3 13-6 25-9 38-2 4-3 11-3 12 0 6 5 9 10 9s11-3 13-9c0-1 4-14 5-21 2-11 6-22 8-32z"><text:p/></draw:path><draw:path draw:style-name="gr4" draw:text-style-name="P16" svg:width="0.085in" svg:height="0.085in" svg:x="3.0402in" svg:y="0.176in" svg:viewBox="0 0 217 217" svg:d="M115 116c30 0 60 0 90 0 5 0 12 0 12-7 0-8-7-8-12-8-30 0-60 0-90 0 0-30 0-60 0-90 0-4 0-11-7-11s-7 7-7 11c0 30 0 60 0 90-30 0-60 0-90 0-5 0-11 0-11 7 0 8 6 8 11 8 30 0 60 0 90 0 0 30 0 60 0 90 0 4 0 11 7 11s7-7 7-11c0-30 0-60 0-90z"><text:p/></draw:path><draw:path draw:style-name="gr4" draw:text-style-name="P16" svg:width="0.0535in" svg:height="0.0516in" svg:x="3.1394in" svg:y="0.1969in" svg:viewBox="0 0 137 132" svg:d="M55 70c0-2 7-28 7-29 2-3 10-18 20-25 2-3 10-8 24-8 2 0 9 0 15 4-9 2-13 11-13 17s5 11 12 11c6 0 17-6 17-18 0-16-17-22-31-22-16 0-29 6-42 20-5-18-23-20-30-20-11 0-18 6-23 14-7 12-11 29-11 30 0 4 4 4 5 4 3 0 3 0 6-8 5-18 11-32 21-32 9 0 10 6 10 15 0 5-2 15-5 24-2 8-5 20-6 26-3 13-6 25-9 38-2 4-3 11-3 12 0 6 5 9 10 9s11-3 13-9c0-1 4-14 5-21 2-11 6-22 8-32z"><text:p/></draw:path><draw:path draw:style-name="gr4" draw:text-style-name="P16" svg:width="0.0193in" svg:height="0.0492in" svg:x="3.2327in" svg:y="0.1732in" svg:viewBox="0 0 50 126" svg:d="M50 44c0-28-10-44-27-44-13 0-23 11-23 22 0 12 10 22 23 22 5 0 11-1 14-6 1 0 1-1 3-1 1 0 1 1 1 7 0 31-15 57-29 70-5 5-5 6-5 7 0 2 3 5 5 5 4 0 38-33 38-82z"><text:p/></draw:path><draw:path draw:style-name="gr4" draw:text-style-name="P16" svg:width="0.1508in" svg:height="0.2972in" svg:x="3.3106in" svg:y="0in" svg:viewBox="0 0 384 756" svg:d="M150 693c-30-105-61-210-91-314-19 21-40 44-59 67 2 2 5 5 7 7 10-11 19-23 29-35 32 113 64 225 96 338 14 0 14 0 18-9 77-244 155-487 232-730 2-6 2-7 2-9 0-4-4-8-8-8-6 0-9 6-10 11-72 227-144 454-216 682z"><text:p/></draw:path><draw:path draw:style-name="gr4" draw:text-style-name="P16" svg:width="0.2717in" svg:height="0.0063in" svg:x="3.4587in" svg:y="0in" svg:viewBox="0 0 691 17" svg:d="M0 0c230 0 461 0 691 0 0 6 0 11 0 17-230 0-461 0-691 0 0-6 0-11 0-17z"><text:p/></draw:path><draw:path draw:style-name="gr4" draw:text-style-name="P16" svg:width="0.0531in" svg:height="0.0787in" svg:x="3.5677in" svg:y="0.0492in" svg:viewBox="0 0 136 201" svg:d="M29 98c0-24 2-45 13-63 10-16 26-27 44-27 10 0 22 3 27 10-7 1-13 6-13 14s4 15 14 15c8 0 14-6 14-15 0-18-13-32-42-32-43 0-86 38-86 102 0 77 36 99 68 99 36 0 68-27 68-66 0-38-29-65-64-65-24 0-37 15-43 28zM68 192c-14 0-26-9-32-22-4-8-6-24-6-41 0-28 17-51 41-51 13 0 21 6 30 17 7 10 7 22 7 40 0 17 0 29-8 41-8 10-17 16-32 16z"><text:p/></draw:path><draw:path draw:style-name="gr4" draw:text-style-name="P16" svg:width="0.2319in" svg:height="0.0063in" svg:x="3.4783in" svg:y="0.1465in" svg:viewBox="0 0 590 17" svg:d="M0 0c197 0 394 0 590 0 0 6 0 11 0 17-196 0-393 0-590 0 0-6 0-11 0-17z"><text:p/></draw:path><draw:path draw:style-name="gr4" draw:text-style-name="P16" svg:width="0.0535in" svg:height="0.0516in" svg:x="3.4843in" svg:y="0.1969in" svg:viewBox="0 0 137 132" svg:d="M55 70c0-2 7-28 7-29 2-3 10-18 20-25 2-3 10-8 24-8 2 0 9 0 15 4-9 2-13 11-13 17s5 11 12 11c6 0 17-6 17-18 0-16-16-22-31-22-16 0-29 6-42 20-5-18-23-20-30-20-11 0-18 6-23 14-7 12-11 29-11 30 0 4 4 4 5 4 3 0 5 0 6-8 5-18 11-32 21-32 9 0 10 6 10 15 0 5-2 15-5 24-2 8-5 20-6 26-3 13-6 25-9 38-2 4-3 11-3 12 0 6 5 9 10 9s11-3 13-9c0-1 4-14 5-21 2-11 6-22 8-32z"><text:p/></draw:path><draw:path draw:style-name="gr4" draw:text-style-name="P16" svg:width="0.085in" svg:height="0.085in" svg:x="3.5516in" svg:y="0.176in" svg:viewBox="0 0 217 217" svg:d="M116 116c30 0 60 0 90 0 5 0 11 0 11-7 0-8-6-8-11-8-30 0-60 0-90 0 0-30 0-60 0-90 0-4 0-11-7-11s-7 7-7 11c0 30 0 60 0 90-30 0-61 0-91 0-4 0-11 0-11 7 0 8 7 8 11 8 30 0 61 0 91 0 0 30 0 60 0 90 0 4 0 11 7 11s7-7 7-11c0-30 0-60 0-90z"><text:p/></draw:path><draw:path draw:style-name="gr4" draw:text-style-name="P16" svg:width="0.0539in" svg:height="0.0516in" svg:x="3.6508in" svg:y="0.1969in" svg:viewBox="0 0 138 132" svg:d="M56 70c0-2 8-28 8-29 1-3 9-18 19-25 2-3 11-8 24-8 2 0 9 0 15 4-9 2-13 11-13 17s5 11 12 11 17-6 17-18c0-16-17-22-31-22-16 0-29 6-42 20-5-18-23-20-30-20-11 0-19 6-23 14-7 12-12 29-12 30 0 4 5 4 6 4 4 0 4 0 6-8 5-18 10-32 22-32 7 0 9 6 9 15 0 5-2 15-5 24-2 8-4 20-6 26-3 13-6 25-9 38-1 4-4 11-4 12 0 6 6 9 11 9 4 0 10-3 12-9 1-1 5-14 6-21 2-11 6-22 8-32z"><text:p/></draw:path><draw:path draw:style-name="gr4" draw:text-style-name="P16" svg:width="0.0626in" svg:height="0.2972in" svg:x="3.737in" svg:y="0.0016in" svg:viewBox="0 0 160 756" svg:d="M160 379c0-121-28-250-111-344-6-6-21-23-32-33-3-2-4-2-10-2-3 0-7 0-7 5 0 1 1 3 2 3 15 16 38 39 64 85 46 81 62 185 62 286 0 181-51 292-127 369-1 1-1 2-1 3 0 5 4 5 7 5 6 0 7 0 11-3 40-35 85-94 114-183 19-57 28-125 28-191z"><text:p/></draw:path><draw:path draw:style-name="gr4" draw:text-style-name="P16" svg:width="0.0189in" svg:height="0.0492in" svg:x="3.872in" svg:y="0.1732in" svg:viewBox="0 0 49 126" svg:d="M49 44c0-28-11-44-27-44-14 0-22 11-22 22 0 12 8 22 22 22 6 0 10-1 15-6 1 0 1-1 1-1 2 0 2 1 2 7 0 31-15 57-29 70-5 5-5 6-5 7 0 2 2 5 5 5 5 0 38-33 38-82z"><text:p/></draw:path><draw:path draw:style-name="gr4" draw:text-style-name="P16" svg:width="0.1173in" svg:height="0.1201in" svg:x="4.1059in" svg:y="0.0756in" svg:viewBox="0 0 299 306" svg:d="M299 4c0-2 0-4-5-4-1 0-1 0-6 5-10 11-19 21-29 32-5-6-24-37-71-37-93 0-188 92-188 191 0 68 49 115 114 115 37 0 68-17 91-36 40-35 47-73 47-75 0-4-5-4-6-4-2 0-4 1-5 4-3 12-13 42-43 66-29 24-55 31-77 31-38 0-83-21-83-87 0-24 9-92 51-141 26-30 66-52 103-52 43 0 68 32 68 81 0 17-1 17-1 22 0 4 4 5 6 5 5 0 5-1 7-9 9-36 18-71 27-107z"><text:p/></draw:path><draw:path draw:style-name="gr4" draw:text-style-name="P16" svg:width="0.1102in" svg:height="0.0382in" svg:x="4.2835in" svg:y="0.1311in" svg:viewBox="0 0 281 98" svg:d="M266 17c6 0 15 0 15-9 0-8-9-8-15-8-84 0-169 0-253 0-5 0-13 0-13 8 0 9 8 9 14 9 84 0 168 0 252 0zM266 98c6 0 15 0 15-8 0-9-9-9-15-9-84 0-168 0-252 0-6 0-14 0-14 9 0 8 8 8 13 8 84 0 169 0 253 0z"><text:p/></draw:path><draw:path draw:style-name="gr4" draw:text-style-name="P16" svg:width="0.0697in" svg:height="0.1138in" svg:x="4.4559in" svg:y="0.0811in" svg:viewBox="0 0 178 290" svg:d="M178 146c0-33-3-67-17-98-19-41-54-48-72-48-25 0-57 11-73 50-14 29-16 63-16 96 0 31 1 70 19 101 18 35 48 43 70 43 23 0 54-10 73-49 13-29 16-62 16-95zM89 280c-17 0-42-10-49-50-5-26-5-65-5-90 0-26 0-54 3-76 8-51 40-54 51-54 13 0 41 7 49 49 5 24 5 55 5 81 0 33 0 61-5 88-7 39-31 52-49 52z"><text:p/></draw:path></draw:g></text:p>
      <text:p text:style-name="P31" loext:marker-style-name="T11"/>
      <text:p text:style-name="P32">TLoRA extends LoRA by introducing an additional <text:span text:style-name="T49">very-</text:span>low-rank matrix and a dynamic scaling factor. This additional degree of freedom allows for more flexible low-rank approximations, potentially leading to improved performance. <text:s/>By introducing low-rank matrices and adaptive scaling, TLoRA significantly reduces the number of trainable parameters, making it a more efficient fine-tuning method. Through empirical experiments, we will later demonstrate that TLoRA achieves superior performance over LoRA, while using a smaller number of trainable parameters.</text:p>
      <text:p text:style-name="List_20_Heading"/>
      <text:p text:style-name="P33"><text:span text:style-name="T50">2</text:span><text:span text:style-name="T51">.</text:span><text:span text:style-name="T52">3</text:span><text:span text:style-name="T51">. </text:span>Parameter <text:span text:style-name="T51">c</text:span>ount</text:p>
      <text:p text:style-name="P34"/>
      <text:p text:style-name="P34"/>
      <text:p text:style-name="P35"><text:span text:style-name="T50">2</text:span><text:span text:style-name="T51">.</text:span><text:span text:style-name="T53">4</text:span><text:span text:style-name="T51">. </text:span><text:span text:style-name="T53">Initialization</text:span></text:p>
      <text:p text:style-name="P34"/>
      <text:list text:continue-numbering="true" text:style-name="WWNum2">
        <text:list-item>
          <text:p text:style-name="P8" loext:marker-style-name="T12"><text:span text:style-name="T12">Empirical </text:span><text:span text:style-name="T54">e</text:span><text:span text:style-name="T12">xperiments</text:span></text:p>
        </text:list-item>
      </text:list>
      <text:p text:style-name="P36" loext:marker-style-name="T11"><text:span text:style-name="T11">We hypothesize that the updates to the weights during fine-tuning have a low "intrinsic rank." This is supported by previous work showing that pre-trained language models can learn efficiently despite a random projection to a smaller subspace. By utilizing a tri-matrix decomposition, TLoRA captures more complex interactions in the input data, enhancing the expressiveness of the low-rank adaptation while maintaining efficiency.</text:span></text:p>
      <text:p text:style-name="P37" loext:marker-style-name="T11"><text:span text:style-name="T55">In this study, we evaluate the effectiveness of </text:span><text:span text:style-name="Strong_20_Emphasis"><text:span text:style-name="T55">TLoRA</text:span></text:span><text:span text:style-name="T55"> on several downstream tasks, comparing it against </text:span><text:span text:style-name="Strong_20_Emphasis"><text:span text:style-name="T55">LoRA</text:span></text:span><text:span text:style-name="T55"> in terms of performance and parameter efficiency. We focus on four classification tasks from the </text:span><text:span text:style-name="Strong_20_Emphasis"><text:span text:style-name="T55">GLUE</text:span></text:span><text:span text:style-name="T55"> benchmark: </text:span><text:span text:style-name="Strong_20_Emphasis"><text:span text:style-name="T55">MRPC</text:span></text:span><text:span text:style-name="T55"> (Microsoft Research Paraphrase Corpus), </text:span><text:span text:style-name="Strong_20_Emphasis"><text:span text:style-name="T55">RTE</text:span></text:span><text:span text:style-name="T55"> (Recognizing Textual Entailment), </text:span><text:span text:style-name="Strong_20_Emphasis"><text:span text:style-name="T55">CoLA</text:span></text:span><text:span text:style-name="T55"> (Corpus of Linguistic Acceptability), and </text:span><text:span text:style-name="Strong_20_Emphasis"><text:span text:style-name="T55">SST-2</text:span></text:span><text:span text:style-name="T55"> (Stanford Sentiment Treebank). These tasks span a range of natural language understanding challenges, from sentence similarity to sentiment analysis, offering a comprehensive evaluation of the models' capabilities.</text:span></text:p>
      <text:p text:style-name="P37" loext:marker-style-name="T11">We conduct experiments using two widely used pre-trained transformer models: facebook/opt-125m, a decoder-only autoregressive model, and FacebookAI/roberta-base, a bidirectional encoder model. These models differ not only in architecture but also in their layer structures, providing a robust testbed for assessing TLoRA's ability to improve fine-tuning <text:soft-page-break/>efficiency across diverse architectures.</text:p>
      <text:p text:style-name="P37">To perform fine-tuning, we apply LoRA and TLoRA to specific layers of each model. For both models, we target the linear layers associated with the attention mechanisms and intermediate feed-forward layers, as these are the most critical for task adaptation. For RoBERTa, the model is composed of stacked transformer encoder layers, and we specifically target the linear layers within the attention submodules (self.query, self.key) and the output projection layers, as these play a central role in the model's ability to capture semantic relationships between tokens. For OPT, a decoder-only model, we similarly target the linear layers in the decoder's attention mechanism, specifically focusing on the query (self_attn.q_proj) and value projections (self_attn.v_proj) within the self-attention submodules. These projections are essential for learning the relationships between the query and value vectors in the attention mechanism, which is central to autoregressive language modeling.</text:p>
      <text:p text:style-name="P37" loext:marker-style-name="T11"><text:span text:style-name="T55">For each task, we fine-tune the models using both TLoRA and the standard LoRA approach. In TLoRA, we augment the low-rank updates by introducing an additional very-low-rank matrix and an adaptive scaling factor, which allows for a more flexible low-rank approximation of the parameter updates. This extension aims to improve the model's performance without introducing a significant increase in the number of trainable parameters. In contrast, LoRA only employs a single low-rank decomposition for the adaptation.</text:span></text:p>
      <text:p text:style-name="P37" loext:marker-style-name="T11"><text:span text:style-name="T55">The objective of our experiments is to evaluate how well these adaptations—LoRA and TLoRA—perform on classification tasks, both in terms of classification accuracy and computational efficiency. We measure the impact of these techniques on the GLUE tasks by comparing the models' accuracy across all tasks, as well as the number of parameters that need to be fine-tuned. </text:span></text:p>
      <text:p text:style-name="P38" loext:marker-style-name="T11"><text:span text:style-name="T11"/></text:p>
      <text:list text:continue-numbering="true" text:style-name="WWNum2">
        <text:list-item>
          <text:p text:style-name="P11" loext:marker-style-name="T12"><text:span text:style-name="T12">Results</text:span></text:p>
        </text:list-item>
      </text:list>
      <text:p text:style-name="P39" loext:marker-style-name="T11"><text:span text:style-name="T11">In our experiments, TLoRA demonstrates significant improvements in performance over traditional fine-tuning methods and even surpasses LoRA in several benchmarks. This highlights the efficacy of the tri-matrix adaptation in capturing complex data relationships with minimal computational overhead.</text:span></text:p>
      <text:p text:style-name="P39" loext:marker-style-name="T11"><text:span text:style-name="T11"/></text:p>
      <text:p text:style-name="P40" loext:marker-style-name="T11"><text:span text:style-name="T55">Our results indicate that TLoRA consistently outperforms LoRA, yielding higher task accuracy with a smaller number of trainable parameters, thus demonstrating its potential for more efficient fine-tuning in large-scale language models.</text:span><text:span text:style-name="T56"/></text:p>
      <text:p text:style-name="P41"/>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column table:style-name="Table2.D" table:number-columns-repeated="2"/>
        <table:table-column table:style-name="Table2.H"/>
        <table:table-column table:style-name="Table2.I"/>
        <table:table-row table:style-name="Table2.1">
          <table:table-cell table:style-name="Table2.A1" office:value-type="string">
            <text:p text:style-name="P42">Model</text:p>
          </table:table-cell>
          <table:table-cell table:style-name="Table2.A1" office:value-type="string">
            <text:p text:style-name="P42">Fine Tuning Method</text:p>
          </table:table-cell>
          <table:table-cell table:style-name="Table2.A1" office:value-type="string">
            <text:p text:style-name="P42">Trainable Params</text:p>
          </table:table-cell>
          <table:table-cell table:style-name="Table2.A1" office:value-type="string">
            <text:p text:style-name="P42">SST-2 (Accuracy)</text:p>
          </table:table-cell>
          <table:table-cell table:style-name="Table2.A1" office:value-type="string">
            <text:p text:style-name="P42">CoLA (MCC)</text:p>
          </table:table-cell>
          <table:table-cell table:style-name="Table2.A1" office:value-type="string">
            <text:p text:style-name="P42">QNLI (Accuracy)</text:p>
          </table:table-cell>
          <table:table-cell table:style-name="Table2.A1" office:value-type="string">
            <text:p text:style-name="P42">RTE (Accuracy)</text:p>
          </table:table-cell>
          <table:table-cell table:style-name="Table2.A1" office:value-type="string">
            <text:p text:style-name="P42">MRPC (Accuracy)</text:p>
          </table:table-cell>
          <table:table-cell table:style-name="Table2.A1" office:value-type="string">
            <text:p text:style-name="P42">Avg</text:p>
          </table:table-cell>
        </table:table-row>
        <table:table-row table:style-name="Table2.2">
          <table:table-cell table:style-name="Table2.A2" office:value-type="string">
            <text:p text:style-name="P43">RoBERTa</text:p>
          </table:table-cell>
          <table:table-cell table:style-name="Table2.B2" office:value-type="string">
            <text:p text:style-name="P43">AdptP </text:p>
          </table:table-cell>
          <table:table-cell table:style-name="Table2.C2" office:value-type="string">
            <text:p text:style-name="P43">3M </text:p>
          </table:table-cell>
          <table:table-cell table:style-name="Table2.D2" office:value-type="float" office:value="96.1">
            <text:p text:style-name="P43">96.1</text:p>
          </table:table-cell>
          <table:table-cell table:style-name="Table2.D2" office:value-type="float" office:value="68.3">
            <text:p text:style-name="P43">68.3</text:p>
          </table:table-cell>
          <table:table-cell table:style-name="Table2.D2" office:value-type="float" office:value="94.8">
            <text:p text:style-name="P43">94.8</text:p>
          </table:table-cell>
          <table:table-cell table:style-name="Table2.D2" office:value-type="float" office:value="83.8">
            <text:p text:style-name="P43">83.8</text:p>
          </table:table-cell>
          <table:table-cell table:style-name="Table2.D2" office:value-type="float" office:value="90.2">
            <text:p text:style-name="P43">90.2</text:p>
          </table:table-cell>
          <table:table-cell table:style-name="Table2.D2" office:value-type="float" office:value="86.64">
            <text:p text:style-name="P43">86.64</text:p>
          </table:table-cell>
        </table:table-row>
        <table:table-row table:style-name="Table2.3">
          <table:table-cell table:style-name="Table2.A2" office:value-type="string">
            <text:p text:style-name="P43"/>
          </table:table-cell>
          <table:table-cell table:style-name="Table2.B3" office:value-type="string">
            <text:p text:style-name="P43">AdptP </text:p>
          </table:table-cell>
          <table:table-cell table:style-name="Table2.C3" office:value-type="string">
            <text:p text:style-name="P43">0.8M </text:p>
          </table:table-cell>
          <table:table-cell table:style-name="Table2.D2" office:value-type="float" office:value="96.6">
            <text:p text:style-name="P43">96.6</text:p>
          </table:table-cell>
          <table:table-cell table:style-name="Table2.D2" office:value-type="float" office:value="67.8">
            <text:p text:style-name="P43">67.8</text:p>
          </table:table-cell>
          <table:table-cell table:style-name="Table2.D2" office:value-type="float" office:value="94.8">
            <text:p text:style-name="P43">94.8</text:p>
          </table:table-cell>
          <table:table-cell table:style-name="Table2.D2" office:value-type="float" office:value="80.1">
            <text:p text:style-name="P43">80.1</text:p>
          </table:table-cell>
          <table:table-cell table:style-name="Table2.D2" office:value-type="float" office:value="89.7">
            <text:p text:style-name="P43">89.7</text:p>
          </table:table-cell>
          <table:table-cell table:style-name="Table2.D2" office:value-type="float" office:value="85.8">
            <text:p text:style-name="P43">85.8</text:p>
          </table:table-cell>
        </table:table-row>
        <table:table-row table:style-name="Table2.4">
          <table:table-cell table:style-name="Table2.A2" office:value-type="string">
            <text:p text:style-name="P43"/>
          </table:table-cell>
          <table:table-cell table:style-name="Table2.B4" office:value-type="string">
            <text:p text:style-name="P43">AdptH </text:p>
          </table:table-cell>
          <table:table-cell table:style-name="Table2.C4" office:value-type="string">
            <text:p text:style-name="P43">6M </text:p>
          </table:table-cell>
          <table:table-cell table:style-name="Table2.D2" office:value-type="float" office:value="96.2">
            <text:p text:style-name="P43">96.2</text:p>
          </table:table-cell>
          <table:table-cell table:style-name="Table2.D2" office:value-type="float" office:value="66.5">
            <text:p text:style-name="P43">66.5</text:p>
          </table:table-cell>
          <table:table-cell table:style-name="Table2.D2" office:value-type="float" office:value="94.7">
            <text:p text:style-name="P43">94.7</text:p>
          </table:table-cell>
          <table:table-cell table:style-name="Table2.D2" office:value-type="float" office:value="83.4">
            <text:p text:style-name="P43">83.4</text:p>
          </table:table-cell>
          <table:table-cell table:style-name="Table2.D2" office:value-type="float" office:value="88.7">
            <text:p text:style-name="P43">88.7</text:p>
          </table:table-cell>
          <table:table-cell table:style-name="Table2.D2" office:value-type="float" office:value="85.9">
            <text:p text:style-name="P43">85.9</text:p>
          </table:table-cell>
        </table:table-row>
        <table:table-row table:style-name="Table2.5">
          <table:table-cell table:style-name="Table2.A2" office:value-type="string">
            <text:p text:style-name="P43"/>
          </table:table-cell>
          <table:table-cell table:style-name="Table2.B5" office:value-type="string">
            <text:p text:style-name="P43">AdptH </text:p>
          </table:table-cell>
          <table:table-cell table:style-name="Table2.C5" office:value-type="string">
            <text:p text:style-name="P43">0.8M </text:p>
          </table:table-cell>
          <table:table-cell table:style-name="Table2.D2" office:value-type="float" office:value="96.3">
            <text:p text:style-name="P43">96.3</text:p>
          </table:table-cell>
          <table:table-cell table:style-name="Table2.D2" office:value-type="float" office:value="66.3">
            <text:p text:style-name="P43">66.3</text:p>
          </table:table-cell>
          <table:table-cell table:style-name="Table2.D2" office:value-type="float" office:value="94.7">
            <text:p text:style-name="P43">94.7</text:p>
          </table:table-cell>
          <table:table-cell table:style-name="Table2.D2" office:value-type="float" office:value="72.9">
            <text:p text:style-name="P43">72.9</text:p>
          </table:table-cell>
          <table:table-cell table:style-name="Table2.D2" office:value-type="float" office:value="87.7">
            <text:p text:style-name="P43">87.7</text:p>
          </table:table-cell>
          <table:table-cell table:style-name="Table2.D2" office:value-type="float" office:value="83.58">
            <text:p text:style-name="P43">83.58</text:p>
          </table:table-cell>
        </table:table-row>
        <table:table-row table:style-name="Table2.6">
          <table:table-cell table:style-name="Table2.A2" office:value-type="string">
            <text:p text:style-name="P43"/>
          </table:table-cell>
          <table:table-cell table:style-name="Table2.B6" office:value-type="string">
            <text:p text:style-name="P43">LoRA-FA </text:p>
          </table:table-cell>
          <table:table-cell table:style-name="Table2.C6" office:value-type="string">
            <text:p text:style-name="P43">3.7M </text:p>
          </table:table-cell>
          <table:table-cell table:style-name="Table2.D2" office:value-type="float" office:value="96">
            <text:p text:style-name="P43">96</text:p>
          </table:table-cell>
          <table:table-cell table:style-name="Table2.D2" office:value-type="float" office:value="68">
            <text:p text:style-name="P43">68</text:p>
          </table:table-cell>
          <table:table-cell table:style-name="Table2.D2" office:value-type="float" office:value="94.4">
            <text:p text:style-name="P43">94.4</text:p>
          </table:table-cell>
          <table:table-cell table:style-name="Table2.D2" office:value-type="float" office:value="86.1">
            <text:p text:style-name="P43">86.1</text:p>
          </table:table-cell>
          <table:table-cell table:style-name="Table2.D2" office:value-type="float" office:value="90">
            <text:p text:style-name="P43">90</text:p>
          </table:table-cell>
          <table:table-cell table:style-name="Table2.D2" office:value-type="float" office:value="86.9">
            <text:p text:style-name="P43">86.9</text:p>
          </table:table-cell>
        </table:table-row>
        <table:table-row table:style-name="Table2.7">
          <table:table-cell table:style-name="Table2.A2" office:value-type="string">
            <text:p text:style-name="P43"/>
          </table:table-cell>
          <table:table-cell table:style-name="Table2.B7" office:value-type="string">
            <text:p text:style-name="P43">LoRA</text:p>
          </table:table-cell>
          <table:table-cell table:style-name="Table2.C7" office:value-type="string">
            <text:p text:style-name="P43">0.8M </text:p>
          </table:table-cell>
          <table:table-cell table:style-name="Table2.D2" office:value-type="float" office:value="96.2">
            <text:p text:style-name="P43">96.2</text:p>
          </table:table-cell>
          <table:table-cell table:style-name="Table2.D2" office:value-type="float" office:value="68.2">
            <text:p text:style-name="P43">68.2</text:p>
          </table:table-cell>
          <table:table-cell table:style-name="Table2.D2" office:value-type="float" office:value="94.8">
            <text:p text:style-name="P43">94.8</text:p>
          </table:table-cell>
          <table:table-cell table:style-name="Table2.D2" office:value-type="float" office:value="85.2">
            <text:p text:style-name="P43">85.2</text:p>
          </table:table-cell>
          <table:table-cell table:style-name="Table2.D2" office:value-type="float" office:value="90.2">
            <text:p text:style-name="P43">90.2</text:p>
          </table:table-cell>
          <table:table-cell table:style-name="Table2.D2" office:value-type="float" office:value="86.92">
            <text:p text:style-name="P43">86.92</text:p>
          </table:table-cell>
        </table:table-row>
        <text:soft-page-break/>
        <table:table-row table:style-name="Table2.8">
          <table:table-cell table:style-name="Table2.A2" office:value-type="string">
            <text:p text:style-name="P43"/>
          </table:table-cell>
          <table:table-cell table:style-name="Table2.B8" office:value-type="string">
            <text:p text:style-name="P43">VeRA </text:p>
          </table:table-cell>
          <table:table-cell table:style-name="Table2.C8" office:value-type="string">
            <text:p text:style-name="P43">0.061M </text:p>
          </table:table-cell>
          <table:table-cell table:style-name="Table2.D2" office:value-type="float" office:value="96.1">
            <text:p text:style-name="P43">96.1</text:p>
          </table:table-cell>
          <table:table-cell table:style-name="Table2.D2" office:value-type="float" office:value="68">
            <text:p text:style-name="P43">68</text:p>
          </table:table-cell>
          <table:table-cell table:style-name="Table2.D2" office:value-type="float" office:value="94.4">
            <text:p text:style-name="P43">94.4</text:p>
          </table:table-cell>
          <table:table-cell table:style-name="Table2.D2" office:value-type="float" office:value="85.9">
            <text:p text:style-name="P43">85.9</text:p>
          </table:table-cell>
          <table:table-cell table:style-name="Table2.D2" office:value-type="float" office:value="90.9">
            <text:p text:style-name="P43">90.9</text:p>
          </table:table-cell>
          <table:table-cell table:style-name="Table2.D2" office:value-type="float" office:value="87.06">
            <text:p text:style-name="P43">87.06</text:p>
          </table:table-cell>
        </table:table-row>
        <table:table-row table:style-name="Table2.9">
          <table:table-cell table:style-name="Table2.A9" office:value-type="string">
            <text:p text:style-name="P43"/>
          </table:table-cell>
          <table:table-cell table:style-name="Table2.B9" office:value-type="string">
            <text:p text:style-name="P43">TLoRA</text:p>
          </table:table-cell>
          <table:table-cell table:style-name="Table2.C9" office:value-type="string">
            <text:p text:style-name="P43">0.049M</text:p>
          </table:table-cell>
          <table:table-cell table:style-name="Table2.D9" office:value-type="float" office:value="95.3">
            <text:p text:style-name="P43">95.3</text:p>
          </table:table-cell>
          <table:table-cell table:style-name="Table2.D9" office:value-type="float" office:value="53.83">
            <text:p text:style-name="P43">53.83</text:p>
          </table:table-cell>
          <table:table-cell table:style-name="Table2.D9">
            <text:p text:style-name="P43"/>
          </table:table-cell>
          <table:table-cell table:style-name="Table2.D9" office:value-type="float" office:value="87.48">
            <text:p text:style-name="P43">87.48</text:p>
          </table:table-cell>
          <table:table-cell table:style-name="Table2.D9" office:value-type="float" office:value="89.3">
            <text:p text:style-name="P43">89.3</text:p>
          </table:table-cell>
          <table:table-cell table:style-name="Table2.D9" office:value-type="float" office:value="81.4775">
            <text:p text:style-name="P43">81.48</text:p>
          </table:table-cell>
        </table:table-row>
      </table:table>
      <text:p text:style-name="P44"/>
      <text:p text:style-name="P45" loext:marker-style-name="T11"><text:span text:style-name="T11"/></text:p>
      <text:p text:style-name="P39" loext:marker-style-name="T11"><text:span text:style-name="T11"/></text:p>
      <text:list text:continue-numbering="true" text:style-name="WWNum2">
        <text:list-item>
          <text:p text:style-name="P11" loext:marker-style-name="T12"><text:span text:style-name="T12">TLoRA </text:span><text:span text:style-name="T57">r</text:span><text:span text:style-name="T12">esembles LoRA</text:span></text:p>
        </text:list-item>
      </text:list>
      <text:p text:style-name="P46" loext:marker-style-name="T11"><text:span text:style-name="T11">Electronic submissions are required, via this submission website:</text:span></text:p>
      <text:p text:style-name="P46" loext:marker-style-name="T11"><text:span text:style-name="T11"/></text:p>
      <text:list text:continue-numbering="true" text:style-name="WWNum2">
        <text:list-item>
          <text:p text:style-name="P11" loext:marker-style-name="T12"><text:span text:style-name="T12">Conclusion</text:span></text:p>
        </text:list-item>
      </text:list>
      <text:p text:style-name="P47" loext:marker-style-name="T11"><text:span text:style-name="T11">Building on the foundational work of Low-Rank Adaptation (LoRA), we introduce TLoRA, a novel fine-tuning technique designed to enhance model adaptability and performance with computational efficiency.</text:span></text:p>
      <text:p text:style-name="P47" loext:marker-style-name="T11"><text:span text:style-name="T11"/></text:p>
      <text:p text:style-name="P32" loext:marker-style-name="T11"><text:span text:style-name="T11">By integrating these components, TLoRA offers a robust and efficient method for fine-tuning large language models, pushing the boundaries of model adaptability and performance. This novel approach showcases the potential for extending low-rank adaptation techniques to achieve greater efficiency and effectiveness in the evolving landscape of large language models.</text:span></text:p>
      <text:p text:style-name="P48" loext:marker-style-name="T12"><text:span text:style-name="T12">References</text:span><text:span text:style-name="T12"/></text:p>
      <text:p text:style-name="P49" loext:marker-style-name="T11"><text:span text:style-name="T58"/></text:p>
      <text:p text:style-name="P50" loext:marker-style-name="T11"/>
      <text:p text:style-name="P49" loext:marker-style-name="T11"/>
      <text:p text:style-name="P49" loext:marker-style-name="T11"><text:s text:c="4"/></text:p>
      <text:p text:style-name="P49" loext:marker-style-name="T11"/>
      <text:p text:style-name="P49" loext:marker-style-name="T11">lora_B mediates the interaction: The matrix lora_B can be thought of as the matrix that mediates the interaction between lora_A and lora_C in the low-rank update. If the norm of lora_B is large, the interaction between lora_A and lora_C is strong, meaning the low-rank adaptation could have a more significant effect on the final output. Scaling lora_B helps control this interaction and adjust the magnitude of the low-rank upd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svg:font-family="Courier"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945in" fo:margin-bottom="0.1945in" style:contextual-spacing="false" fo:line-height="91%" fo:text-align="center" style:justify-single-word="false" fo:orphans="0" fo:widows="0"/>
      <style:text-properties fo:font-size="17pt" fo:font-style="italic" fo:font-weight="bold" style:letter-kerning="true" style:font-size-asian="17pt" style:font-style-asian="italic" style:font-weight-asian="bold" style:font-size-complex="17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ing" style:display-name="Line numbering"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loext:linked-style-name="Heading_20_1">
      <style:text-properties fo:font-size="17pt" fo:font-style="italic" fo:font-weight="bold" style:letter-kerning="true" style:font-size-asian="17pt" style:font-style-asian="italic" style:font-weight-asian="bold" style:font-size-complex="17pt" style:font-weight-complex="bold"/>
    </style:style>
    <style:style style:name="Placeholder_20_Text" style:display-name="Placeholder Text" style:family="text" style:parent-style-name="Default_20_Paragraph_20_Font">
      <style:text-properties fo:color="#808080" loext:opacity="100%"/>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font-name-complex="Wingdings" style:font-family-complex="Wingdings"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text-underline-style="non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letter-kerning="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 loext:is-legal="true" loext:num-list-format="%1%.%2%" style:num-format="1" text:start-value="0" text:display-levels="2">
        <style:list-level-properties text:list-level-position-and-space-mode="label-alignment">
          <style:list-level-label-alignment text:label-followed-by="listtab" fo:text-indent="-0.3in" fo:margin-left="0.3in"/>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fo:text-indent="-0.4in" fo:margin-left="0.4in"/>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fo:text-indent="-0.3in" fo:margin-left="0.3in"/>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fo:text-indent="-0.3in" fo:margin-left="0.3in"/>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fo:text-indent="-0.3in" fo:margin-left="0.3in"/>
        </style:list-level-properties>
      </text:list-level-style-number>
      <text:list-level-style-number text:level="7" text:style-name="ListLabel_20_16" loext:is-legal="true" loext:num-list-format="%1%.%2%.%3%.%4%.%5%.%6%.%7%" style:num-format="1" text:display-levels="7">
        <style:list-level-properties text:list-level-position-and-space-mode="label-alignment">
          <style:list-level-label-alignment text:label-followed-by="listtab" fo:text-indent="-0.3in" fo:margin-left="0.3in"/>
        </style:list-level-properties>
      </text:list-level-style-number>
      <text:list-level-style-number text:level="8" text:style-name="ListLabel_20_17" loext:is-legal="true" loext:num-list-format="%1%.%2%.%3%.%4%.%5%.%6%.%7%.%8%" style:num-format="1" text:display-levels="8">
        <style:list-level-properties text:list-level-position-and-space-mode="label-alignment">
          <style:list-level-label-alignment text:label-followed-by="listtab" fo:text-indent="-0.3in" fo:margin-left="0.3in"/>
        </style:list-level-properties>
      </text:list-level-style-number>
      <text:list-level-style-number text:level="9" text:style-name="ListLabel_20_18" loext:is-legal="true" loext:num-list-format="%1%.%2%.%3%.%4%.%5%.%6%.%7%.%8%.%9%" style:num-format="1" text:display-levels="9">
        <style:list-level-properties text:list-level-position-and-space-mode="label-alignment">
          <style:list-level-label-alignment text:label-followed-by="listtab"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is-legal="true"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1" loext:is-legal="true"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is-legal="true"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 loext:is-legal="true" loext:num-list-format="%1%.%2%.%3%.%4%.%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24" loext:is-legal="true"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5" loext:is-legal="true" loext:num-list-format="%1%.%2%.%3%.%4%.%5%.%6%.%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26" loext:is-legal="true"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is-legal="true"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5">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1"/>
    <number:number-style style:name="N0">
      <number:number number:min-integer-digits="1"/>
    </number:number-style>
    <number:text-style style:name="N100">
      <number:text-content/>
    </number:text-style>
    <number:number-style style:name="N129">
      <number:number number:decimal-places="1" number:min-decimal-places="1"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loext:graphic-properties draw:fill="none"/>
      <style:paragraph-properties fo:text-align="start"/>
      <style:text-properties fo:color="#000000" loext:opacity="100%" fo:font-size="18pt"/>
    </style:style>
    <style:style style:name="MT1" style:family="text">
      <style:text-properties fo:color="#ff8939" loext:opacity="100%" style:font-name="Calibri" fo:font-size="22pt" style:font-name-asian="Calibri1" style:font-size-asian="22pt" style:font-name-complex="Calibri1" style:font-size-complex="22pt"/>
    </style:style>
    <style:style style:name="MT2" style:family="text">
      <style:text-properties fo:color="#000000" loext:opacity="100%"/>
    </style:style>
    <style:style style:name="M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page-layout style:name="Mpm1">
      <style:page-layout-properties fo:page-width="8.5in" fo:page-height="11in" style:num-format="1" style:print-orientation="portrait" fo:margin-top="1in" fo:margin-bottom="0.5in" fo:margin-left="1.5in" fo:margin-right="1.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3" draw:name="Text Box 3" draw:style-name="Mgr1" draw:text-style-name="MP1" svg:width="1.774in" svg:height="0.3677in" svg:x="6.7256in" svg:y="10.6319in"><svg:desc>RESTRICTED</svg:desc><text:p text:style-name="Frame_20_contents" loext:marker-style-name="MT1"/><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Frame4" draw:style-name="Mgr2" draw:text-style-name="MP1" svg:width="0.0705in" svg:height="0.1594in" svg:x="2.7146in" svg:y="0.0008in"><text:p text:style-name="Footer"><text:span text:style-name="Page_20_Number"><text:span text:style-name="MT2"><text:page-number text:select-page="current">2</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style:footer>
      <style:footer-first>
        <text:p text:style-name="Footer"/>
      </style:footer-first>
    </style:master-page>
    <style:master-page style:name="Endnote"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7:24:00</meta:creation-date>
    <meta:initial-creator>NIPS publication chair</meta:initial-creator>
    <dc:language>en-US</dc:language>
    <dc:date>2024-11-15T18:40:20.479966987</dc:date>
    <meta:editing-cycles>94</meta:editing-cycles>
    <dc:title>Formatting Instructions for NIPS -17-</dc:title>
    <meta:editing-duration>P4DT13H29M13S</meta:editing-duration>
    <meta:generator>LibreOffice/24.8.2.1$MacOSX_AARCH64 LibreOffice_project/0f794b6e29741098670a3b95d60478a65d05ef13</meta:generator>
    <meta:document-statistic meta:table-count="2" meta:image-count="0" meta:object-count="0" meta:page-count="5" meta:paragraph-count="129" meta:word-count="1813" meta:character-count="12454" meta:non-whitespace-character-count="10722"/>
    <meta:user-defined meta:name="AppVersion">15.0000</meta:user-defined>
    <meta:user-defined meta:name="ClassificationContentMarkingFooterFontProps">#ff8939,22,Calibri</meta:user-defined>
    <meta:user-defined meta:name="ClassificationContentMarkingFooterShapeIds">998dcbb,3b00a6a8,6e925f4e</meta:user-defined>
    <meta:user-defined meta:name="ClassificationContentMarkingFooterText">RESTRICTED</meta:user-defined>
    <meta:user-defined meta:name="Company" meta:value-type="string">Microsoft Corporation</meta:user-defined>
    <meta:user-defined meta:name="MSIP_Label_2c76c141-ac86-40e5-abf2-c6f60e474cee_ActionId" meta:value-type="string">1ec6f460-f225-428b-855e-5aa04c1fdcbc</meta:user-defined>
    <meta:user-defined meta:name="MSIP_Label_2c76c141-ac86-40e5-abf2-c6f60e474cee_ContentBits" meta:value-type="string">2</meta:user-defined>
    <meta:user-defined meta:name="MSIP_Label_2c76c141-ac86-40e5-abf2-c6f60e474cee_Enabled" meta:value-type="string">true</meta:user-defined>
    <meta:user-defined meta:name="MSIP_Label_2c76c141-ac86-40e5-abf2-c6f60e474cee_Method" meta:value-type="string">Standard</meta:user-defined>
    <meta:user-defined meta:name="MSIP_Label_2c76c141-ac86-40e5-abf2-c6f60e474cee_Name" meta:value-type="string">2c76c141-ac86-40e5-abf2-c6f60e474cee</meta:user-defined>
    <meta:user-defined meta:name="MSIP_Label_2c76c141-ac86-40e5-abf2-c6f60e474cee_SetDate" meta:value-type="string">2023-07-14T17:23:12Z</meta:user-defined>
    <meta:user-defined meta:name="MSIP_Label_2c76c141-ac86-40e5-abf2-c6f60e474cee_SiteId" meta:value-type="string">fcb2b37b-5da0-466b-9b83-0014b67a7c78</meta:user-defined>
    <meta:user-defined meta:name="ZOTERO_PREF_1" meta:value-type="string">&lt;data data-version="3" zotero-version="7.0.9"&gt;&lt;session id="OR10eRNg"/&gt;&lt;style id="http://www.zotero.org/styles/elsevier-harvard" hasBibliography="1" bibliographyStyleHasBeenSet="0"/&gt;&lt;prefs&gt;&lt;pref name="fieldType" value="ReferenceMark"/&gt;&lt;pref name="automatic</meta:user-defined>
    <meta:user-defined meta:name="ZOTERO_PREF_2" meta:value-type="string">JournalAbbreviations" value="true"/&gt;&lt;/prefs&gt;&lt;/data&gt;</meta:user-defined>
    <meta:template xlink:type="simple" xlink:actuate="onRequest" xlink:title="Normal.dotm" xlink:href=""/>
  </office:meta>
</office:document-meta>
</file>